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" svg:font-family="'Luxi Sans'" style:font-family-generic="swiss" style:font-pitch="variable"/>
    <style:font-face style:name="Luxi Sans1" svg:font-family="'Luxi Sans'" style:font-family-generic="system" style:font-pitch="variable"/>
  </office:font-face-decls>
  <office:automatic-styles>
    <style:style style:name="co1" style:family="table-column">
      <style:table-column-properties fo:break-before="auto" style:column-width="0.7236in"/>
    </style:style>
    <style:style style:name="co2" style:family="table-column">
      <style:table-column-properties fo:break-before="auto" style:column-width="0.5083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5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Scott</text:p>
          </table:table-cell>
          <table:table-cell office:value-type="string">
            <text:p>VWT</text:p>
          </table:table-cell>
          <table:table-cell table:number-columns-repeated="253"/>
        </table:table-row>
        <table:table-row table:style-name="ro1">
          <table:table-cell office:value-type="float" office:value="20090101">
            <text:p>20090101</text:p>
          </table:table-cell>
          <table:table-cell office:value-type="float" office:value="-4.05">
            <text:p>-4.05</text:p>
          </table:table-cell>
          <table:table-cell office:value-type="float" office:value="3.68">
            <text:p>3.68</text:p>
          </table:table-cell>
          <table:table-cell table:number-columns-repeated="253"/>
        </table:table-row>
        <table:table-row table:style-name="ro1">
          <table:table-cell office:value-type="float" office:value="20090102">
            <text:p>20090102</text:p>
          </table:table-cell>
          <table:table-cell office:value-type="float" office:value="3.22">
            <text:p>3.22</text:p>
          </table:table-cell>
          <table:table-cell office:value-type="float" office:value="9.7">
            <text:p>9.7</text:p>
          </table:table-cell>
          <table:table-cell table:number-columns-repeated="252"/>
          <table:table-cell>
            <draw:frame table:end-cell-address="Sheet1.IV18" table:end-x="4.0386in" table:end-y="0.1776in" draw:z-index="0" svg:width="3.1492in" svg:height="2.7555in" svg:x="0.889in" svg:y="0.0886in">
              <draw:object draw:notify-on-update-of-ranges="Sheet1.A2:Sheet1.C36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090103">
            <text:p>20090103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104">
            <text:p>20090104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105">
            <text:p>20090105</text:p>
          </table:table-cell>
          <table:table-cell office:value-type="float" office:value="27.86">
            <text:p>27.86</text:p>
          </table:table-cell>
          <table:table-cell office:value-type="float" office:value="26.25">
            <text:p>26.25</text:p>
          </table:table-cell>
          <table:table-cell table:number-columns-repeated="253"/>
        </table:table-row>
        <table:table-row table:style-name="ro1">
          <table:table-cell office:value-type="float" office:value="20090106">
            <text:p>20090106</text:p>
          </table:table-cell>
          <table:table-cell office:value-type="float" office:value="66.31">
            <text:p>66.31</text:p>
          </table:table-cell>
          <table:table-cell office:value-type="float" office:value="57.36">
            <text:p>57.36</text:p>
          </table:table-cell>
          <table:table-cell table:number-columns-repeated="253"/>
        </table:table-row>
        <table:table-row table:style-name="ro1">
          <table:table-cell office:value-type="float" office:value="20090107">
            <text:p>20090107</text:p>
          </table:table-cell>
          <table:table-cell office:value-type="float" office:value="56.76">
            <text:p>56.76</text:p>
          </table:table-cell>
          <table:table-cell office:value-type="float" office:value="55.35">
            <text:p>55.35</text:p>
          </table:table-cell>
          <table:table-cell table:number-columns-repeated="253"/>
        </table:table-row>
        <table:table-row table:style-name="ro1">
          <table:table-cell office:value-type="float" office:value="20090108">
            <text:p>20090108</text:p>
          </table:table-cell>
          <table:table-cell office:value-type="float" office:value="65.62">
            <text:p>65.62</text:p>
          </table:table-cell>
          <table:table-cell office:value-type="float" office:value="62.88">
            <text:p>62.88</text:p>
          </table:table-cell>
          <table:table-cell table:number-columns-repeated="253"/>
        </table:table-row>
        <table:table-row table:style-name="ro1">
          <table:table-cell office:value-type="float" office:value="20090109">
            <text:p>20090109</text:p>
          </table:table-cell>
          <table:table-cell office:value-type="float" office:value="68.67">
            <text:p>68.67</text:p>
          </table:table-cell>
          <table:table-cell office:value-type="float" office:value="64.38">
            <text:p>64.38</text:p>
          </table:table-cell>
          <table:table-cell table:number-columns-repeated="253"/>
        </table:table-row>
        <table:table-row table:style-name="ro1">
          <table:table-cell office:value-type="float" office:value="20090110">
            <text:p>20090110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111">
            <text:p>2009011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112">
            <text:p>20090112</text:p>
          </table:table-cell>
          <table:table-cell office:value-type="float" office:value="54.13">
            <text:p>54.13</text:p>
          </table:table-cell>
          <table:table-cell office:value-type="float" office:value="55.85">
            <text:p>55.85</text:p>
          </table:table-cell>
          <table:table-cell table:number-columns-repeated="253"/>
        </table:table-row>
        <table:table-row table:style-name="ro1">
          <table:table-cell office:value-type="float" office:value="20090113">
            <text:p>20090113</text:p>
          </table:table-cell>
          <table:table-cell office:value-type="float" office:value="37.58">
            <text:p>37.58</text:p>
          </table:table-cell>
          <table:table-cell office:value-type="float" office:value="37.79">
            <text:p>37.79</text:p>
          </table:table-cell>
          <table:table-cell table:number-columns-repeated="253"/>
        </table:table-row>
        <table:table-row table:style-name="ro1">
          <table:table-cell office:value-type="float" office:value="20090114">
            <text:p>20090114</text:p>
          </table:table-cell>
          <table:table-cell office:value-type="float" office:value="26.43">
            <text:p>26.43</text:p>
          </table:table-cell>
          <table:table-cell office:value-type="float" office:value="29.77">
            <text:p>29.77</text:p>
          </table:table-cell>
          <table:table-cell table:number-columns-repeated="253"/>
        </table:table-row>
        <table:table-row table:style-name="ro1">
          <table:table-cell office:value-type="float" office:value="20090115">
            <text:p>20090115</text:p>
          </table:table-cell>
          <table:table-cell office:value-type="float" office:value="34.23">
            <text:p>34.23</text:p>
          </table:table-cell>
          <table:table-cell office:value-type="float" office:value="33.78">
            <text:p>33.78</text:p>
          </table:table-cell>
          <table:table-cell table:number-columns-repeated="253"/>
        </table:table-row>
        <table:table-row table:style-name="ro1">
          <table:table-cell office:value-type="float" office:value="20090116">
            <text:p>20090116</text:p>
          </table:table-cell>
          <table:table-cell office:value-type="float" office:value="25.32">
            <text:p>25.32</text:p>
          </table:table-cell>
          <table:table-cell office:value-type="float" office:value="20.23">
            <text:p>20.23</text:p>
          </table:table-cell>
          <table:table-cell table:number-columns-repeated="253"/>
        </table:table-row>
        <table:table-row table:style-name="ro1">
          <table:table-cell office:value-type="float" office:value="20090117">
            <text:p>20090117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118">
            <text:p>2009011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119">
            <text:p>20090119</text:p>
          </table:table-cell>
          <table:table-cell office:value-type="float" office:value="0.42">
            <text:p>0.42</text:p>
          </table:table-cell>
          <table:table-cell office:value-type="float" office:value="3.68">
            <text:p>3.68</text:p>
          </table:table-cell>
          <table:table-cell table:number-columns-repeated="253"/>
        </table:table-row>
        <table:table-row table:style-name="ro1">
          <table:table-cell office:value-type="float" office:value="20090120">
            <text:p>20090120</text:p>
          </table:table-cell>
          <table:table-cell office:value-type="float" office:value="2.86">
            <text:p>2.86</text:p>
          </table:table-cell>
          <table:table-cell office:value-type="float" office:value="1.17">
            <text:p>1.17</text:p>
          </table:table-cell>
          <table:table-cell table:number-columns-repeated="253"/>
        </table:table-row>
        <table:table-row table:style-name="ro1">
          <table:table-cell office:value-type="float" office:value="20090121">
            <text:p>20090121</text:p>
          </table:table-cell>
          <table:table-cell office:value-type="float" office:value="1.73">
            <text:p>1.73</text:p>
          </table:table-cell>
          <table:table-cell office:value-type="float" office:value="4.68">
            <text:p>4.68</text:p>
          </table:table-cell>
          <table:table-cell table:number-columns-repeated="253"/>
        </table:table-row>
        <table:table-row table:style-name="ro1">
          <table:table-cell office:value-type="float" office:value="20090122">
            <text:p>20090122</text:p>
          </table:table-cell>
          <table:table-cell office:value-type="float" office:value="-16.23">
            <text:p>-16.23</text:p>
          </table:table-cell>
          <table:table-cell office:value-type="float" office:value="-8.86">
            <text:p>-8.86</text:p>
          </table:table-cell>
          <table:table-cell table:number-columns-repeated="253"/>
        </table:table-row>
        <table:table-row table:style-name="ro1">
          <table:table-cell office:value-type="float" office:value="20090123">
            <text:p>20090123</text:p>
          </table:table-cell>
          <table:table-cell office:value-type="float" office:value="15.53">
            <text:p>15.53</text:p>
          </table:table-cell>
          <table:table-cell office:value-type="float" office:value="18.23">
            <text:p>18.23</text:p>
          </table:table-cell>
          <table:table-cell table:number-columns-repeated="253"/>
        </table:table-row>
        <table:table-row table:style-name="ro1">
          <table:table-cell office:value-type="float" office:value="20090124">
            <text:p>20090124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125">
            <text:p>2009012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126">
            <text:p>20090126</text:p>
          </table:table-cell>
          <table:table-cell office:value-type="float" office:value="18.63">
            <text:p>18.63</text:p>
          </table:table-cell>
          <table:table-cell office:value-type="float" office:value="24.75">
            <text:p>24.75</text:p>
          </table:table-cell>
          <table:table-cell table:number-columns-repeated="253"/>
        </table:table-row>
        <table:table-row table:style-name="ro1">
          <table:table-cell office:value-type="float" office:value="20090127">
            <text:p>20090127</text:p>
          </table:table-cell>
          <table:table-cell office:value-type="float" office:value="5.81">
            <text:p>5.81</text:p>
          </table:table-cell>
          <table:table-cell office:value-type="float" office:value="12.71">
            <text:p>12.71</text:p>
          </table:table-cell>
          <table:table-cell table:number-columns-repeated="253"/>
        </table:table-row>
        <table:table-row table:style-name="ro1">
          <table:table-cell office:value-type="float" office:value="20090128">
            <text:p>20090128</text:p>
          </table:table-cell>
          <table:table-cell office:value-type="float" office:value="4.69">
            <text:p>4.69</text:p>
          </table:table-cell>
          <table:table-cell office:value-type="float" office:value="9.2">
            <text:p>9.2</text:p>
          </table:table-cell>
          <table:table-cell table:number-columns-repeated="253"/>
        </table:table-row>
        <table:table-row table:style-name="ro1">
          <table:table-cell office:value-type="float" office:value="20090129">
            <text:p>20090129</text:p>
          </table:table-cell>
          <table:table-cell office:value-type="float" office:value="22.24">
            <text:p>22.24</text:p>
          </table:table-cell>
          <table:table-cell office:value-type="float" office:value="23.24">
            <text:p>23.24</text:p>
          </table:table-cell>
          <table:table-cell table:number-columns-repeated="253"/>
        </table:table-row>
        <table:table-row table:style-name="ro1">
          <table:table-cell office:value-type="float" office:value="20090130">
            <text:p>20090130</text:p>
          </table:table-cell>
          <table:table-cell office:value-type="float" office:value="20">
            <text:p>20</text:p>
          </table:table-cell>
          <table:table-cell office:value-type="float" office:value="20.23">
            <text:p>20.23</text:p>
          </table:table-cell>
          <table:table-cell table:number-columns-repeated="253"/>
        </table:table-row>
        <table:table-row table:style-name="ro1">
          <table:table-cell office:value-type="float" office:value="20090131">
            <text:p>2009013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201">
            <text:p>2009020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202">
            <text:p>20090202</text:p>
          </table:table-cell>
          <table:table-cell office:value-type="float" office:value="73.15">
            <text:p>73.15</text:p>
          </table:table-cell>
          <table:table-cell office:value-type="float" office:value="71.91">
            <text:p>71.91</text:p>
          </table:table-cell>
          <table:table-cell table:number-columns-repeated="253"/>
        </table:table-row>
        <table:table-row table:style-name="ro1">
          <table:table-cell office:value-type="float" office:value="20090203">
            <text:p>20090203</text:p>
          </table:table-cell>
          <table:table-cell office:value-type="float" office:value="68.23">
            <text:p>68.23</text:p>
          </table:table-cell>
          <table:table-cell office:value-type="float" office:value="65.38">
            <text:p>65.38</text:p>
          </table:table-cell>
          <table:table-cell table:number-columns-repeated="253"/>
        </table:table-row>
        <table:table-row table:style-name="ro1">
          <table:table-cell office:value-type="float" office:value="20090204">
            <text:p>20090204</text:p>
          </table:table-cell>
          <table:table-cell office:value-type="float" office:value="67.67">
            <text:p>67.67</text:p>
          </table:table-cell>
          <table:table-cell office:value-type="float" office:value="61.37">
            <text:p>61.37</text:p>
          </table:table-cell>
          <table:table-cell table:number-columns-repeated="253"/>
        </table:table-row>
        <table:table-row table:style-name="ro1">
          <table:table-cell office:value-type="float" office:value="20090205">
            <text:p>20090205</text:p>
          </table:table-cell>
          <table:table-cell office:value-type="float" office:value="52.63">
            <text:p>52.63</text:p>
          </table:table-cell>
          <table:table-cell office:value-type="float" office:value="46.32">
            <text:p>46.32</text:p>
          </table:table-cell>
          <table:table-cell table:number-columns-repeated="253"/>
        </table:table-row>
        <table:table-row table:style-name="ro1">
          <table:table-cell office:value-type="float" office:value="20090206">
            <text:p>20090206</text:p>
          </table:table-cell>
          <table:table-cell office:value-type="float" office:value="35.35">
            <text:p>35.35</text:p>
          </table:table-cell>
          <table:table-cell office:value-type="float" office:value="32.27">
            <text:p>32.27</text:p>
          </table:table-cell>
          <table:table-cell table:number-columns-repeated="253"/>
        </table:table-row>
        <table:table-row table:style-name="ro1">
          <table:table-cell office:value-type="float" office:value="20090207">
            <text:p>20090207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208">
            <text:p>2009020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209">
            <text:p>20090209</text:p>
          </table:table-cell>
          <table:table-cell office:value-type="float" office:value="24.2">
            <text:p>24.2</text:p>
          </table:table-cell>
          <table:table-cell office:value-type="float" office:value="25.25">
            <text:p>25.25</text:p>
          </table:table-cell>
          <table:table-cell table:number-columns-repeated="253"/>
        </table:table-row>
        <table:table-row table:style-name="ro1">
          <table:table-cell office:value-type="float" office:value="20090210">
            <text:p>20090210</text:p>
          </table:table-cell>
          <table:table-cell office:value-type="float" office:value="22.53">
            <text:p>22.53</text:p>
          </table:table-cell>
          <table:table-cell office:value-type="float" office:value="19.73">
            <text:p>19.73</text:p>
          </table:table-cell>
          <table:table-cell table:number-columns-repeated="253"/>
        </table:table-row>
        <table:table-row table:style-name="ro1">
          <table:table-cell office:value-type="float" office:value="20090211">
            <text:p>20090211</text:p>
          </table:table-cell>
          <table:table-cell office:value-type="float" office:value="26.43">
            <text:p>26.43</text:p>
          </table:table-cell>
          <table:table-cell office:value-type="float" office:value="22.74">
            <text:p>22.74</text:p>
          </table:table-cell>
          <table:table-cell table:number-columns-repeated="253"/>
        </table:table-row>
        <table:table-row table:style-name="ro1">
          <table:table-cell office:value-type="float" office:value="20090212">
            <text:p>20090212</text:p>
          </table:table-cell>
          <table:table-cell office:value-type="float" office:value="19.74">
            <text:p>19.74</text:p>
          </table:table-cell>
          <table:table-cell office:value-type="float" office:value="16.72">
            <text:p>16.72</text:p>
          </table:table-cell>
          <table:table-cell table:number-columns-repeated="253"/>
        </table:table-row>
        <table:table-row table:style-name="ro1">
          <table:table-cell office:value-type="float" office:value="20090213">
            <text:p>20090213</text:p>
          </table:table-cell>
          <table:table-cell office:value-type="float" office:value="31.45">
            <text:p>31.45</text:p>
          </table:table-cell>
          <table:table-cell office:value-type="float" office:value="26.25">
            <text:p>26.25</text:p>
          </table:table-cell>
          <table:table-cell table:number-columns-repeated="253"/>
        </table:table-row>
        <table:table-row table:style-name="ro1">
          <table:table-cell office:value-type="float" office:value="20090214">
            <text:p>20090214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215">
            <text:p>2009021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216">
            <text:p>20090216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217">
            <text:p>20090217</text:p>
          </table:table-cell>
          <table:table-cell office:value-type="float" office:value="1.73">
            <text:p>1.73</text:p>
          </table:table-cell>
          <table:table-cell office:value-type="float" office:value="5.69">
            <text:p>5.69</text:p>
          </table:table-cell>
          <table:table-cell table:number-columns-repeated="253"/>
        </table:table-row>
        <table:table-row table:style-name="ro1">
          <table:table-cell office:value-type="float" office:value="20090218">
            <text:p>20090218</text:p>
          </table:table-cell>
          <table:table-cell office:value-type="float" office:value="2.86">
            <text:p>2.86</text:p>
          </table:table-cell>
          <table:table-cell office:value-type="float" office:value="8.7">
            <text:p>8.7</text:p>
          </table:table-cell>
          <table:table-cell table:number-columns-repeated="253"/>
        </table:table-row>
        <table:table-row table:style-name="ro1">
          <table:table-cell office:value-type="float" office:value="20090219">
            <text:p>20090219</text:p>
          </table:table-cell>
          <table:table-cell office:value-type="float" office:value="-7.25">
            <text:p>-7.25</text:p>
          </table:table-cell>
          <table:table-cell office:value-type="float" office:value="-1.68">
            <text:p>-1.68</text:p>
          </table:table-cell>
          <table:table-cell table:number-columns-repeated="253"/>
        </table:table-row>
        <table:table-row table:style-name="ro1">
          <table:table-cell office:value-type="float" office:value="20090220">
            <text:p>20090220</text:p>
          </table:table-cell>
          <table:table-cell office:value-type="float" office:value="-33.64">
            <text:p>-33.64</text:p>
          </table:table-cell>
          <table:table-cell office:value-type="float" office:value="-24.92">
            <text:p>-24.92</text:p>
          </table:table-cell>
          <table:table-cell table:number-columns-repeated="253"/>
        </table:table-row>
        <table:table-row table:style-name="ro1">
          <table:table-cell office:value-type="float" office:value="20090221">
            <text:p>2009022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222">
            <text:p>20090222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223">
            <text:p>20090223</text:p>
          </table:table-cell>
          <table:table-cell office:value-type="float" office:value="9.6">
            <text:p>9.6</text:p>
          </table:table-cell>
          <table:table-cell office:value-type="float" office:value="11.71">
            <text:p>11.71</text:p>
          </table:table-cell>
          <table:table-cell table:number-columns-repeated="253"/>
        </table:table-row>
        <table:table-row table:style-name="ro1">
          <table:table-cell office:value-type="float" office:value="20090224">
            <text:p>20090224</text:p>
          </table:table-cell>
          <table:table-cell office:value-type="float" office:value="5.46">
            <text:p>5.46</text:p>
          </table:table-cell>
          <table:table-cell office:value-type="float" office:value="6.69">
            <text:p>6.69</text:p>
          </table:table-cell>
          <table:table-cell table:number-columns-repeated="253"/>
        </table:table-row>
        <table:table-row table:style-name="ro1">
          <table:table-cell office:value-type="float" office:value="20090225">
            <text:p>20090225</text:p>
          </table:table-cell>
          <table:table-cell office:value-type="float" office:value="31.75">
            <text:p>31.75</text:p>
          </table:table-cell>
          <table:table-cell office:value-type="float" office:value="28.26">
            <text:p>28.26</text:p>
          </table:table-cell>
          <table:table-cell table:number-columns-repeated="253"/>
        </table:table-row>
        <table:table-row table:style-name="ro1">
          <table:table-cell office:value-type="float" office:value="20090226">
            <text:p>20090226</text:p>
          </table:table-cell>
          <table:table-cell office:value-type="string">
            <text:p>NaN</text:p>
          </table:table-cell>
          <table:table-cell office:value-type="float" office:value="15.72">
            <text:p>15.72</text:p>
          </table:table-cell>
          <table:table-cell table:number-columns-repeated="253"/>
        </table:table-row>
        <table:table-row table:style-name="ro1">
          <table:table-cell office:value-type="float" office:value="20090227">
            <text:p>20090227</text:p>
          </table:table-cell>
          <table:table-cell office:value-type="string">
            <text:p>NaN</text:p>
          </table:table-cell>
          <table:table-cell office:value-type="float" office:value="30.27">
            <text:p>30.27</text:p>
          </table:table-cell>
          <table:table-cell table:number-columns-repeated="253"/>
        </table:table-row>
        <table:table-row table:style-name="ro1">
          <table:table-cell office:value-type="float" office:value="20090228">
            <text:p>2009022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301">
            <text:p>2009030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302">
            <text:p>20090302</text:p>
          </table:table-cell>
          <table:table-cell office:value-type="string">
            <text:p>NaN</text:p>
          </table:table-cell>
          <table:table-cell office:value-type="float" office:value="61.87">
            <text:p>61.87</text:p>
          </table:table-cell>
          <table:table-cell table:number-columns-repeated="253"/>
        </table:table-row>
        <table:table-row table:style-name="ro1">
          <table:table-cell office:value-type="float" office:value="20090303">
            <text:p>20090303</text:p>
          </table:table-cell>
          <table:table-cell office:value-type="float" office:value="70.46">
            <text:p>70.46</text:p>
          </table:table-cell>
          <table:table-cell office:value-type="float" office:value="68.9">
            <text:p>68.9</text:p>
          </table:table-cell>
          <table:table-cell table:number-columns-repeated="253"/>
        </table:table-row>
        <table:table-row table:style-name="ro1">
          <table:table-cell office:value-type="float" office:value="20090304">
            <text:p>20090304</text:p>
          </table:table-cell>
          <table:table-cell office:value-type="float" office:value="33.12">
            <text:p>33.12</text:p>
          </table:table-cell>
          <table:table-cell office:value-type="float" office:value="32.78">
            <text:p>32.78</text:p>
          </table:table-cell>
          <table:table-cell table:number-columns-repeated="253"/>
        </table:table-row>
        <table:table-row table:style-name="ro1">
          <table:table-cell office:value-type="float" office:value="20090305">
            <text:p>20090305</text:p>
          </table:table-cell>
          <table:table-cell office:value-type="float" office:value="21.41">
            <text:p>21.41</text:p>
          </table:table-cell>
          <table:table-cell office:value-type="float" office:value="23.24">
            <text:p>23.24</text:p>
          </table:table-cell>
          <table:table-cell table:number-columns-repeated="253"/>
        </table:table-row>
        <table:table-row table:style-name="ro1">
          <table:table-cell office:value-type="float" office:value="20090306">
            <text:p>20090306</text:p>
          </table:table-cell>
          <table:table-cell office:value-type="float" office:value="0.79">
            <text:p>0.79</text:p>
          </table:table-cell>
          <table:table-cell office:value-type="float" office:value="6.19">
            <text:p>6.19</text:p>
          </table:table-cell>
          <table:table-cell table:number-columns-repeated="253"/>
        </table:table-row>
        <table:table-row table:style-name="ro1">
          <table:table-cell office:value-type="float" office:value="20090307">
            <text:p>20090307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308">
            <text:p>2009030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309">
            <text:p>20090309</text:p>
          </table:table-cell>
          <table:table-cell office:value-type="float" office:value="-30.42">
            <text:p>-30.42</text:p>
          </table:table-cell>
          <table:table-cell office:value-type="float" office:value="-20.4">
            <text:p>-20.4</text:p>
          </table:table-cell>
          <table:table-cell table:number-columns-repeated="253"/>
        </table:table-row>
        <table:table-row table:style-name="ro1">
          <table:table-cell office:value-type="float" office:value="20090310">
            <text:p>20090310</text:p>
          </table:table-cell>
          <table:table-cell office:value-type="float" office:value="-3.11">
            <text:p>-3.11</text:p>
          </table:table-cell>
          <table:table-cell office:value-type="float" office:value="7.69">
            <text:p>7.69</text:p>
          </table:table-cell>
          <table:table-cell table:number-columns-repeated="253"/>
        </table:table-row>
        <table:table-row table:style-name="ro1">
          <table:table-cell office:value-type="float" office:value="20090311">
            <text:p>20090311</text:p>
          </table:table-cell>
          <table:table-cell office:value-type="float" office:value="32.56">
            <text:p>32.56</text:p>
          </table:table-cell>
          <table:table-cell office:value-type="float" office:value="39.3">
            <text:p>39.3</text:p>
          </table:table-cell>
          <table:table-cell table:number-columns-repeated="253"/>
        </table:table-row>
        <table:table-row table:style-name="ro1">
          <table:table-cell office:value-type="float" office:value="20090312">
            <text:p>20090312</text:p>
          </table:table-cell>
          <table:table-cell office:value-type="float" office:value="45.38">
            <text:p>45.38</text:p>
          </table:table-cell>
          <table:table-cell office:value-type="float" office:value="49.33">
            <text:p>49.33</text:p>
          </table:table-cell>
          <table:table-cell table:number-columns-repeated="253"/>
        </table:table-row>
        <table:table-row table:style-name="ro1">
          <table:table-cell office:value-type="float" office:value="20090313">
            <text:p>20090313</text:p>
          </table:table-cell>
          <table:table-cell office:value-type="float" office:value="35.91">
            <text:p>35.91</text:p>
          </table:table-cell>
          <table:table-cell office:value-type="float" office:value="40.3">
            <text:p>40.3</text:p>
          </table:table-cell>
          <table:table-cell table:number-columns-repeated="253"/>
        </table:table-row>
        <table:table-row table:style-name="ro1">
          <table:table-cell office:value-type="float" office:value="20090314">
            <text:p>20090314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315">
            <text:p>2009031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316">
            <text:p>20090316</text:p>
          </table:table-cell>
          <table:table-cell office:value-type="float" office:value="25.87">
            <text:p>25.87</text:p>
          </table:table-cell>
          <table:table-cell office:value-type="float" office:value="27.26">
            <text:p>27.26</text:p>
          </table:table-cell>
          <table:table-cell table:number-columns-repeated="253"/>
        </table:table-row>
        <table:table-row table:style-name="ro1">
          <table:table-cell office:value-type="float" office:value="20090317">
            <text:p>20090317</text:p>
          </table:table-cell>
          <table:table-cell office:value-type="float" office:value="4.69">
            <text:p>4.69</text:p>
          </table:table-cell>
          <table:table-cell office:value-type="float" office:value="7.19">
            <text:p>7.19</text:p>
          </table:table-cell>
          <table:table-cell table:number-columns-repeated="253"/>
        </table:table-row>
        <table:table-row table:style-name="ro1">
          <table:table-cell office:value-type="float" office:value="20090318">
            <text:p>2009031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319">
            <text:p>20090319</text:p>
          </table:table-cell>
          <table:table-cell office:value-type="float" office:value="25.88">
            <text:p>25.88</text:p>
          </table:table-cell>
          <table:table-cell office:value-type="float" office:value="23.75">
            <text:p>23.75</text:p>
          </table:table-cell>
          <table:table-cell table:number-columns-repeated="253"/>
        </table:table-row>
        <table:table-row table:style-name="ro1">
          <table:table-cell office:value-type="float" office:value="20090320">
            <text:p>20090320</text:p>
          </table:table-cell>
          <table:table-cell office:value-type="float" office:value="8.47">
            <text:p>8.47</text:p>
          </table:table-cell>
          <table:table-cell office:value-type="float" office:value="8.19">
            <text:p>8.19</text:p>
          </table:table-cell>
          <table:table-cell table:number-columns-repeated="253"/>
        </table:table-row>
        <table:table-row table:style-name="ro1">
          <table:table-cell office:value-type="float" office:value="20090321">
            <text:p>2009032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322">
            <text:p>20090322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323">
            <text:p>20090323</text:p>
          </table:table-cell>
          <table:table-cell office:value-type="float" office:value="-8.22">
            <text:p>-8.22</text:p>
          </table:table-cell>
          <table:table-cell office:value-type="float" office:value="-6.86">
            <text:p>-6.86</text:p>
          </table:table-cell>
          <table:table-cell table:number-columns-repeated="253"/>
        </table:table-row>
        <table:table-row table:style-name="ro1">
          <table:table-cell office:value-type="float" office:value="20090324">
            <text:p>20090324</text:p>
          </table:table-cell>
          <table:table-cell office:value-type="float" office:value="7.7">
            <text:p>7.7</text:p>
          </table:table-cell>
          <table:table-cell office:value-type="float" office:value="10.7">
            <text:p>10.7</text:p>
          </table:table-cell>
          <table:table-cell table:number-columns-repeated="253"/>
        </table:table-row>
        <table:table-row table:style-name="ro1">
          <table:table-cell office:value-type="float" office:value="20090325">
            <text:p>20090325</text:p>
          </table:table-cell>
          <table:table-cell office:value-type="float" office:value="44.06">
            <text:p>44.06</text:p>
          </table:table-cell>
          <table:table-cell office:value-type="float" office:value="47.32">
            <text:p>47.32</text:p>
          </table:table-cell>
          <table:table-cell table:number-columns-repeated="253"/>
        </table:table-row>
        <table:table-row table:style-name="ro1">
          <table:table-cell office:value-type="float" office:value="20090326">
            <text:p>20090326</text:p>
          </table:table-cell>
          <table:table-cell office:value-type="float" office:value="31.19">
            <text:p>31.19</text:p>
          </table:table-cell>
          <table:table-cell office:value-type="float" office:value="36.29">
            <text:p>36.29</text:p>
          </table:table-cell>
          <table:table-cell table:number-columns-repeated="253"/>
        </table:table-row>
        <table:table-row table:style-name="ro1">
          <table:table-cell office:value-type="float" office:value="20090327">
            <text:p>20090327</text:p>
          </table:table-cell>
          <table:table-cell office:value-type="float" office:value="19.44">
            <text:p>19.44</text:p>
          </table:table-cell>
          <table:table-cell office:value-type="float" office:value="23.24">
            <text:p>23.24</text:p>
          </table:table-cell>
          <table:table-cell table:number-columns-repeated="253"/>
        </table:table-row>
        <table:table-row table:style-name="ro1">
          <table:table-cell office:value-type="float" office:value="20090328">
            <text:p>2009032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329">
            <text:p>20090329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330">
            <text:p>20090330</text:p>
          </table:table-cell>
          <table:table-cell office:value-type="float" office:value="-21.29">
            <text:p>-21.29</text:p>
          </table:table-cell>
          <table:table-cell office:value-type="float" office:value="-16.89">
            <text:p>-16.89</text:p>
          </table:table-cell>
          <table:table-cell table:number-columns-repeated="253"/>
        </table:table-row>
        <table:table-row table:style-name="ro1">
          <table:table-cell office:value-type="float" office:value="20090331">
            <text:p>20090331</text:p>
          </table:table-cell>
          <table:table-cell office:value-type="float" office:value="20">
            <text:p>20</text:p>
          </table:table-cell>
          <table:table-cell office:value-type="float" office:value="19.73">
            <text:p>19.73</text:p>
          </table:table-cell>
          <table:table-cell table:number-columns-repeated="253"/>
        </table:table-row>
        <table:table-row table:style-name="ro1">
          <table:table-cell office:value-type="float" office:value="20090401">
            <text:p>20090401</text:p>
          </table:table-cell>
          <table:table-cell office:value-type="float" office:value="31.75">
            <text:p>31.75</text:p>
          </table:table-cell>
          <table:table-cell office:value-type="float" office:value="31.27">
            <text:p>31.27</text:p>
          </table:table-cell>
          <table:table-cell table:number-columns-repeated="253"/>
        </table:table-row>
        <table:table-row table:style-name="ro1">
          <table:table-cell office:value-type="float" office:value="20090402">
            <text:p>20090402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403">
            <text:p>20090403</text:p>
          </table:table-cell>
          <table:table-cell office:value-type="float" office:value="4.9">
            <text:p>4.9</text:p>
          </table:table-cell>
          <table:table-cell office:value-type="float" office:value="4.87">
            <text:p>4.87</text:p>
          </table:table-cell>
          <table:table-cell table:number-columns-repeated="253"/>
        </table:table-row>
        <table:table-row table:style-name="ro1">
          <table:table-cell office:value-type="float" office:value="20090404">
            <text:p>20090404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405">
            <text:p>2009040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406">
            <text:p>20090406</text:p>
          </table:table-cell>
          <table:table-cell office:value-type="float" office:value="0.42">
            <text:p>0.42</text:p>
          </table:table-cell>
          <table:table-cell office:value-type="float" office:value="-0.84">
            <text:p>-0.84</text:p>
          </table:table-cell>
          <table:table-cell table:number-columns-repeated="253"/>
        </table:table-row>
        <table:table-row table:style-name="ro1">
          <table:table-cell office:value-type="float" office:value="20090407">
            <text:p>20090407</text:p>
          </table:table-cell>
          <table:table-cell office:value-type="float" office:value="9.37">
            <text:p>9.37</text:p>
          </table:table-cell>
          <table:table-cell office:value-type="float" office:value="10.2">
            <text:p>10.2</text:p>
          </table:table-cell>
          <table:table-cell table:number-columns-repeated="253"/>
        </table:table-row>
        <table:table-row table:style-name="ro1">
          <table:table-cell office:value-type="float" office:value="20090408">
            <text:p>20090408</text:p>
          </table:table-cell>
          <table:table-cell office:value-type="float" office:value="14.97">
            <text:p>14.97</text:p>
          </table:table-cell>
          <table:table-cell office:value-type="float" office:value="14.43">
            <text:p>14.43</text:p>
          </table:table-cell>
          <table:table-cell table:number-columns-repeated="253"/>
        </table:table-row>
        <table:table-row table:style-name="ro1">
          <table:table-cell office:value-type="float" office:value="20090409">
            <text:p>20090409</text:p>
          </table:table-cell>
          <table:table-cell office:value-type="float" office:value="-0.14">
            <text:p>-0.14</text:p>
          </table:table-cell>
          <table:table-cell office:value-type="float" office:value="1.67">
            <text:p>1.67</text:p>
          </table:table-cell>
          <table:table-cell table:number-columns-repeated="253"/>
        </table:table-row>
        <table:table-row table:style-name="ro1">
          <table:table-cell office:value-type="float" office:value="20090410">
            <text:p>20090410</text:p>
          </table:table-cell>
          <table:table-cell office:value-type="float" office:value="4.9">
            <text:p>4.9</text:p>
          </table:table-cell>
          <table:table-cell office:value-type="float" office:value="7.19">
            <text:p>7.19</text:p>
          </table:table-cell>
          <table:table-cell table:number-columns-repeated="253"/>
        </table:table-row>
        <table:table-row table:style-name="ro1">
          <table:table-cell office:value-type="float" office:value="20090411">
            <text:p>2009041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412">
            <text:p>20090412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413">
            <text:p>20090413</text:p>
          </table:table-cell>
          <table:table-cell office:value-type="float" office:value="21.95">
            <text:p>21.95</text:p>
          </table:table-cell>
          <table:table-cell office:value-type="float" office:value="17.22">
            <text:p>17.22</text:p>
          </table:table-cell>
          <table:table-cell table:number-columns-repeated="253"/>
        </table:table-row>
        <table:table-row table:style-name="ro1">
          <table:table-cell office:value-type="float" office:value="20090414">
            <text:p>20090414</text:p>
          </table:table-cell>
          <table:table-cell office:value-type="float" office:value="-0.7">
            <text:p>-0.7</text:p>
          </table:table-cell>
          <table:table-cell office:value-type="float" office:value="-3.69">
            <text:p>-3.69</text:p>
          </table:table-cell>
          <table:table-cell table:number-columns-repeated="253"/>
        </table:table-row>
        <table:table-row table:style-name="ro1">
          <table:table-cell office:value-type="float" office:value="20090415">
            <text:p>20090415</text:p>
          </table:table-cell>
          <table:table-cell office:value-type="float" office:value="-16.92">
            <text:p>-16.92</text:p>
          </table:table-cell>
          <table:table-cell office:value-type="float" office:value="-16.28">
            <text:p>-16.28</text:p>
          </table:table-cell>
          <table:table-cell table:number-columns-repeated="253"/>
        </table:table-row>
        <table:table-row table:style-name="ro1">
          <table:table-cell office:value-type="float" office:value="20090416">
            <text:p>20090416</text:p>
          </table:table-cell>
          <table:table-cell office:value-type="float" office:value="25.04">
            <text:p>25.04</text:p>
          </table:table-cell>
          <table:table-cell office:value-type="float" office:value="23.99">
            <text:p>23.99</text:p>
          </table:table-cell>
          <table:table-cell table:number-columns-repeated="253"/>
        </table:table-row>
        <table:table-row table:style-name="ro1">
          <table:table-cell office:value-type="float" office:value="20090417">
            <text:p>20090417</text:p>
          </table:table-cell>
          <table:table-cell office:value-type="float" office:value="52.45">
            <text:p>52.45</text:p>
          </table:table-cell>
          <table:table-cell office:value-type="float" office:value="49.16">
            <text:p>49.16</text:p>
          </table:table-cell>
          <table:table-cell table:number-columns-repeated="253"/>
        </table:table-row>
        <table:table-row table:style-name="ro1">
          <table:table-cell office:value-type="float" office:value="20090418">
            <text:p>2009041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419">
            <text:p>20090419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420">
            <text:p>20090420</text:p>
          </table:table-cell>
          <table:table-cell office:value-type="float" office:value="64.89">
            <text:p>64.89</text:p>
          </table:table-cell>
          <table:table-cell office:value-type="float" office:value="65.77">
            <text:p>65.77</text:p>
          </table:table-cell>
          <table:table-cell table:number-columns-repeated="253"/>
        </table:table-row>
        <table:table-row table:style-name="ro1">
          <table:table-cell office:value-type="float" office:value="20090421">
            <text:p>20090421</text:p>
          </table:table-cell>
          <table:table-cell office:value-type="float" office:value="44.06">
            <text:p>44.06</text:p>
          </table:table-cell>
          <table:table-cell office:value-type="float" office:value="46.14">
            <text:p>46.14</text:p>
          </table:table-cell>
          <table:table-cell table:number-columns-repeated="253"/>
        </table:table-row>
        <table:table-row table:style-name="ro1">
          <table:table-cell office:value-type="float" office:value="20090422">
            <text:p>20090422</text:p>
          </table:table-cell>
          <table:table-cell office:value-type="float" office:value="47.97">
            <text:p>47.97</text:p>
          </table:table-cell>
          <table:table-cell office:value-type="float" office:value="49.66">
            <text:p>49.66</text:p>
          </table:table-cell>
          <table:table-cell table:number-columns-repeated="253"/>
        </table:table-row>
        <table:table-row table:style-name="ro1">
          <table:table-cell office:value-type="float" office:value="20090423">
            <text:p>20090423</text:p>
          </table:table-cell>
          <table:table-cell office:value-type="float" office:value="35.11">
            <text:p>35.11</text:p>
          </table:table-cell>
          <table:table-cell office:value-type="float" office:value="41.11">
            <text:p>41.11</text:p>
          </table:table-cell>
          <table:table-cell table:number-columns-repeated="253"/>
        </table:table-row>
        <table:table-row table:style-name="ro1">
          <table:table-cell office:value-type="float" office:value="20090424">
            <text:p>20090424</text:p>
          </table:table-cell>
          <table:table-cell office:value-type="float" office:value="26.16">
            <text:p>26.16</text:p>
          </table:table-cell>
          <table:table-cell office:value-type="float" office:value="32.55">
            <text:p>32.55</text:p>
          </table:table-cell>
          <table:table-cell table:number-columns-repeated="253"/>
        </table:table-row>
        <table:table-row table:style-name="ro1">
          <table:table-cell office:value-type="float" office:value="20090425">
            <text:p>2009042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426">
            <text:p>20090426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427">
            <text:p>20090427</text:p>
          </table:table-cell>
          <table:table-cell office:value-type="float" office:value="1.91">
            <text:p>1.91</text:p>
          </table:table-cell>
          <table:table-cell office:value-type="float" office:value="6.38">
            <text:p>6.38</text:p>
          </table:table-cell>
          <table:table-cell table:number-columns-repeated="253"/>
        </table:table-row>
        <table:table-row table:style-name="ro1">
          <table:table-cell office:value-type="float" office:value="20090428">
            <text:p>20090428</text:p>
          </table:table-cell>
          <table:table-cell office:value-type="float" office:value="-3.11">
            <text:p>-3.11</text:p>
          </table:table-cell>
          <table:table-cell office:value-type="float" office:value="-1.17">
            <text:p>-1.17</text:p>
          </table:table-cell>
          <table:table-cell table:number-columns-repeated="253"/>
        </table:table-row>
        <table:table-row table:style-name="ro1">
          <table:table-cell office:value-type="float" office:value="20090429">
            <text:p>20090429</text:p>
          </table:table-cell>
          <table:table-cell office:value-type="float" office:value="39.81">
            <text:p>39.81</text:p>
          </table:table-cell>
          <table:table-cell office:value-type="float" office:value="38.89">
            <text:p>38.89</text:p>
          </table:table-cell>
          <table:table-cell table:number-columns-repeated="253"/>
        </table:table-row>
        <table:table-row table:style-name="ro1">
          <table:table-cell office:value-type="float" office:value="20090430">
            <text:p>20090430</text:p>
          </table:table-cell>
          <table:table-cell office:value-type="float" office:value="37.9">
            <text:p>37.9</text:p>
          </table:table-cell>
          <table:table-cell office:value-type="float" office:value="37.88">
            <text:p>37.88</text:p>
          </table:table-cell>
          <table:table-cell table:number-columns-repeated="253"/>
        </table:table-row>
        <table:table-row table:style-name="ro1">
          <table:table-cell office:value-type="float" office:value="20090501">
            <text:p>20090501</text:p>
          </table:table-cell>
          <table:table-cell office:value-type="float" office:value="31.19">
            <text:p>31.19</text:p>
          </table:table-cell>
          <table:table-cell office:value-type="float" office:value="30.3">
            <text:p>30.3</text:p>
          </table:table-cell>
          <table:table-cell table:number-columns-repeated="253"/>
        </table:table-row>
        <table:table-row table:style-name="ro1">
          <table:table-cell office:value-type="float" office:value="20090502">
            <text:p>20090502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503">
            <text:p>20090503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504">
            <text:p>20090504</text:p>
          </table:table-cell>
          <table:table-cell office:value-type="float" office:value="21.68">
            <text:p>21.68</text:p>
          </table:table-cell>
          <table:table-cell office:value-type="float" office:value="22.24">
            <text:p>22.24</text:p>
          </table:table-cell>
          <table:table-cell table:number-columns-repeated="253"/>
        </table:table-row>
        <table:table-row table:style-name="ro1">
          <table:table-cell office:value-type="float" office:value="20090505">
            <text:p>20090505</text:p>
          </table:table-cell>
          <table:table-cell office:value-type="float" office:value="42.04">
            <text:p>42.04</text:p>
          </table:table-cell>
          <table:table-cell office:value-type="float" office:value="40.3">
            <text:p>40.3</text:p>
          </table:table-cell>
          <table:table-cell table:number-columns-repeated="253"/>
        </table:table-row>
        <table:table-row table:style-name="ro1">
          <table:table-cell office:value-type="float" office:value="20090506">
            <text:p>20090506</text:p>
          </table:table-cell>
          <table:table-cell office:value-type="float" office:value="19.19">
            <text:p>19.19</text:p>
          </table:table-cell>
          <table:table-cell office:value-type="float" office:value="21.74">
            <text:p>21.74</text:p>
          </table:table-cell>
          <table:table-cell table:number-columns-repeated="253"/>
        </table:table-row>
        <table:table-row table:style-name="ro1">
          <table:table-cell office:value-type="float" office:value="20090507">
            <text:p>20090507</text:p>
          </table:table-cell>
          <table:table-cell office:value-type="float" office:value="16.96">
            <text:p>16.96</text:p>
          </table:table-cell>
          <table:table-cell office:value-type="float" office:value="18.73">
            <text:p>18.73</text:p>
          </table:table-cell>
          <table:table-cell table:number-columns-repeated="253"/>
        </table:table-row>
        <table:table-row table:style-name="ro1">
          <table:table-cell office:value-type="float" office:value="20090508">
            <text:p>20090508</text:p>
          </table:table-cell>
          <table:table-cell office:value-type="float" office:value="46.5">
            <text:p>46.5</text:p>
          </table:table-cell>
          <table:table-cell office:value-type="float" office:value="45.82">
            <text:p>45.82</text:p>
          </table:table-cell>
          <table:table-cell table:number-columns-repeated="253"/>
        </table:table-row>
        <table:table-row table:style-name="ro1">
          <table:table-cell office:value-type="float" office:value="20090509">
            <text:p>20090509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510">
            <text:p>20090510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511">
            <text:p>20090511</text:p>
          </table:table-cell>
          <table:table-cell office:value-type="float" office:value="35.91">
            <text:p>35.91</text:p>
          </table:table-cell>
          <table:table-cell office:value-type="float" office:value="31.77">
            <text:p>31.77</text:p>
          </table:table-cell>
          <table:table-cell table:number-columns-repeated="253"/>
        </table:table-row>
        <table:table-row table:style-name="ro1">
          <table:table-cell office:value-type="float" office:value="20090512">
            <text:p>20090512</text:p>
          </table:table-cell>
          <table:table-cell office:value-type="float" office:value="20">
            <text:p>20</text:p>
          </table:table-cell>
          <table:table-cell office:value-type="float" office:value="16.22">
            <text:p>16.22</text:p>
          </table:table-cell>
          <table:table-cell table:number-columns-repeated="253"/>
        </table:table-row>
        <table:table-row table:style-name="ro1">
          <table:table-cell office:value-type="float" office:value="20090513">
            <text:p>20090513</text:p>
          </table:table-cell>
          <table:table-cell office:value-type="float" office:value="10.16">
            <text:p>10.16</text:p>
          </table:table-cell>
          <table:table-cell office:value-type="float" office:value="9.7">
            <text:p>9.7</text:p>
          </table:table-cell>
          <table:table-cell table:number-columns-repeated="253"/>
        </table:table-row>
        <table:table-row table:style-name="ro1">
          <table:table-cell office:value-type="float" office:value="20090514">
            <text:p>20090514</text:p>
          </table:table-cell>
          <table:table-cell office:value-type="float" office:value="48.71">
            <text:p>48.71</text:p>
          </table:table-cell>
          <table:table-cell office:value-type="float" office:value="42.31">
            <text:p>42.31</text:p>
          </table:table-cell>
          <table:table-cell table:number-columns-repeated="253"/>
        </table:table-row>
        <table:table-row table:style-name="ro1">
          <table:table-cell office:value-type="float" office:value="20090515">
            <text:p>20090515</text:p>
          </table:table-cell>
          <table:table-cell office:value-type="float" office:value="14.33">
            <text:p>14.33</text:p>
          </table:table-cell>
          <table:table-cell office:value-type="float" office:value="12.21">
            <text:p>12.21</text:p>
          </table:table-cell>
          <table:table-cell table:number-columns-repeated="253"/>
        </table:table-row>
        <table:table-row table:style-name="ro1">
          <table:table-cell office:value-type="float" office:value="20090516">
            <text:p>20090516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517">
            <text:p>20090517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518">
            <text:p>20090518</text:p>
          </table:table-cell>
          <table:table-cell office:value-type="float" office:value="-0.51">
            <text:p>-0.51</text:p>
          </table:table-cell>
          <table:table-cell office:value-type="float" office:value="1.67">
            <text:p>1.67</text:p>
          </table:table-cell>
          <table:table-cell table:number-columns-repeated="253"/>
        </table:table-row>
        <table:table-row table:style-name="ro1">
          <table:table-cell office:value-type="float" office:value="20090519">
            <text:p>20090519</text:p>
          </table:table-cell>
          <table:table-cell office:value-type="float" office:value="11.28">
            <text:p>11.28</text:p>
          </table:table-cell>
          <table:table-cell office:value-type="float" office:value="12.21">
            <text:p>12.21</text:p>
          </table:table-cell>
          <table:table-cell table:number-columns-repeated="253"/>
        </table:table-row>
        <table:table-row table:style-name="ro1">
          <table:table-cell office:value-type="float" office:value="20090520">
            <text:p>20090520</text:p>
          </table:table-cell>
          <table:table-cell office:value-type="float" office:value="-0.51">
            <text:p>-0.51</text:p>
          </table:table-cell>
          <table:table-cell office:value-type="float" office:value="2.68">
            <text:p>2.68</text:p>
          </table:table-cell>
          <table:table-cell table:number-columns-repeated="253"/>
        </table:table-row>
        <table:table-row table:style-name="ro1">
          <table:table-cell office:value-type="float" office:value="20090521">
            <text:p>20090521</text:p>
          </table:table-cell>
          <table:table-cell office:value-type="float" office:value="7.14">
            <text:p>7.14</text:p>
          </table:table-cell>
          <table:table-cell office:value-type="float" office:value="9.2">
            <text:p>9.2</text:p>
          </table:table-cell>
          <table:table-cell table:number-columns-repeated="253"/>
        </table:table-row>
        <table:table-row table:style-name="ro1">
          <table:table-cell office:value-type="float" office:value="20090522">
            <text:p>20090522</text:p>
          </table:table-cell>
          <table:table-cell office:value-type="float" office:value="-0.14">
            <text:p>-0.14</text:p>
          </table:table-cell>
          <table:table-cell office:value-type="float" office:value="3.68">
            <text:p>3.68</text:p>
          </table:table-cell>
          <table:table-cell table:number-columns-repeated="253"/>
        </table:table-row>
        <table:table-row table:style-name="ro1">
          <table:table-cell office:value-type="float" office:value="20090523">
            <text:p>20090523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524">
            <text:p>20090524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525">
            <text:p>20090525</text:p>
          </table:table-cell>
          <table:table-cell office:value-type="float" office:value="28.1">
            <text:p>28.1</text:p>
          </table:table-cell>
          <table:table-cell office:value-type="float" office:value="26.25">
            <text:p>26.25</text:p>
          </table:table-cell>
          <table:table-cell table:number-columns-repeated="253"/>
        </table:table-row>
        <table:table-row table:style-name="ro1">
          <table:table-cell office:value-type="float" office:value="20090526">
            <text:p>20090526</text:p>
          </table:table-cell>
          <table:table-cell office:value-type="float" office:value="29.77">
            <text:p>29.77</text:p>
          </table:table-cell>
          <table:table-cell office:value-type="float" office:value="33.28">
            <text:p>33.28</text:p>
          </table:table-cell>
          <table:table-cell table:number-columns-repeated="253"/>
        </table:table-row>
        <table:table-row table:style-name="ro1">
          <table:table-cell office:value-type="float" office:value="20090527">
            <text:p>20090527</text:p>
          </table:table-cell>
          <table:table-cell office:value-type="float" office:value="8.81">
            <text:p>8.81</text:p>
          </table:table-cell>
          <table:table-cell office:value-type="float" office:value="14.72">
            <text:p>14.72</text:p>
          </table:table-cell>
          <table:table-cell table:number-columns-repeated="253"/>
        </table:table-row>
        <table:table-row table:style-name="ro1">
          <table:table-cell office:value-type="float" office:value="20090528">
            <text:p>20090528</text:p>
          </table:table-cell>
          <table:table-cell office:value-type="float" office:value="30.63">
            <text:p>30.63</text:p>
          </table:table-cell>
          <table:table-cell office:value-type="float" office:value="35.79">
            <text:p>35.79</text:p>
          </table:table-cell>
          <table:table-cell table:number-columns-repeated="253"/>
        </table:table-row>
        <table:table-row table:style-name="ro1">
          <table:table-cell office:value-type="float" office:value="20090529">
            <text:p>20090529</text:p>
          </table:table-cell>
          <table:table-cell office:value-type="float" office:value="36.23">
            <text:p>36.23</text:p>
          </table:table-cell>
          <table:table-cell office:value-type="float" office:value="40.8">
            <text:p>40.8</text:p>
          </table:table-cell>
          <table:table-cell table:number-columns-repeated="253"/>
        </table:table-row>
        <table:table-row table:style-name="ro1">
          <table:table-cell office:value-type="float" office:value="20090530">
            <text:p>20090530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531">
            <text:p>2009053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601">
            <text:p>20090601</text:p>
          </table:table-cell>
          <table:table-cell office:value-type="float" office:value="43.07">
            <text:p>43.07</text:p>
          </table:table-cell>
          <table:table-cell office:value-type="float" office:value="44.31">
            <text:p>44.31</text:p>
          </table:table-cell>
          <table:table-cell table:number-columns-repeated="253"/>
        </table:table-row>
        <table:table-row table:style-name="ro1">
          <table:table-cell office:value-type="float" office:value="20090602">
            <text:p>20090602</text:p>
          </table:table-cell>
          <table:table-cell office:value-type="float" office:value="40.48">
            <text:p>40.48</text:p>
          </table:table-cell>
          <table:table-cell office:value-type="float" office:value="36.29">
            <text:p>36.29</text:p>
          </table:table-cell>
          <table:table-cell table:number-columns-repeated="253"/>
        </table:table-row>
        <table:table-row table:style-name="ro1">
          <table:table-cell office:value-type="float" office:value="20090603">
            <text:p>20090603</text:p>
          </table:table-cell>
          <table:table-cell office:value-type="float" office:value="46.66">
            <text:p>46.66</text:p>
          </table:table-cell>
          <table:table-cell office:value-type="float" office:value="46.82">
            <text:p>46.82</text:p>
          </table:table-cell>
          <table:table-cell table:number-columns-repeated="253"/>
        </table:table-row>
        <table:table-row table:style-name="ro1">
          <table:table-cell office:value-type="float" office:value="20090604">
            <text:p>20090604</text:p>
          </table:table-cell>
          <table:table-cell office:value-type="float" office:value="53.57">
            <text:p>53.57</text:p>
          </table:table-cell>
          <table:table-cell office:value-type="float" office:value="48.83">
            <text:p>48.83</text:p>
          </table:table-cell>
          <table:table-cell table:number-columns-repeated="253"/>
        </table:table-row>
        <table:table-row table:style-name="ro1">
          <table:table-cell office:value-type="float" office:value="20090605">
            <text:p>20090605</text:p>
          </table:table-cell>
          <table:table-cell office:value-type="float" office:value="41.48">
            <text:p>41.48</text:p>
          </table:table-cell>
          <table:table-cell office:value-type="float" office:value="36.79">
            <text:p>36.79</text:p>
          </table:table-cell>
          <table:table-cell table:number-columns-repeated="253"/>
        </table:table-row>
        <table:table-row table:style-name="ro1">
          <table:table-cell office:value-type="float" office:value="20090606">
            <text:p>20090606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607">
            <text:p>20090607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608">
            <text:p>20090608</text:p>
          </table:table-cell>
          <table:table-cell office:value-type="float" office:value="37.02">
            <text:p>37.02</text:p>
          </table:table-cell>
          <table:table-cell office:value-type="float" office:value="31.27">
            <text:p>31.27</text:p>
          </table:table-cell>
          <table:table-cell table:number-columns-repeated="253"/>
        </table:table-row>
        <table:table-row table:style-name="ro1">
          <table:table-cell office:value-type="float" office:value="20090609">
            <text:p>20090609</text:p>
          </table:table-cell>
          <table:table-cell office:value-type="float" office:value="35.35">
            <text:p>35.35</text:p>
          </table:table-cell>
          <table:table-cell office:value-type="float" office:value="31.27">
            <text:p>31.27</text:p>
          </table:table-cell>
          <table:table-cell table:number-columns-repeated="253"/>
        </table:table-row>
        <table:table-row table:style-name="ro1">
          <table:table-cell office:value-type="float" office:value="20090610">
            <text:p>20090610</text:p>
          </table:table-cell>
          <table:table-cell office:value-type="float" office:value="34.79">
            <text:p>34.79</text:p>
          </table:table-cell>
          <table:table-cell office:value-type="float" office:value="34.78">
            <text:p>34.78</text:p>
          </table:table-cell>
          <table:table-cell table:number-columns-repeated="253"/>
        </table:table-row>
        <table:table-row table:style-name="ro1">
          <table:table-cell office:value-type="float" office:value="20090611">
            <text:p>20090611</text:p>
          </table:table-cell>
          <table:table-cell office:value-type="float" office:value="30.89">
            <text:p>30.89</text:p>
          </table:table-cell>
          <table:table-cell office:value-type="float" office:value="28.76">
            <text:p>28.76</text:p>
          </table:table-cell>
          <table:table-cell table:number-columns-repeated="253"/>
        </table:table-row>
        <table:table-row table:style-name="ro1">
          <table:table-cell office:value-type="float" office:value="20090612">
            <text:p>20090612</text:p>
          </table:table-cell>
          <table:table-cell office:value-type="float" office:value="50.95">
            <text:p>50.95</text:p>
          </table:table-cell>
          <table:table-cell office:value-type="float" office:value="47.32">
            <text:p>47.32</text:p>
          </table:table-cell>
          <table:table-cell table:number-columns-repeated="253"/>
        </table:table-row>
        <table:table-row table:style-name="ro1">
          <table:table-cell office:value-type="float" office:value="20090613">
            <text:p>20090613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614">
            <text:p>20090614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615">
            <text:p>20090615</text:p>
          </table:table-cell>
          <table:table-cell office:value-type="float" office:value="25.04">
            <text:p>25.04</text:p>
          </table:table-cell>
          <table:table-cell office:value-type="float" office:value="25.25">
            <text:p>25.25</text:p>
          </table:table-cell>
          <table:table-cell table:number-columns-repeated="253"/>
        </table:table-row>
        <table:table-row table:style-name="ro1">
          <table:table-cell office:value-type="float" office:value="20090616">
            <text:p>20090616</text:p>
          </table:table-cell>
          <table:table-cell office:value-type="float" office:value="11.05">
            <text:p>11.05</text:p>
          </table:table-cell>
          <table:table-cell office:value-type="float" office:value="12.71">
            <text:p>12.71</text:p>
          </table:table-cell>
          <table:table-cell table:number-columns-repeated="253"/>
        </table:table-row>
        <table:table-row table:style-name="ro1">
          <table:table-cell office:value-type="float" office:value="20090617">
            <text:p>20090617</text:p>
          </table:table-cell>
          <table:table-cell office:value-type="float" office:value="9.37">
            <text:p>9.37</text:p>
          </table:table-cell>
          <table:table-cell office:value-type="float" office:value="15.72">
            <text:p>15.72</text:p>
          </table:table-cell>
          <table:table-cell table:number-columns-repeated="253"/>
        </table:table-row>
        <table:table-row table:style-name="ro1">
          <table:table-cell office:value-type="float" office:value="20090618">
            <text:p>20090618</text:p>
          </table:table-cell>
          <table:table-cell office:value-type="float" office:value="9.93">
            <text:p>9.93</text:p>
          </table:table-cell>
          <table:table-cell office:value-type="float" office:value="15.22">
            <text:p>15.22</text:p>
          </table:table-cell>
          <table:table-cell table:number-columns-repeated="253"/>
        </table:table-row>
        <table:table-row table:style-name="ro1">
          <table:table-cell office:value-type="float" office:value="20090619">
            <text:p>20090619</text:p>
          </table:table-cell>
          <table:table-cell office:value-type="float" office:value="0.42">
            <text:p>0.42</text:p>
          </table:table-cell>
          <table:table-cell office:value-type="float" office:value="6.19">
            <text:p>6.19</text:p>
          </table:table-cell>
          <table:table-cell table:number-columns-repeated="253"/>
        </table:table-row>
        <table:table-row table:style-name="ro1">
          <table:table-cell office:value-type="float" office:value="20090620">
            <text:p>20090620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621">
            <text:p>2009062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622">
            <text:p>20090622</text:p>
          </table:table-cell>
          <table:table-cell office:value-type="float" office:value="-13.99">
            <text:p>-13.99</text:p>
          </table:table-cell>
          <table:table-cell office:value-type="float" office:value="-14.38">
            <text:p>-14.38</text:p>
          </table:table-cell>
          <table:table-cell table:number-columns-repeated="253"/>
        </table:table-row>
        <table:table-row table:style-name="ro1">
          <table:table-cell office:value-type="float" office:value="20090623">
            <text:p>20090623</text:p>
          </table:table-cell>
          <table:table-cell office:value-type="float" office:value="-9.34">
            <text:p>-9.34</text:p>
          </table:table-cell>
          <table:table-cell office:value-type="float" office:value="-8.36">
            <text:p>-8.36</text:p>
          </table:table-cell>
          <table:table-cell table:number-columns-repeated="253"/>
        </table:table-row>
        <table:table-row table:style-name="ro1">
          <table:table-cell office:value-type="float" office:value="20090624">
            <text:p>20090624</text:p>
          </table:table-cell>
          <table:table-cell office:value-type="float" office:value="26.16">
            <text:p>26.16</text:p>
          </table:table-cell>
          <table:table-cell office:value-type="float" office:value="22.24">
            <text:p>22.24</text:p>
          </table:table-cell>
          <table:table-cell table:number-columns-repeated="253"/>
        </table:table-row>
        <table:table-row table:style-name="ro1">
          <table:table-cell office:value-type="float" office:value="20090625">
            <text:p>20090625</text:p>
          </table:table-cell>
          <table:table-cell office:value-type="float" office:value="49.27">
            <text:p>49.27</text:p>
          </table:table-cell>
          <table:table-cell office:value-type="float" office:value="47.83">
            <text:p>47.83</text:p>
          </table:table-cell>
          <table:table-cell table:number-columns-repeated="253"/>
        </table:table-row>
        <table:table-row table:style-name="ro1">
          <table:table-cell office:value-type="float" office:value="20090626">
            <text:p>20090626</text:p>
          </table:table-cell>
          <table:table-cell office:value-type="float" office:value="45.53">
            <text:p>45.53</text:p>
          </table:table-cell>
          <table:table-cell office:value-type="float" office:value="40.3">
            <text:p>40.3</text:p>
          </table:table-cell>
          <table:table-cell table:number-columns-repeated="253"/>
        </table:table-row>
        <table:table-row table:style-name="ro1">
          <table:table-cell office:value-type="float" office:value="20090627">
            <text:p>20090627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628">
            <text:p>2009062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629">
            <text:p>20090629</text:p>
          </table:table-cell>
          <table:table-cell office:value-type="float" office:value="19.44">
            <text:p>19.44</text:p>
          </table:table-cell>
          <table:table-cell office:value-type="float" office:value="21.24">
            <text:p>21.24</text:p>
          </table:table-cell>
          <table:table-cell table:number-columns-repeated="253"/>
        </table:table-row>
        <table:table-row table:style-name="ro1">
          <table:table-cell office:value-type="float" office:value="20090630">
            <text:p>20090630</text:p>
          </table:table-cell>
          <table:table-cell office:value-type="float" office:value="33.99">
            <text:p>33.99</text:p>
          </table:table-cell>
          <table:table-cell office:value-type="float" office:value="30.77">
            <text:p>30.77</text:p>
          </table:table-cell>
          <table:table-cell table:number-columns-repeated="253"/>
        </table:table-row>
        <table:table-row table:style-name="ro1">
          <table:table-cell office:value-type="float" office:value="20090701">
            <text:p>20090701</text:p>
          </table:table-cell>
          <table:table-cell office:value-type="float" office:value="21.39">
            <text:p>21.39</text:p>
          </table:table-cell>
          <table:table-cell office:value-type="float" office:value="19.23">
            <text:p>19.23</text:p>
          </table:table-cell>
          <table:table-cell table:number-columns-repeated="253"/>
        </table:table-row>
        <table:table-row table:style-name="ro1">
          <table:table-cell office:value-type="float" office:value="20090702">
            <text:p>20090702</text:p>
          </table:table-cell>
          <table:table-cell office:value-type="float" office:value="15.77">
            <text:p>15.77</text:p>
          </table:table-cell>
          <table:table-cell office:value-type="float" office:value="13.71">
            <text:p>13.71</text:p>
          </table:table-cell>
          <table:table-cell table:number-columns-repeated="253"/>
        </table:table-row>
        <table:table-row table:style-name="ro1">
          <table:table-cell office:value-type="float" office:value="20090703">
            <text:p>20090703</text:p>
          </table:table-cell>
          <table:table-cell office:value-type="float" office:value="7.7">
            <text:p>7.7</text:p>
          </table:table-cell>
          <table:table-cell office:value-type="float" office:value="6.19">
            <text:p>6.19</text:p>
          </table:table-cell>
          <table:table-cell table:number-columns-repeated="253"/>
        </table:table-row>
        <table:table-row table:style-name="ro1">
          <table:table-cell office:value-type="float" office:value="20090704">
            <text:p>20090704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05">
            <text:p>2009070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06">
            <text:p>20090706</text:p>
          </table:table-cell>
          <table:table-cell office:value-type="float" office:value="39.58">
            <text:p>39.58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07">
            <text:p>20090707</text:p>
          </table:table-cell>
          <table:table-cell office:value-type="float" office:value="31.45">
            <text:p>31.45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08">
            <text:p>20090708</text:p>
          </table:table-cell>
          <table:table-cell office:value-type="float" office:value="33.68">
            <text:p>33.68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09">
            <text:p>20090709</text:p>
          </table:table-cell>
          <table:table-cell office:value-type="float" office:value="25.87">
            <text:p>25.87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10">
            <text:p>20090710</text:p>
          </table:table-cell>
          <table:table-cell office:value-type="float" office:value="24.76">
            <text:p>24.76</text:p>
          </table:table-cell>
          <table:table-cell office:value-type="float" office:value="24.75">
            <text:p>24.75</text:p>
          </table:table-cell>
          <table:table-cell table:number-columns-repeated="253"/>
        </table:table-row>
        <table:table-row table:style-name="ro1">
          <table:table-cell office:value-type="float" office:value="20090711">
            <text:p>2009071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12">
            <text:p>20090712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13">
            <text:p>20090713</text:p>
          </table:table-cell>
          <table:table-cell office:value-type="float" office:value="35.99">
            <text:p>35.99</text:p>
          </table:table-cell>
          <table:table-cell office:value-type="float" office:value="35.28">
            <text:p>35.28</text:p>
          </table:table-cell>
          <table:table-cell table:number-columns-repeated="253"/>
        </table:table-row>
        <table:table-row table:style-name="ro1">
          <table:table-cell office:value-type="float" office:value="20090714">
            <text:p>20090714</text:p>
          </table:table-cell>
          <table:table-cell office:value-type="float" office:value="46.09">
            <text:p>46.09</text:p>
          </table:table-cell>
          <table:table-cell office:value-type="float" office:value="42.31">
            <text:p>42.31</text:p>
          </table:table-cell>
          <table:table-cell table:number-columns-repeated="253"/>
        </table:table-row>
        <table:table-row table:style-name="ro1">
          <table:table-cell office:value-type="float" office:value="20090715">
            <text:p>20090715</text:p>
          </table:table-cell>
          <table:table-cell office:value-type="float" office:value="42.59">
            <text:p>42.59</text:p>
          </table:table-cell>
          <table:table-cell office:value-type="float" office:value="39.3">
            <text:p>39.3</text:p>
          </table:table-cell>
          <table:table-cell table:number-columns-repeated="253"/>
        </table:table-row>
        <table:table-row table:style-name="ro1">
          <table:table-cell office:value-type="float" office:value="20090716">
            <text:p>20090716</text:p>
          </table:table-cell>
          <table:table-cell office:value-type="float" office:value="38.69">
            <text:p>38.69</text:p>
          </table:table-cell>
          <table:table-cell office:value-type="float" office:value="35.28">
            <text:p>35.28</text:p>
          </table:table-cell>
          <table:table-cell table:number-columns-repeated="253"/>
        </table:table-row>
        <table:table-row table:style-name="ro1">
          <table:table-cell office:value-type="float" office:value="20090717">
            <text:p>20090717</text:p>
          </table:table-cell>
          <table:table-cell office:value-type="float" office:value="26.43">
            <text:p>26.43</text:p>
          </table:table-cell>
          <table:table-cell office:value-type="float" office:value="26.76">
            <text:p>26.76</text:p>
          </table:table-cell>
          <table:table-cell table:number-columns-repeated="253"/>
        </table:table-row>
        <table:table-row table:style-name="ro1">
          <table:table-cell office:value-type="float" office:value="20090718">
            <text:p>2009071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19">
            <text:p>20090719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20">
            <text:p>20090720</text:p>
          </table:table-cell>
          <table:table-cell office:value-type="float" office:value="32.87">
            <text:p>32.87</text:p>
          </table:table-cell>
          <table:table-cell office:value-type="float" office:value="36.29">
            <text:p>36.29</text:p>
          </table:table-cell>
          <table:table-cell table:number-columns-repeated="253"/>
        </table:table-row>
        <table:table-row table:style-name="ro1">
          <table:table-cell office:value-type="float" office:value="20090721">
            <text:p>20090721</text:p>
          </table:table-cell>
          <table:table-cell office:value-type="float" office:value="47.97">
            <text:p>47.97</text:p>
          </table:table-cell>
          <table:table-cell office:value-type="float" office:value="49.83">
            <text:p>49.83</text:p>
          </table:table-cell>
          <table:table-cell table:number-columns-repeated="253"/>
        </table:table-row>
        <table:table-row table:style-name="ro1">
          <table:table-cell office:value-type="float" office:value="20090722">
            <text:p>20090722</text:p>
          </table:table-cell>
          <table:table-cell office:value-type="float" office:value="53.01">
            <text:p>53.01</text:p>
          </table:table-cell>
          <table:table-cell office:value-type="float" office:value="54.85">
            <text:p>54.85</text:p>
          </table:table-cell>
          <table:table-cell table:number-columns-repeated="253"/>
        </table:table-row>
        <table:table-row table:style-name="ro1">
          <table:table-cell office:value-type="float" office:value="20090723">
            <text:p>20090723</text:p>
          </table:table-cell>
          <table:table-cell office:value-type="float" office:value="56.37">
            <text:p>56.37</text:p>
          </table:table-cell>
          <table:table-cell office:value-type="float" office:value="52.18">
            <text:p>52.18</text:p>
          </table:table-cell>
          <table:table-cell table:number-columns-repeated="253"/>
        </table:table-row>
        <table:table-row table:style-name="ro1">
          <table:table-cell office:value-type="float" office:value="20090724">
            <text:p>20090724</text:p>
          </table:table-cell>
          <table:table-cell office:value-type="float" office:value="47.97">
            <text:p>47.97</text:p>
          </table:table-cell>
          <table:table-cell office:value-type="float" office:value="42.11">
            <text:p>42.11</text:p>
          </table:table-cell>
          <table:table-cell table:number-columns-repeated="253"/>
        </table:table-row>
        <table:table-row table:style-name="ro1">
          <table:table-cell office:value-type="float" office:value="20090725">
            <text:p>2009072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26">
            <text:p>20090726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727">
            <text:p>20090727</text:p>
          </table:table-cell>
          <table:table-cell office:value-type="float" office:value="25.04">
            <text:p>25.04</text:p>
          </table:table-cell>
          <table:table-cell office:value-type="float" office:value="25.75">
            <text:p>25.75</text:p>
          </table:table-cell>
          <table:table-cell table:number-columns-repeated="253"/>
        </table:table-row>
        <table:table-row table:style-name="ro1">
          <table:table-cell office:value-type="float" office:value="20090728">
            <text:p>20090728</text:p>
          </table:table-cell>
          <table:table-cell office:value-type="float" office:value="28.39">
            <text:p>28.39</text:p>
          </table:table-cell>
          <table:table-cell office:value-type="float" office:value="31.77">
            <text:p>31.77</text:p>
          </table:table-cell>
          <table:table-cell table:number-columns-repeated="253"/>
        </table:table-row>
        <table:table-row table:style-name="ro1">
          <table:table-cell office:value-type="float" office:value="20090729">
            <text:p>20090729</text:p>
          </table:table-cell>
          <table:table-cell office:value-type="float" office:value="27.55">
            <text:p>27.55</text:p>
          </table:table-cell>
          <table:table-cell office:value-type="float" office:value="31.77">
            <text:p>31.77</text:p>
          </table:table-cell>
          <table:table-cell table:number-columns-repeated="253"/>
        </table:table-row>
        <table:table-row table:style-name="ro1">
          <table:table-cell office:value-type="float" office:value="20090730">
            <text:p>20090730</text:p>
          </table:table-cell>
          <table:table-cell office:value-type="float" office:value="21.41">
            <text:p>21.41</text:p>
          </table:table-cell>
          <table:table-cell office:value-type="float" office:value="23.75">
            <text:p>23.75</text:p>
          </table:table-cell>
          <table:table-cell table:number-columns-repeated="253"/>
        </table:table-row>
        <table:table-row table:style-name="ro1">
          <table:table-cell office:value-type="float" office:value="20090731">
            <text:p>20090731</text:p>
          </table:table-cell>
          <table:table-cell office:value-type="float" office:value="10.27">
            <text:p>10.27</text:p>
          </table:table-cell>
          <table:table-cell office:value-type="float" office:value="8.7">
            <text:p>8.7</text:p>
          </table:table-cell>
          <table:table-cell table:number-columns-repeated="253"/>
        </table:table-row>
        <table:table-row table:style-name="ro1">
          <table:table-cell office:value-type="float" office:value="20090801">
            <text:p>2009080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802">
            <text:p>20090802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803">
            <text:p>20090803</text:p>
          </table:table-cell>
          <table:table-cell office:value-type="float" office:value="15.84">
            <text:p>15.84</text:p>
          </table:table-cell>
          <table:table-cell office:value-type="float" office:value="13.71">
            <text:p>13.71</text:p>
          </table:table-cell>
          <table:table-cell table:number-columns-repeated="253"/>
        </table:table-row>
        <table:table-row table:style-name="ro1">
          <table:table-cell office:value-type="float" office:value="20090804">
            <text:p>20090804</text:p>
          </table:table-cell>
          <table:table-cell office:value-type="float" office:value="18.07">
            <text:p>18.07</text:p>
          </table:table-cell>
          <table:table-cell office:value-type="float" office:value="15.72">
            <text:p>15.72</text:p>
          </table:table-cell>
          <table:table-cell table:number-columns-repeated="253"/>
        </table:table-row>
        <table:table-row table:style-name="ro1">
          <table:table-cell office:value-type="float" office:value="20090805">
            <text:p>20090805</text:p>
          </table:table-cell>
          <table:table-cell office:value-type="float" office:value="14.97">
            <text:p>14.97</text:p>
          </table:table-cell>
          <table:table-cell office:value-type="float" office:value="12.71">
            <text:p>12.71</text:p>
          </table:table-cell>
          <table:table-cell table:number-columns-repeated="253"/>
        </table:table-row>
        <table:table-row table:style-name="ro1">
          <table:table-cell office:value-type="float" office:value="20090806">
            <text:p>20090806</text:p>
          </table:table-cell>
          <table:table-cell office:value-type="float" office:value="18.58">
            <text:p>18.58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807">
            <text:p>20090807</text:p>
          </table:table-cell>
          <table:table-cell office:value-type="float" office:value="19.4">
            <text:p>19.4</text:p>
          </table:table-cell>
          <table:table-cell office:value-type="float" office:value="15.72">
            <text:p>15.72</text:p>
          </table:table-cell>
          <table:table-cell table:number-columns-repeated="253"/>
        </table:table-row>
        <table:table-row table:style-name="ro1">
          <table:table-cell office:value-type="float" office:value="20090808">
            <text:p>2009080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809">
            <text:p>20090809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810">
            <text:p>20090810</text:p>
          </table:table-cell>
          <table:table-cell office:value-type="float" office:value="26.73">
            <text:p>26.73</text:p>
          </table:table-cell>
          <table:table-cell office:value-type="float" office:value="27.01">
            <text:p>27.01</text:p>
          </table:table-cell>
          <table:table-cell table:number-columns-repeated="253"/>
        </table:table-row>
        <table:table-row table:style-name="ro1">
          <table:table-cell office:value-type="float" office:value="20090811">
            <text:p>20090811</text:p>
          </table:table-cell>
          <table:table-cell office:value-type="float" office:value="20.83">
            <text:p>20.83</text:p>
          </table:table-cell>
          <table:table-cell office:value-type="float" office:value="22.74">
            <text:p>22.74</text:p>
          </table:table-cell>
          <table:table-cell table:number-columns-repeated="253"/>
        </table:table-row>
        <table:table-row table:style-name="ro1">
          <table:table-cell office:value-type="float" office:value="20090812">
            <text:p>20090812</text:p>
          </table:table-cell>
          <table:table-cell office:value-type="float" office:value="24.2">
            <text:p>24.2</text:p>
          </table:table-cell>
          <table:table-cell office:value-type="float" office:value="27.76">
            <text:p>27.76</text:p>
          </table:table-cell>
          <table:table-cell table:number-columns-repeated="253"/>
        </table:table-row>
        <table:table-row table:style-name="ro1">
          <table:table-cell office:value-type="float" office:value="20090813">
            <text:p>20090813</text:p>
          </table:table-cell>
          <table:table-cell office:value-type="float" office:value="24.48">
            <text:p>24.48</text:p>
          </table:table-cell>
          <table:table-cell office:value-type="float" office:value="28.76">
            <text:p>28.76</text:p>
          </table:table-cell>
          <table:table-cell table:number-columns-repeated="253"/>
        </table:table-row>
        <table:table-row table:style-name="ro1">
          <table:table-cell office:value-type="float" office:value="20090814">
            <text:p>20090814</text:p>
          </table:table-cell>
          <table:table-cell office:value-type="float" office:value="22.8">
            <text:p>22.8</text:p>
          </table:table-cell>
          <table:table-cell office:value-type="float" office:value="26.25">
            <text:p>26.25</text:p>
          </table:table-cell>
          <table:table-cell table:number-columns-repeated="253"/>
        </table:table-row>
        <table:table-row table:style-name="ro1">
          <table:table-cell office:value-type="float" office:value="20090815">
            <text:p>2009081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816">
            <text:p>20090816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817">
            <text:p>20090817</text:p>
          </table:table-cell>
          <table:table-cell office:value-type="float" office:value="0.24">
            <text:p>0.24</text:p>
          </table:table-cell>
          <table:table-cell office:value-type="float" office:value="8.19">
            <text:p>8.19</text:p>
          </table:table-cell>
          <table:table-cell table:number-columns-repeated="253"/>
        </table:table-row>
        <table:table-row table:style-name="ro1">
          <table:table-cell office:value-type="float" office:value="20090818">
            <text:p>20090818</text:p>
          </table:table-cell>
          <table:table-cell office:value-type="float" office:value="9.71">
            <text:p>9.71</text:p>
          </table:table-cell>
          <table:table-cell office:value-type="float" office:value="14.72">
            <text:p>14.72</text:p>
          </table:table-cell>
          <table:table-cell table:number-columns-repeated="253"/>
        </table:table-row>
        <table:table-row table:style-name="ro1">
          <table:table-cell office:value-type="float" office:value="20090819">
            <text:p>20090819</text:p>
          </table:table-cell>
          <table:table-cell office:value-type="float" office:value="12.5">
            <text:p>12.5</text:p>
          </table:table-cell>
          <table:table-cell office:value-type="float" office:value="13.21">
            <text:p>13.21</text:p>
          </table:table-cell>
          <table:table-cell table:number-columns-repeated="253"/>
        </table:table-row>
        <table:table-row table:style-name="ro1">
          <table:table-cell office:value-type="float" office:value="20090820">
            <text:p>20090820</text:p>
          </table:table-cell>
          <table:table-cell office:value-type="float" office:value="47.61">
            <text:p>47.61</text:p>
          </table:table-cell>
          <table:table-cell office:value-type="float" office:value="44.82">
            <text:p>44.82</text:p>
          </table:table-cell>
          <table:table-cell table:number-columns-repeated="253"/>
        </table:table-row>
        <table:table-row table:style-name="ro1">
          <table:table-cell office:value-type="float" office:value="20090821">
            <text:p>20090821</text:p>
          </table:table-cell>
          <table:table-cell office:value-type="float" office:value="49.84">
            <text:p>49.84</text:p>
          </table:table-cell>
          <table:table-cell office:value-type="float" office:value="46.82">
            <text:p>46.82</text:p>
          </table:table-cell>
          <table:table-cell table:number-columns-repeated="253"/>
        </table:table-row>
        <table:table-row table:style-name="ro1">
          <table:table-cell office:value-type="float" office:value="20090822">
            <text:p>20090822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823">
            <text:p>20090823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824">
            <text:p>20090824</text:p>
          </table:table-cell>
          <table:table-cell office:value-type="float" office:value="49.84">
            <text:p>49.84</text:p>
          </table:table-cell>
          <table:table-cell office:value-type="float" office:value="46.82">
            <text:p>46.82</text:p>
          </table:table-cell>
          <table:table-cell table:number-columns-repeated="253"/>
        </table:table-row>
        <table:table-row table:style-name="ro1">
          <table:table-cell office:value-type="float" office:value="20090825">
            <text:p>20090825</text:p>
          </table:table-cell>
          <table:table-cell office:value-type="float" office:value="69.35">
            <text:p>69.35</text:p>
          </table:table-cell>
          <table:table-cell office:value-type="float" office:value="62.88">
            <text:p>62.88</text:p>
          </table:table-cell>
          <table:table-cell table:number-columns-repeated="253"/>
        </table:table-row>
        <table:table-row table:style-name="ro1">
          <table:table-cell office:value-type="float" office:value="20090826">
            <text:p>20090826</text:p>
          </table:table-cell>
          <table:table-cell office:value-type="float" office:value="43.71">
            <text:p>43.71</text:p>
          </table:table-cell>
          <table:table-cell office:value-type="float" office:value="39.3">
            <text:p>39.3</text:p>
          </table:table-cell>
          <table:table-cell table:number-columns-repeated="253"/>
        </table:table-row>
        <table:table-row table:style-name="ro1">
          <table:table-cell office:value-type="float" office:value="20090827">
            <text:p>20090827</text:p>
          </table:table-cell>
          <table:table-cell office:value-type="float" office:value="47.05">
            <text:p>47.05</text:p>
          </table:table-cell>
          <table:table-cell office:value-type="float" office:value="44.82">
            <text:p>44.82</text:p>
          </table:table-cell>
          <table:table-cell table:number-columns-repeated="253"/>
        </table:table-row>
        <table:table-row table:style-name="ro1">
          <table:table-cell office:value-type="float" office:value="20090828">
            <text:p>20090828</text:p>
          </table:table-cell>
          <table:table-cell office:value-type="float" office:value="-1.44">
            <text:p>-1.44</text:p>
          </table:table-cell>
          <table:table-cell office:value-type="float" office:value="-0.84">
            <text:p>-0.84</text:p>
          </table:table-cell>
          <table:table-cell table:number-columns-repeated="253"/>
        </table:table-row>
        <table:table-row table:style-name="ro1">
          <table:table-cell office:value-type="float" office:value="20090829">
            <text:p>20090829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830">
            <text:p>20090830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831">
            <text:p>20090831</text:p>
          </table:table-cell>
          <table:table-cell office:value-type="float" office:value="11.38">
            <text:p>11.38</text:p>
          </table:table-cell>
          <table:table-cell office:value-type="float" office:value="9.7">
            <text:p>9.7</text:p>
          </table:table-cell>
          <table:table-cell table:number-columns-repeated="253"/>
        </table:table-row>
        <table:table-row table:style-name="ro1">
          <table:table-cell office:value-type="float" office:value="20090901">
            <text:p>20090901</text:p>
          </table:table-cell>
          <table:table-cell office:value-type="float" office:value="-0.7">
            <text:p>-0.7</text:p>
          </table:table-cell>
          <table:table-cell office:value-type="float" office:value="1.17">
            <text:p>1.17</text:p>
          </table:table-cell>
          <table:table-cell table:number-columns-repeated="253"/>
        </table:table-row>
        <table:table-row table:style-name="ro1">
          <table:table-cell office:value-type="float" office:value="20090902">
            <text:p>20090902</text:p>
          </table:table-cell>
          <table:table-cell office:value-type="float" office:value="2.66">
            <text:p>2.66</text:p>
          </table:table-cell>
          <table:table-cell office:value-type="float" office:value="3.18">
            <text:p>3.18</text:p>
          </table:table-cell>
          <table:table-cell table:number-columns-repeated="253"/>
        </table:table-row>
        <table:table-row table:style-name="ro1">
          <table:table-cell office:value-type="float" office:value="20090903">
            <text:p>20090903</text:p>
          </table:table-cell>
          <table:table-cell office:value-type="float" office:value="3.98">
            <text:p>3.98</text:p>
          </table:table-cell>
          <table:table-cell office:value-type="float" office:value="8.19">
            <text:p>8.19</text:p>
          </table:table-cell>
          <table:table-cell table:number-columns-repeated="253"/>
        </table:table-row>
        <table:table-row table:style-name="ro1">
          <table:table-cell office:value-type="float" office:value="20090904">
            <text:p>20090904</text:p>
          </table:table-cell>
          <table:table-cell office:value-type="float" office:value="1.17">
            <text:p>1.17</text:p>
          </table:table-cell>
          <table:table-cell office:value-type="float" office:value="6.19">
            <text:p>6.19</text:p>
          </table:table-cell>
          <table:table-cell table:number-columns-repeated="253"/>
        </table:table-row>
        <table:table-row table:style-name="ro1">
          <table:table-cell office:value-type="float" office:value="20090905">
            <text:p>2009090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906">
            <text:p>20090906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907">
            <text:p>20090907</text:p>
          </table:table-cell>
          <table:table-cell office:value-type="float" office:value="-7.25">
            <text:p>-7.25</text:p>
          </table:table-cell>
          <table:table-cell office:value-type="float" office:value="-2.84">
            <text:p>-2.84</text:p>
          </table:table-cell>
          <table:table-cell table:number-columns-repeated="253"/>
        </table:table-row>
        <table:table-row table:style-name="ro1">
          <table:table-cell office:value-type="float" office:value="20090908">
            <text:p>20090908</text:p>
          </table:table-cell>
          <table:table-cell office:value-type="float" office:value="7.14">
            <text:p>7.14</text:p>
          </table:table-cell>
          <table:table-cell office:value-type="float" office:value="8.19">
            <text:p>8.19</text:p>
          </table:table-cell>
          <table:table-cell table:number-columns-repeated="253"/>
        </table:table-row>
        <table:table-row table:style-name="ro1">
          <table:table-cell office:value-type="float" office:value="20090909">
            <text:p>20090909</text:p>
          </table:table-cell>
          <table:table-cell office:value-type="float" office:value="12.4">
            <text:p>12.4</text:p>
          </table:table-cell>
          <table:table-cell office:value-type="float" office:value="16.22">
            <text:p>16.22</text:p>
          </table:table-cell>
          <table:table-cell table:number-columns-repeated="253"/>
        </table:table-row>
        <table:table-row table:style-name="ro1">
          <table:table-cell office:value-type="float" office:value="20090910">
            <text:p>20090910</text:p>
          </table:table-cell>
          <table:table-cell office:value-type="float" office:value="11.61">
            <text:p>11.61</text:p>
          </table:table-cell>
          <table:table-cell office:value-type="float" office:value="13.71">
            <text:p>13.71</text:p>
          </table:table-cell>
          <table:table-cell table:number-columns-repeated="253"/>
        </table:table-row>
        <table:table-row table:style-name="ro1">
          <table:table-cell office:value-type="float" office:value="20090911">
            <text:p>20090911</text:p>
          </table:table-cell>
          <table:table-cell office:value-type="float" office:value="14.65">
            <text:p>14.65</text:p>
          </table:table-cell>
          <table:table-cell office:value-type="float" office:value="14.21">
            <text:p>14.21</text:p>
          </table:table-cell>
          <table:table-cell table:number-columns-repeated="253"/>
        </table:table-row>
        <table:table-row table:style-name="ro1">
          <table:table-cell office:value-type="float" office:value="20090912">
            <text:p>20090912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913">
            <text:p>20090913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914">
            <text:p>20090914</text:p>
          </table:table-cell>
          <table:table-cell office:value-type="float" office:value="10.49">
            <text:p>10.49</text:p>
          </table:table-cell>
          <table:table-cell office:value-type="float" office:value="14.21">
            <text:p>14.21</text:p>
          </table:table-cell>
          <table:table-cell table:number-columns-repeated="253"/>
        </table:table-row>
        <table:table-row table:style-name="ro1">
          <table:table-cell office:value-type="float" office:value="20090915">
            <text:p>20090915</text:p>
          </table:table-cell>
          <table:table-cell office:value-type="float" office:value="-7.41">
            <text:p>-7.41</text:p>
          </table:table-cell>
          <table:table-cell office:value-type="float" office:value="-0.33">
            <text:p>-0.33</text:p>
          </table:table-cell>
          <table:table-cell table:number-columns-repeated="253"/>
        </table:table-row>
        <table:table-row table:style-name="ro1">
          <table:table-cell office:value-type="float" office:value="20090916">
            <text:p>20090916</text:p>
          </table:table-cell>
          <table:table-cell office:value-type="float" office:value="-1.44">
            <text:p>-1.44</text:p>
          </table:table-cell>
          <table:table-cell office:value-type="float" office:value="2.17">
            <text:p>2.17</text:p>
          </table:table-cell>
          <table:table-cell table:number-columns-repeated="253"/>
        </table:table-row>
        <table:table-row table:style-name="ro1">
          <table:table-cell office:value-type="float" office:value="20090917">
            <text:p>20090917</text:p>
          </table:table-cell>
          <table:table-cell office:value-type="float" office:value="-5.9">
            <text:p>-5.9</text:p>
          </table:table-cell>
          <table:table-cell office:value-type="float" office:value="-2.84">
            <text:p>-2.84</text:p>
          </table:table-cell>
          <table:table-cell table:number-columns-repeated="253"/>
        </table:table-row>
        <table:table-row table:style-name="ro1">
          <table:table-cell office:value-type="float" office:value="20090918">
            <text:p>20090918</text:p>
          </table:table-cell>
          <table:table-cell office:value-type="float" office:value="-1.99">
            <text:p>-1.99</text:p>
          </table:table-cell>
          <table:table-cell office:value-type="float" office:value="1.17">
            <text:p>1.17</text:p>
          </table:table-cell>
          <table:table-cell table:number-columns-repeated="253"/>
        </table:table-row>
        <table:table-row table:style-name="ro1">
          <table:table-cell office:value-type="float" office:value="20090919">
            <text:p>20090919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920">
            <text:p>20090920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921">
            <text:p>20090921</text:p>
          </table:table-cell>
          <table:table-cell office:value-type="float" office:value="7.7">
            <text:p>7.7</text:p>
          </table:table-cell>
          <table:table-cell office:value-type="float" office:value="2.17">
            <text:p>2.17</text:p>
          </table:table-cell>
          <table:table-cell table:number-columns-repeated="253"/>
        </table:table-row>
        <table:table-row table:style-name="ro1">
          <table:table-cell office:value-type="float" office:value="20090922">
            <text:p>20090922</text:p>
          </table:table-cell>
          <table:table-cell office:value-type="float" office:value="24.48">
            <text:p>24.48</text:p>
          </table:table-cell>
          <table:table-cell office:value-type="float" office:value="20.74">
            <text:p>20.74</text:p>
          </table:table-cell>
          <table:table-cell table:number-columns-repeated="253"/>
        </table:table-row>
        <table:table-row table:style-name="ro1">
          <table:table-cell office:value-type="float" office:value="20090923">
            <text:p>20090923</text:p>
          </table:table-cell>
          <table:table-cell office:value-type="float" office:value="17.76">
            <text:p>17.76</text:p>
          </table:table-cell>
          <table:table-cell office:value-type="float" office:value="14.21">
            <text:p>14.21</text:p>
          </table:table-cell>
          <table:table-cell table:number-columns-repeated="253"/>
        </table:table-row>
        <table:table-row table:style-name="ro1">
          <table:table-cell office:value-type="float" office:value="20090924">
            <text:p>20090924</text:p>
          </table:table-cell>
          <table:table-cell office:value-type="float" office:value="2.66">
            <text:p>2.66</text:p>
          </table:table-cell>
          <table:table-cell office:value-type="float" office:value="-2.34">
            <text:p>-2.34</text:p>
          </table:table-cell>
          <table:table-cell table:number-columns-repeated="253"/>
        </table:table-row>
        <table:table-row table:style-name="ro1">
          <table:table-cell office:value-type="float" office:value="20090925">
            <text:p>20090925</text:p>
          </table:table-cell>
          <table:table-cell office:value-type="float" office:value="20.86">
            <text:p>20.86</text:p>
          </table:table-cell>
          <table:table-cell office:value-type="float" office:value="15.72">
            <text:p>15.72</text:p>
          </table:table-cell>
          <table:table-cell table:number-columns-repeated="253"/>
        </table:table-row>
        <table:table-row table:style-name="ro1">
          <table:table-cell office:value-type="float" office:value="20090926">
            <text:p>20090926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927">
            <text:p>20090927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0928">
            <text:p>20090928</text:p>
          </table:table-cell>
          <table:table-cell office:value-type="float" office:value="23.36">
            <text:p>23.36</text:p>
          </table:table-cell>
          <table:table-cell office:value-type="float" office:value="27.26">
            <text:p>27.26</text:p>
          </table:table-cell>
          <table:table-cell table:number-columns-repeated="253"/>
        </table:table-row>
        <table:table-row table:style-name="ro1">
          <table:table-cell office:value-type="float" office:value="20090929">
            <text:p>20090929</text:p>
          </table:table-cell>
          <table:table-cell office:value-type="float" office:value="20.56">
            <text:p>20.56</text:p>
          </table:table-cell>
          <table:table-cell office:value-type="float" office:value="25.25">
            <text:p>25.25</text:p>
          </table:table-cell>
          <table:table-cell table:number-columns-repeated="253"/>
        </table:table-row>
        <table:table-row table:style-name="ro1">
          <table:table-cell office:value-type="float" office:value="20090930">
            <text:p>20090930</text:p>
          </table:table-cell>
          <table:table-cell office:value-type="float" office:value="50.21">
            <text:p>50.21</text:p>
          </table:table-cell>
          <table:table-cell office:value-type="float" office:value="52.34">
            <text:p>52.34</text:p>
          </table:table-cell>
          <table:table-cell table:number-columns-repeated="253"/>
        </table:table-row>
        <table:table-row table:style-name="ro1">
          <table:table-cell office:value-type="float" office:value="20091001">
            <text:p>20091001</text:p>
          </table:table-cell>
          <table:table-cell office:value-type="float" office:value="60.28">
            <text:p>60.28</text:p>
          </table:table-cell>
          <table:table-cell office:value-type="float" office:value="55.85">
            <text:p>55.85</text:p>
          </table:table-cell>
          <table:table-cell table:number-columns-repeated="253"/>
        </table:table-row>
        <table:table-row table:style-name="ro1">
          <table:table-cell office:value-type="float" office:value="20091002">
            <text:p>20091002</text:p>
          </table:table-cell>
          <table:table-cell office:value-type="float" office:value="56.92">
            <text:p>56.92</text:p>
          </table:table-cell>
          <table:table-cell office:value-type="float" office:value="53.34">
            <text:p>53.34</text:p>
          </table:table-cell>
          <table:table-cell table:number-columns-repeated="253"/>
        </table:table-row>
        <table:table-row table:style-name="ro1">
          <table:table-cell office:value-type="float" office:value="20091003">
            <text:p>20091003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004">
            <text:p>20091004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005">
            <text:p>20091005</text:p>
          </table:table-cell>
          <table:table-cell office:value-type="float" office:value="48.53">
            <text:p>48.53</text:p>
          </table:table-cell>
          <table:table-cell office:value-type="float" office:value="46.82">
            <text:p>46.82</text:p>
          </table:table-cell>
          <table:table-cell table:number-columns-repeated="253"/>
        </table:table-row>
        <table:table-row table:style-name="ro1">
          <table:table-cell office:value-type="float" office:value="20091006">
            <text:p>20091006</text:p>
          </table:table-cell>
          <table:table-cell office:value-type="float" office:value="34.55">
            <text:p>34.55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007">
            <text:p>20091007</text:p>
          </table:table-cell>
          <table:table-cell office:value-type="float" office:value="29.85">
            <text:p>29.85</text:p>
          </table:table-cell>
          <table:table-cell office:value-type="float" office:value="28.26">
            <text:p>28.26</text:p>
          </table:table-cell>
          <table:table-cell table:number-columns-repeated="253"/>
        </table:table-row>
        <table:table-row table:style-name="ro1">
          <table:table-cell office:value-type="float" office:value="20091008">
            <text:p>20091008</text:p>
          </table:table-cell>
          <table:table-cell office:value-type="float" office:value="61.11">
            <text:p>61.11</text:p>
          </table:table-cell>
          <table:table-cell office:value-type="float" office:value="55.35">
            <text:p>55.35</text:p>
          </table:table-cell>
          <table:table-cell table:number-columns-repeated="253"/>
        </table:table-row>
        <table:table-row table:style-name="ro1">
          <table:table-cell office:value-type="float" office:value="20091009">
            <text:p>20091009</text:p>
          </table:table-cell>
          <table:table-cell office:value-type="float" office:value="44.2">
            <text:p>44.2</text:p>
          </table:table-cell>
          <table:table-cell office:value-type="float" office:value="40.8">
            <text:p>40.8</text:p>
          </table:table-cell>
          <table:table-cell table:number-columns-repeated="253"/>
        </table:table-row>
        <table:table-row table:style-name="ro1">
          <table:table-cell office:value-type="float" office:value="20091010">
            <text:p>20091010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011">
            <text:p>2009101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012">
            <text:p>20091012</text:p>
          </table:table-cell>
          <table:table-cell office:value-type="float" office:value="-10.06">
            <text:p>-10.06</text:p>
          </table:table-cell>
          <table:table-cell office:value-type="float" office:value="-13.38">
            <text:p>-13.38</text:p>
          </table:table-cell>
          <table:table-cell table:number-columns-repeated="253"/>
        </table:table-row>
        <table:table-row table:style-name="ro1">
          <table:table-cell office:value-type="float" office:value="20091013">
            <text:p>20091013</text:p>
          </table:table-cell>
          <table:table-cell office:value-type="float" office:value="25.88">
            <text:p>25.88</text:p>
          </table:table-cell>
          <table:table-cell office:value-type="float" office:value="21.74">
            <text:p>21.74</text:p>
          </table:table-cell>
          <table:table-cell table:number-columns-repeated="253"/>
        </table:table-row>
        <table:table-row table:style-name="ro1">
          <table:table-cell office:value-type="float" office:value="20091014">
            <text:p>20091014</text:p>
          </table:table-cell>
          <table:table-cell office:value-type="float" office:value="41.82">
            <text:p>41.82</text:p>
          </table:table-cell>
          <table:table-cell office:value-type="float" office:value="33.28">
            <text:p>33.28</text:p>
          </table:table-cell>
          <table:table-cell table:number-columns-repeated="253"/>
        </table:table-row>
        <table:table-row table:style-name="ro1">
          <table:table-cell office:value-type="float" office:value="20091015">
            <text:p>20091015</text:p>
          </table:table-cell>
          <table:table-cell office:value-type="float" office:value="31.75">
            <text:p>31.75</text:p>
          </table:table-cell>
          <table:table-cell office:value-type="float" office:value="25.25">
            <text:p>25.25</text:p>
          </table:table-cell>
          <table:table-cell table:number-columns-repeated="253"/>
        </table:table-row>
        <table:table-row table:style-name="ro1">
          <table:table-cell office:value-type="float" office:value="20091016">
            <text:p>20091016</text:p>
          </table:table-cell>
          <table:table-cell office:value-type="float" office:value="31.75">
            <text:p>31.75</text:p>
          </table:table-cell>
          <table:table-cell office:value-type="float" office:value="27.76">
            <text:p>27.76</text:p>
          </table:table-cell>
          <table:table-cell table:number-columns-repeated="253"/>
        </table:table-row>
        <table:table-row table:style-name="ro1">
          <table:table-cell office:value-type="float" office:value="20091017">
            <text:p>20091017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018">
            <text:p>2009101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019">
            <text:p>20091019</text:p>
          </table:table-cell>
          <table:table-cell office:value-type="float" office:value="-31.46">
            <text:p>-31.46</text:p>
          </table:table-cell>
          <table:table-cell office:value-type="float" office:value="-29.93">
            <text:p>-29.93</text:p>
          </table:table-cell>
          <table:table-cell table:number-columns-repeated="253"/>
        </table:table-row>
        <table:table-row table:style-name="ro1">
          <table:table-cell office:value-type="float" office:value="20091020">
            <text:p>20091020</text:p>
          </table:table-cell>
          <table:table-cell office:value-type="float" office:value="-20.28">
            <text:p>-20.28</text:p>
          </table:table-cell>
          <table:table-cell office:value-type="float" office:value="-18.9">
            <text:p>-18.9</text:p>
          </table:table-cell>
          <table:table-cell table:number-columns-repeated="253"/>
        </table:table-row>
        <table:table-row table:style-name="ro1">
          <table:table-cell office:value-type="float" office:value="20091021">
            <text:p>20091021</text:p>
          </table:table-cell>
          <table:table-cell office:value-type="float" office:value="-24.19">
            <text:p>-24.19</text:p>
          </table:table-cell>
          <table:table-cell office:value-type="float" office:value="-18.9">
            <text:p>-18.9</text:p>
          </table:table-cell>
          <table:table-cell table:number-columns-repeated="253"/>
        </table:table-row>
        <table:table-row table:style-name="ro1">
          <table:table-cell office:value-type="float" office:value="20091022">
            <text:p>20091022</text:p>
          </table:table-cell>
          <table:table-cell office:value-type="float" office:value="-26.43">
            <text:p>-26.43</text:p>
          </table:table-cell>
          <table:table-cell office:value-type="float" office:value="-23.91">
            <text:p>-23.91</text:p>
          </table:table-cell>
          <table:table-cell table:number-columns-repeated="253"/>
        </table:table-row>
        <table:table-row table:style-name="ro1">
          <table:table-cell office:value-type="float" office:value="20091023">
            <text:p>20091023</text:p>
          </table:table-cell>
          <table:table-cell office:value-type="float" office:value="4.9">
            <text:p>4.9</text:p>
          </table:table-cell>
          <table:table-cell office:value-type="float" office:value="4.18">
            <text:p>4.18</text:p>
          </table:table-cell>
          <table:table-cell table:number-columns-repeated="253"/>
        </table:table-row>
        <table:table-row table:style-name="ro1">
          <table:table-cell office:value-type="float" office:value="20091024">
            <text:p>20091024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025">
            <text:p>2009102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026">
            <text:p>20091026</text:p>
          </table:table-cell>
          <table:table-cell office:value-type="float" office:value="29.25">
            <text:p>29.25</text:p>
          </table:table-cell>
          <table:table-cell office:value-type="float" office:value="24.75">
            <text:p>24.75</text:p>
          </table:table-cell>
          <table:table-cell table:number-columns-repeated="253"/>
        </table:table-row>
        <table:table-row table:style-name="ro1">
          <table:table-cell office:value-type="float" office:value="20091027">
            <text:p>20091027</text:p>
          </table:table-cell>
          <table:table-cell office:value-type="float" office:value="-1.07">
            <text:p>-1.07</text:p>
          </table:table-cell>
          <table:table-cell office:value-type="float" office:value="0.17">
            <text:p>0.17</text:p>
          </table:table-cell>
          <table:table-cell table:number-columns-repeated="253"/>
        </table:table-row>
        <table:table-row table:style-name="ro1">
          <table:table-cell office:value-type="float" office:value="20091028">
            <text:p>20091028</text:p>
          </table:table-cell>
          <table:table-cell office:value-type="float" office:value="31.49">
            <text:p>31.49</text:p>
          </table:table-cell>
          <table:table-cell office:value-type="float" office:value="27.76">
            <text:p>27.76</text:p>
          </table:table-cell>
          <table:table-cell table:number-columns-repeated="253"/>
        </table:table-row>
        <table:table-row table:style-name="ro1">
          <table:table-cell office:value-type="float" office:value="20091029">
            <text:p>20091029</text:p>
          </table:table-cell>
          <table:table-cell office:value-type="float" office:value="45.53">
            <text:p>45.53</text:p>
          </table:table-cell>
          <table:table-cell office:value-type="float" office:value="38.29">
            <text:p>38.29</text:p>
          </table:table-cell>
          <table:table-cell table:number-columns-repeated="253"/>
        </table:table-row>
        <table:table-row table:style-name="ro1">
          <table:table-cell office:value-type="float" office:value="20091030">
            <text:p>20091030</text:p>
          </table:table-cell>
          <table:table-cell office:value-type="float" office:value="70.35">
            <text:p>70.35</text:p>
          </table:table-cell>
          <table:table-cell office:value-type="float" office:value="61.87">
            <text:p>61.87</text:p>
          </table:table-cell>
          <table:table-cell table:number-columns-repeated="253"/>
        </table:table-row>
        <table:table-row table:style-name="ro1">
          <table:table-cell office:value-type="float" office:value="20091031">
            <text:p>2009103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101">
            <text:p>2009110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102">
            <text:p>20091102</text:p>
          </table:table-cell>
          <table:table-cell office:value-type="float" office:value="64.76">
            <text:p>64.76</text:p>
          </table:table-cell>
          <table:table-cell office:value-type="float" office:value="53.85">
            <text:p>53.85</text:p>
          </table:table-cell>
          <table:table-cell table:number-columns-repeated="253"/>
        </table:table-row>
        <table:table-row table:style-name="ro1">
          <table:table-cell office:value-type="float" office:value="20091103">
            <text:p>20091103</text:p>
          </table:table-cell>
          <table:table-cell office:value-type="float" office:value="37.11">
            <text:p>37.11</text:p>
          </table:table-cell>
          <table:table-cell office:value-type="float" office:value="32.27">
            <text:p>32.27</text:p>
          </table:table-cell>
          <table:table-cell table:number-columns-repeated="253"/>
        </table:table-row>
        <table:table-row table:style-name="ro1">
          <table:table-cell office:value-type="float" office:value="20091104">
            <text:p>20091104</text:p>
          </table:table-cell>
          <table:table-cell office:value-type="float" office:value="55.64">
            <text:p>55.64</text:p>
          </table:table-cell>
          <table:table-cell office:value-type="float" office:value="53.34">
            <text:p>53.34</text:p>
          </table:table-cell>
          <table:table-cell table:number-columns-repeated="253"/>
        </table:table-row>
        <table:table-row table:style-name="ro1">
          <table:table-cell office:value-type="float" office:value="20091105">
            <text:p>20091105</text:p>
          </table:table-cell>
          <table:table-cell office:value-type="float" office:value="61.11">
            <text:p>61.11</text:p>
          </table:table-cell>
          <table:table-cell office:value-type="float" office:value="58.36">
            <text:p>58.36</text:p>
          </table:table-cell>
          <table:table-cell table:number-columns-repeated="253"/>
        </table:table-row>
        <table:table-row table:style-name="ro1">
          <table:table-cell office:value-type="float" office:value="20091106">
            <text:p>20091106</text:p>
          </table:table-cell>
          <table:table-cell office:value-type="float" office:value="57.32">
            <text:p>57.32</text:p>
          </table:table-cell>
          <table:table-cell office:value-type="float" office:value="56.35">
            <text:p>56.35</text:p>
          </table:table-cell>
          <table:table-cell table:number-columns-repeated="253"/>
        </table:table-row>
        <table:table-row table:style-name="ro1">
          <table:table-cell office:value-type="float" office:value="20091107">
            <text:p>20091107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108">
            <text:p>2009110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109">
            <text:p>20091109</text:p>
          </table:table-cell>
          <table:table-cell office:value-type="float" office:value="27.56">
            <text:p>27.56</text:p>
          </table:table-cell>
          <table:table-cell office:value-type="float" office:value="30.27">
            <text:p>30.27</text:p>
          </table:table-cell>
          <table:table-cell table:number-columns-repeated="253"/>
        </table:table-row>
        <table:table-row table:style-name="ro1">
          <table:table-cell office:value-type="float" office:value="20091110">
            <text:p>20091110</text:p>
          </table:table-cell>
          <table:table-cell office:value-type="float" office:value="23.92">
            <text:p>23.92</text:p>
          </table:table-cell>
          <table:table-cell office:value-type="float" office:value="26.76">
            <text:p>26.76</text:p>
          </table:table-cell>
          <table:table-cell table:number-columns-repeated="253"/>
        </table:table-row>
        <table:table-row table:style-name="ro1">
          <table:table-cell office:value-type="float" office:value="20091111">
            <text:p>20091111</text:p>
          </table:table-cell>
          <table:table-cell office:value-type="float" office:value="40.14">
            <text:p>40.14</text:p>
          </table:table-cell>
          <table:table-cell office:value-type="float" office:value="43.81">
            <text:p>43.81</text:p>
          </table:table-cell>
          <table:table-cell table:number-columns-repeated="253"/>
        </table:table-row>
        <table:table-row table:style-name="ro1">
          <table:table-cell office:value-type="float" office:value="20091112">
            <text:p>20091112</text:p>
          </table:table-cell>
          <table:table-cell office:value-type="float" office:value="51.89">
            <text:p>51.89</text:p>
          </table:table-cell>
          <table:table-cell office:value-type="float" office:value="54.35">
            <text:p>54.35</text:p>
          </table:table-cell>
          <table:table-cell table:number-columns-repeated="253"/>
        </table:table-row>
        <table:table-row table:style-name="ro1">
          <table:table-cell office:value-type="float" office:value="20091113">
            <text:p>20091113</text:p>
          </table:table-cell>
          <table:table-cell office:value-type="float" office:value="50.21">
            <text:p>50.21</text:p>
          </table:table-cell>
          <table:table-cell office:value-type="float" office:value="53.85">
            <text:p>53.85</text:p>
          </table:table-cell>
          <table:table-cell table:number-columns-repeated="253"/>
        </table:table-row>
        <table:table-row table:style-name="ro1">
          <table:table-cell office:value-type="float" office:value="20091114">
            <text:p>20091114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115">
            <text:p>2009111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116">
            <text:p>20091116</text:p>
          </table:table-cell>
          <table:table-cell office:value-type="float" office:value="35.75">
            <text:p>35.75</text:p>
          </table:table-cell>
          <table:table-cell office:value-type="float" office:value="30.77">
            <text:p>30.77</text:p>
          </table:table-cell>
          <table:table-cell table:number-columns-repeated="253"/>
        </table:table-row>
        <table:table-row table:style-name="ro1">
          <table:table-cell office:value-type="float" office:value="20091117">
            <text:p>20091117</text:p>
          </table:table-cell>
          <table:table-cell office:value-type="float" office:value="16.58">
            <text:p>16.58</text:p>
          </table:table-cell>
          <table:table-cell office:value-type="float" office:value="18.18">
            <text:p>18.18</text:p>
          </table:table-cell>
          <table:table-cell table:number-columns-repeated="253"/>
        </table:table-row>
        <table:table-row table:style-name="ro1">
          <table:table-cell office:value-type="float" office:value="20091118">
            <text:p>20091118</text:p>
          </table:table-cell>
          <table:table-cell office:value-type="float" office:value="20.53">
            <text:p>20.53</text:p>
          </table:table-cell>
          <table:table-cell office:value-type="float" office:value="20.44">
            <text:p>20.44</text:p>
          </table:table-cell>
          <table:table-cell table:number-columns-repeated="253"/>
        </table:table-row>
        <table:table-row table:style-name="ro1">
          <table:table-cell office:value-type="float" office:value="20091119">
            <text:p>20091119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120">
            <text:p>20091120</text:p>
          </table:table-cell>
          <table:table-cell office:value-type="float" office:value="4.75">
            <text:p>4.75</text:p>
          </table:table-cell>
          <table:table-cell office:value-type="float" office:value="7.77">
            <text:p>7.77</text:p>
          </table:table-cell>
          <table:table-cell table:number-columns-repeated="253"/>
        </table:table-row>
        <table:table-row table:style-name="ro1">
          <table:table-cell office:value-type="float" office:value="20091121">
            <text:p>20091121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122">
            <text:p>20091122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123">
            <text:p>20091123</text:p>
          </table:table-cell>
          <table:table-cell office:value-type="float" office:value="-10.47">
            <text:p>-10.47</text:p>
          </table:table-cell>
          <table:table-cell office:value-type="float" office:value="-6.21">
            <text:p>-6.21</text:p>
          </table:table-cell>
          <table:table-cell table:number-columns-repeated="253"/>
        </table:table-row>
        <table:table-row table:style-name="ro1">
          <table:table-cell office:value-type="float" office:value="20091124">
            <text:p>20091124</text:p>
          </table:table-cell>
          <table:table-cell office:value-type="float" office:value="3.98">
            <text:p>3.98</text:p>
          </table:table-cell>
          <table:table-cell office:value-type="float" office:value="5.18">
            <text:p>5.18</text:p>
          </table:table-cell>
          <table:table-cell table:number-columns-repeated="253"/>
        </table:table-row>
        <table:table-row table:style-name="ro1">
          <table:table-cell office:value-type="float" office:value="20091125">
            <text:p>20091125</text:p>
          </table:table-cell>
          <table:table-cell office:value-type="float" office:value="30.37">
            <text:p>30.37</text:p>
          </table:table-cell>
          <table:table-cell office:value-type="float" office:value="31.27">
            <text:p>31.27</text:p>
          </table:table-cell>
          <table:table-cell table:number-columns-repeated="253"/>
        </table:table-row>
        <table:table-row table:style-name="ro1">
          <table:table-cell office:value-type="float" office:value="20091126">
            <text:p>20091126</text:p>
          </table:table-cell>
          <table:table-cell office:value-type="float" office:value="51.15">
            <text:p>51.15</text:p>
          </table:table-cell>
          <table:table-cell office:value-type="float" office:value="51.34">
            <text:p>51.34</text:p>
          </table:table-cell>
          <table:table-cell table:number-columns-repeated="253"/>
        </table:table-row>
        <table:table-row table:style-name="ro1">
          <table:table-cell office:value-type="float" office:value="20091127">
            <text:p>20091127</text:p>
          </table:table-cell>
          <table:table-cell office:value-type="float" office:value="42.38">
            <text:p>42.38</text:p>
          </table:table-cell>
          <table:table-cell office:value-type="float" office:value="44.31">
            <text:p>44.31</text:p>
          </table:table-cell>
          <table:table-cell table:number-columns-repeated="253"/>
        </table:table-row>
        <table:table-row table:style-name="ro1">
          <table:table-cell office:value-type="float" office:value="20091128">
            <text:p>20091128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129">
            <text:p>20091129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130">
            <text:p>20091130</text:p>
          </table:table-cell>
          <table:table-cell office:value-type="float" office:value="52.63">
            <text:p>52.63</text:p>
          </table:table-cell>
          <table:table-cell office:value-type="float" office:value="50.84">
            <text:p>50.84</text:p>
          </table:table-cell>
          <table:table-cell table:number-columns-repeated="253"/>
        </table:table-row>
        <table:table-row table:style-name="ro1">
          <table:table-cell office:value-type="float" office:value="20091201">
            <text:p>20091201</text:p>
          </table:table-cell>
          <table:table-cell office:value-type="float" office:value="55.97">
            <text:p>55.97</text:p>
          </table:table-cell>
          <table:table-cell office:value-type="float" office:value="55.35">
            <text:p>55.35</text:p>
          </table:table-cell>
          <table:table-cell table:number-columns-repeated="253"/>
        </table:table-row>
        <table:table-row table:style-name="ro1">
          <table:table-cell office:value-type="float" office:value="20091202">
            <text:p>20091202</text:p>
          </table:table-cell>
          <table:table-cell office:value-type="float" office:value="26.43">
            <text:p>26.43</text:p>
          </table:table-cell>
          <table:table-cell office:value-type="float" office:value="28.26">
            <text:p>28.26</text:p>
          </table:table-cell>
          <table:table-cell table:number-columns-repeated="253"/>
        </table:table-row>
        <table:table-row table:style-name="ro1">
          <table:table-cell office:value-type="float" office:value="20091203">
            <text:p>20091203</text:p>
          </table:table-cell>
          <table:table-cell office:value-type="float" office:value="25.04">
            <text:p>25.04</text:p>
          </table:table-cell>
          <table:table-cell office:value-type="float" office:value="23.75">
            <text:p>23.75</text:p>
          </table:table-cell>
          <table:table-cell table:number-columns-repeated="253"/>
        </table:table-row>
        <table:table-row table:style-name="ro1">
          <table:table-cell office:value-type="float" office:value="20091204">
            <text:p>20091204</text:p>
          </table:table-cell>
          <table:table-cell office:value-type="float" office:value="29.25">
            <text:p>29.25</text:p>
          </table:table-cell>
          <table:table-cell office:value-type="float" office:value="29.26">
            <text:p>29.26</text:p>
          </table:table-cell>
          <table:table-cell table:number-columns-repeated="253"/>
        </table:table-row>
        <table:table-row table:style-name="ro1">
          <table:table-cell office:value-type="float" office:value="20091205">
            <text:p>20091205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206">
            <text:p>20091206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207">
            <text:p>20091207</text:p>
          </table:table-cell>
          <table:table-cell office:value-type="float" office:value="4.18">
            <text:p>4.18</text:p>
          </table:table-cell>
          <table:table-cell office:value-type="float" office:value="7.19">
            <text:p>7.19</text:p>
          </table:table-cell>
          <table:table-cell table:number-columns-repeated="253"/>
        </table:table-row>
        <table:table-row table:style-name="ro1">
          <table:table-cell office:value-type="float" office:value="20091208">
            <text:p>20091208</text:p>
          </table:table-cell>
          <table:table-cell office:value-type="float" office:value="18.27">
            <text:p>18.27</text:p>
          </table:table-cell>
          <table:table-cell office:value-type="float" office:value="20.74">
            <text:p>20.74</text:p>
          </table:table-cell>
          <table:table-cell table:number-columns-repeated="253"/>
        </table:table-row>
        <table:table-row table:style-name="ro1">
          <table:table-cell office:value-type="float" office:value="20091209">
            <text:p>20091209</text:p>
          </table:table-cell>
          <table:table-cell office:value-type="float" office:value="21.36">
            <text:p>21.36</text:p>
          </table:table-cell>
          <table:table-cell office:value-type="float" office:value="24.25">
            <text:p>24.25</text:p>
          </table:table-cell>
          <table:table-cell table:number-columns-repeated="253"/>
        </table:table-row>
        <table:table-row table:style-name="ro1">
          <table:table-cell office:value-type="float" office:value="20091210">
            <text:p>20091210</text:p>
          </table:table-cell>
          <table:table-cell office:value-type="float" office:value="55.25">
            <text:p>55.25</text:p>
          </table:table-cell>
          <table:table-cell office:value-type="float" office:value="52.84">
            <text:p>52.84</text:p>
          </table:table-cell>
          <table:table-cell table:number-columns-repeated="253"/>
        </table:table-row>
        <table:table-row table:style-name="ro1">
          <table:table-cell office:value-type="float" office:value="20091211">
            <text:p>20091211</text:p>
          </table:table-cell>
          <table:table-cell office:value-type="float" office:value="53.01">
            <text:p>53.01</text:p>
          </table:table-cell>
          <table:table-cell office:value-type="float" office:value="47.83">
            <text:p>47.83</text:p>
          </table:table-cell>
          <table:table-cell table:number-columns-repeated="253"/>
        </table:table-row>
        <table:table-row table:style-name="ro1">
          <table:table-cell office:value-type="float" office:value="20091212">
            <text:p>20091212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213">
            <text:p>20091213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214">
            <text:p>20091214</text:p>
          </table:table-cell>
          <table:table-cell office:value-type="float" office:value="1.73">
            <text:p>1.73</text:p>
          </table:table-cell>
          <table:table-cell office:value-type="float" office:value="-3.34">
            <text:p>-3.34</text:p>
          </table:table-cell>
          <table:table-cell table:number-columns-repeated="253"/>
        </table:table-row>
        <table:table-row table:style-name="ro1">
          <table:table-cell office:value-type="float" office:value="20091215">
            <text:p>20091215</text:p>
          </table:table-cell>
          <table:table-cell office:value-type="float" office:value="-5.57">
            <text:p>-5.57</text:p>
          </table:table-cell>
          <table:table-cell office:value-type="float" office:value="-6.86">
            <text:p>-6.86</text:p>
          </table:table-cell>
          <table:table-cell table:number-columns-repeated="253"/>
        </table:table-row>
        <table:table-row table:style-name="ro1">
          <table:table-cell office:value-type="float" office:value="20091216">
            <text:p>20091216</text:p>
          </table:table-cell>
          <table:table-cell office:value-type="float" office:value="-9.5">
            <text:p>-9.5</text:p>
          </table:table-cell>
          <table:table-cell office:value-type="float" office:value="-1.34">
            <text:p>-1.34</text:p>
          </table:table-cell>
          <table:table-cell table:number-columns-repeated="253"/>
        </table:table-row>
        <table:table-row table:style-name="ro1">
          <table:table-cell office:value-type="float" office:value="20091217">
            <text:p>20091217</text:p>
          </table:table-cell>
          <table:table-cell office:value-type="float" office:value="-23.53">
            <text:p>-23.53</text:p>
          </table:table-cell>
          <table:table-cell office:value-type="float" office:value="-13.88">
            <text:p>-13.88</text:p>
          </table:table-cell>
          <table:table-cell table:number-columns-repeated="253"/>
        </table:table-row>
        <table:table-row table:style-name="ro1">
          <table:table-cell office:value-type="float" office:value="20091218">
            <text:p>20091218</text:p>
          </table:table-cell>
          <table:table-cell office:value-type="float" office:value="12.17">
            <text:p>12.17</text:p>
          </table:table-cell>
          <table:table-cell office:value-type="float" office:value="18.73">
            <text:p>18.73</text:p>
          </table:table-cell>
          <table:table-cell table:number-columns-repeated="253"/>
        </table:table-row>
        <table:table-row table:style-name="ro1">
          <table:table-cell office:value-type="float" office:value="20091219">
            <text:p>20091219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220">
            <text:p>20091220</text:p>
          </table:table-cell>
          <table:table-cell office:value-type="string">
            <text:p>NaN</text:p>
          </table:table-cell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221">
            <text:p>20091221</text:p>
          </table:table-cell>
          <table:table-cell office:value-type="float" office:value="6.37">
            <text:p>6.37</text:p>
          </table:table-cell>
          <table:table-cell office:value-type="float" office:value="8.19">
            <text:p>8.19</text:p>
          </table:table-cell>
          <table:table-cell table:number-columns-repeated="253"/>
        </table:table-row>
        <table:table-row table:style-name="ro1">
          <table:table-cell office:value-type="float" office:value="20091222">
            <text:p>20091222</text:p>
          </table:table-cell>
          <table:table-cell office:value-type="float" office:value="30.89">
            <text:p>30.89</text:p>
          </table:table-cell>
          <table:table-cell office:value-type="float" office:value="25.25">
            <text:p>25.25</text:p>
          </table:table-cell>
          <table:table-cell table:number-columns-repeated="253"/>
        </table:table-row>
        <table:table-row table:style-name="ro1">
          <table:table-cell office:value-type="float" office:value="20091223">
            <text:p>20091223</text:p>
          </table:table-cell>
          <table:table-cell office:value-type="float" office:value="71.58">
            <text:p>71.58</text:p>
          </table:table-cell>
          <table:table-cell office:value-type="float" office:value="63.38">
            <text:p>63.38</text:p>
          </table:table-cell>
          <table:table-cell table:number-columns-repeated="253"/>
        </table:table-row>
        <table:table-row table:style-name="ro1">
          <table:table-cell office:value-type="float" office:value="20091224">
            <text:p>20091224</text:p>
          </table:table-cell>
          <table:table-cell/>
          <table:table-cell office:value-type="float" office:value="50.84">
            <text:p>50.84</text:p>
          </table:table-cell>
          <table:table-cell table:number-columns-repeated="253"/>
        </table:table-row>
        <table:table-row table:style-name="ro1">
          <table:table-cell office:value-type="float" office:value="20091225">
            <text:p>20091225</text:p>
          </table:table-cell>
          <table:table-cell/>
          <table:table-cell office:value-type="float" office:value="57.36">
            <text:p>57.36</text:p>
          </table:table-cell>
          <table:table-cell table:number-columns-repeated="253"/>
        </table:table-row>
        <table:table-row table:style-name="ro1">
          <table:table-cell office:value-type="float" office:value="20091226">
            <text:p>20091226</text:p>
          </table:table-cell>
          <table:table-cell/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227">
            <text:p>20091227</text:p>
          </table:table-cell>
          <table:table-cell/>
          <table:table-cell office:value-type="string">
            <text:p><text:s/>NaN</text:p>
          </table:table-cell>
          <table:table-cell table:number-columns-repeated="253"/>
        </table:table-row>
        <table:table-row table:style-name="ro1">
          <table:table-cell office:value-type="float" office:value="20091228">
            <text:p>20091228</text:p>
          </table:table-cell>
          <table:table-cell/>
          <table:table-cell office:value-type="float" office:value="50.84">
            <text:p>50.84</text:p>
          </table:table-cell>
          <table:table-cell table:number-columns-repeated="253"/>
        </table:table-row>
        <table:table-row table:style-name="ro1">
          <table:table-cell office:value-type="float" office:value="20091229">
            <text:p>20091229</text:p>
          </table:table-cell>
          <table:table-cell/>
          <table:table-cell office:value-type="float" office:value="47.32">
            <text:p>47.32</text:p>
          </table:table-cell>
          <table:table-cell table:number-columns-repeated="253"/>
        </table:table-row>
        <table:table-row table:style-name="ro1">
          <table:table-cell office:value-type="float" office:value="20091230">
            <text:p>20091230</text:p>
          </table:table-cell>
          <table:table-cell/>
          <table:table-cell office:value-type="float" office:value="49.33">
            <text:p>49.33</text:p>
          </table:table-cell>
          <table:table-cell table:number-columns-repeated="253"/>
        </table:table-row>
        <table:table-row table:style-name="ro1">
          <table:table-cell office:value-type="float" office:value="20091231">
            <text:p>20091231</text:p>
          </table:table-cell>
          <table:table-cell/>
          <table:table-cell office:value-type="float" office:value="45.32">
            <text:p>45.32</text:p>
          </table:table-cell>
          <table:table-cell table:number-columns-repeated="25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" svg:font-family="'Luxi Sans'" style:font-family-generic="swiss" style:font-pitch="variable"/>
    <style:font-face style:name="Luxi Sans1" svg:font-family="'Luxi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uxi Sans" fo:language="en" fo:country="US" style:font-name-asian="Luxi Sans1" style:language-asian="en" style:country-asian="US" style:font-name-complex="Luxi Sans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uxi Sans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2">04/02/2010</text:date>, <text:time>15:23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10-04-02T15:10:40</meta:creation-date>
    <dc:date>2010-04-02T15:23:01</dc:date>
    <dc:language>en-US</dc:language>
    <meta:editing-cycles>4</meta:editing-cycles>
    <meta:editing-duration>PT13M4S</meta:editing-duration>
    <meta:user-defined meta:name="Info 1"/>
    <meta:user-defined meta:name="Info 2"/>
    <meta:user-defined meta:name="Info 3"/>
    <meta:user-defined meta:name="Info 4"/>
    <meta:document-statistic meta:table-count="1" meta:cell-count="10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/>
      <style:text-properties fo:font-family="'Luxi Sans'" style:font-family-generic="swiss" style:font-pitch="variable" fo:font-size="13pt" style:font-family-asian="'Luxi Sans'" style:font-family-generic-asian="system" style:font-pitch-asian="variable" style:font-size-asian="13pt" style:font-family-complex="'Luxi Sans'" style:font-family-generic-complex="system" style:font-pitch-complex="variable" style:font-size-complex="13pt"/>
    </style:style>
    <style:style style:name="ch3" style:family="chart">
      <style:graphic-properties draw:fill="solid" draw:fill-color="#d9d9d9"/>
      <style:text-properties fo:font-family="'Luxi Sans'" style:font-family-generic="swiss" style:font-pitch="variable" fo:font-size="6pt" style:font-family-asian="'Luxi Sans'" style:font-family-generic-asian="system" style:font-pitch-asian="variable" style:font-size-asian="6pt" style:font-family-complex="'Luxi Sans'" style:font-family-generic-complex="system" style:font-pitch-complex="variable" style:font-size-complex="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family-generic-asian="system" style:font-pitch-asian="variable" style:font-size-asian="7pt" style:font-family-complex="'Luxi Sans'" style:font-family-generic-complex="system" style:font-pitch-complex="variable" style:font-size-complex="7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'Luxi Sans'" style:font-family-generic="swiss" style:font-pitch="variable" fo:font-size="7pt" style:font-family-asian="'Luxi Sans'" style:font-family-generic-asian="system" style:font-pitch-asian="variable" style:font-size-asian="7pt" style:font-family-complex="'Luxi Sans'" style:font-family-generic-complex="system" style:font-pitch-complex="variable" style:font-size-complex="7pt"/>
    </style:style>
    <style:style style:name="ch7" style:family="chart">
      <style:graphic-properties svg:stroke-color="#9999ff" draw:fill-color="#9999ff"/>
      <style:text-properties fo:font-family="'Luxi Sans'" style:font-family-generic="swiss" style:font-pitch="variable" fo:font-size="6pt" style:font-family-asian="'Luxi Sans'" style:font-family-generic-asian="system" style:font-pitch-asian="variable" style:font-size-asian="6pt" style:font-family-complex="'Luxi Sans'" style:font-family-generic-complex="system" style:font-pitch-complex="variable" style:font-size-complex="6pt"/>
    </style:style>
    <style:style style:name="ch8" style:family="chart">
      <style:graphic-properties svg:stroke-color="#993366" draw:fill-color="#993366"/>
      <style:text-properties fo:font-family="'Luxi Sans'" style:font-family-generic="swiss" style:font-pitch="variable" fo:font-size="6pt" style:font-family-asian="'Luxi Sans'" style:font-family-generic-asian="system" style:font-pitch-asian="variable" style:font-size-asian="6pt" style:font-family-complex="'Luxi Sans'" style:font-family-generic-complex="system" style:font-pitch-complex="variable" style:font-size-complex="6pt"/>
    </style:style>
    <style:style style:name="ch9" style:family="chart">
      <style:graphic-properties svg:stroke-color="#ffffcc" draw:fill-color="#ffffcc"/>
      <style:text-properties fo:font-family="'Luxi Sans'" style:font-family-generic="swiss" style:font-pitch="variable" fo:font-size="6pt" style:font-family-asian="'Luxi Sans'" style:font-family-generic-asian="system" style:font-pitch-asian="variable" style:font-size-asian="6pt" style:font-family-complex="'Luxi Sans'" style:font-family-generic-complex="system" style:font-pitch-complex="variable" style:font-size-complex="6pt"/>
    </style:style>
    <style:style style:name="ch10" style:family="chart">
      <style:graphic-properties draw:stroke="none" draw:fill="solid" draw:fill-color="#d9d9d9"/>
    </style:style>
    <style:style style:name="ch11" style:family="chart">
      <style:graphic-properties draw:stroke="none" draw:fill-color="#999999"/>
    </style:style>
  </office:automatic-styles>
  <office:body>
    <office:chart>
      <chart:chart svg:width="8cm" svg:height="7cm" chart:class="chart:line" chart:style-name="ch1">
        <chart:title svg:x="3.008cm" svg:y="0.14cm" chart:style-name="ch2">
          <text:p>Main Title</text:p>
        </chart:title>
        <chart:legend chart:legend-position="end" svg:x="6.476cm" svg:y="2.979cm" chart:style-name="ch3"/>
        <chart:plot-area chart:style-name="ch4" table:cell-range-address="Sheet1.$A$2:.$C$366" chart:table-number-list="0" svg:x="0.16cm" svg:y="0.97cm" svg:width="5.997cm" svg:height="5.89cm">
          <chart:axis chart:dimension="x" chart:name="primary-x" chart:style-name="ch5">
            <chart:categories table:cell-range-address="local-table.A2:.A366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365"/>
          </chart:series>
          <chart:series chart:style-name="ch8">
            <chart:data-point chart:repeated="365"/>
          </chart:series>
          <chart:series chart:style-name="ch9">
            <chart:data-point chart:repeated="36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20090101">
                <text:p>20090101</text:p>
              </table:table-cell>
              <table:table-cell office:value-type="float" office:value="-4.05">
                <text:p>-4.05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0090102">
                <text:p>20090102</text:p>
              </table:table-cell>
              <table:table-cell office:value-type="float" office:value="3.22">
                <text:p>3.22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20090103">
                <text:p>200901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20090104">
                <text:p>200901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20090105">
                <text:p>20090105</text:p>
              </table:table-cell>
              <table:table-cell office:value-type="float" office:value="27.86">
                <text:p>27.86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20090106">
                <text:p>20090106</text:p>
              </table:table-cell>
              <table:table-cell office:value-type="float" office:value="66.31">
                <text:p>66.31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20090107">
                <text:p>20090107</text:p>
              </table:table-cell>
              <table:table-cell office:value-type="float" office:value="56.76">
                <text:p>56.76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20090108">
                <text:p>20090108</text:p>
              </table:table-cell>
              <table:table-cell office:value-type="float" office:value="65.62">
                <text:p>65.62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20090109">
                <text:p>20090109</text:p>
              </table:table-cell>
              <table:table-cell office:value-type="float" office:value="68.67">
                <text:p>68.67</text:p>
              </table:table-cell>
              <table:table-cell office:value-type="float" office:value="64.38">
                <text:p>64.38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20090110">
                <text:p>200901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</text:p>
              </table:table-cell>
              <table:table-cell office:value-type="float" office:value="20090111">
                <text:p>200901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</text:p>
              </table:table-cell>
              <table:table-cell office:value-type="float" office:value="20090112">
                <text:p>20090112</text:p>
              </table:table-cell>
              <table:table-cell office:value-type="float" office:value="54.13">
                <text:p>54.13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Row 14</text:p>
              </table:table-cell>
              <table:table-cell office:value-type="float" office:value="20090113">
                <text:p>20090113</text:p>
              </table:table-cell>
              <table:table-cell office:value-type="float" office:value="37.58">
                <text:p>37.58</text:p>
              </table:table-cell>
              <table:table-cell office:value-type="float" office:value="37.79">
                <text:p>37.79</text:p>
              </table:table-cell>
            </table:table-row>
            <table:table-row>
              <table:table-cell office:value-type="string">
                <text:p>Row 15</text:p>
              </table:table-cell>
              <table:table-cell office:value-type="float" office:value="20090114">
                <text:p>20090114</text:p>
              </table:table-cell>
              <table:table-cell office:value-type="float" office:value="26.43">
                <text:p>26.43</text:p>
              </table:table-cell>
              <table:table-cell office:value-type="float" office:value="29.77">
                <text:p>29.77</text:p>
              </table:table-cell>
            </table:table-row>
            <table:table-row>
              <table:table-cell office:value-type="string">
                <text:p>Row 16</text:p>
              </table:table-cell>
              <table:table-cell office:value-type="float" office:value="20090115">
                <text:p>20090115</text:p>
              </table:table-cell>
              <table:table-cell office:value-type="float" office:value="34.23">
                <text:p>34.23</text:p>
              </table:table-cell>
              <table:table-cell office:value-type="float" office:value="33.78">
                <text:p>33.78</text:p>
              </table:table-cell>
            </table:table-row>
            <table:table-row>
              <table:table-cell office:value-type="string">
                <text:p>Row 17</text:p>
              </table:table-cell>
              <table:table-cell office:value-type="float" office:value="20090116">
                <text:p>20090116</text:p>
              </table:table-cell>
              <table:table-cell office:value-type="float" office:value="25.32">
                <text:p>25.32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20090117">
                <text:p>200901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</text:p>
              </table:table-cell>
              <table:table-cell office:value-type="float" office:value="20090118">
                <text:p>200901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</text:p>
              </table:table-cell>
              <table:table-cell office:value-type="float" office:value="20090119">
                <text:p>20090119</text:p>
              </table:table-cell>
              <table:table-cell office:value-type="float" office:value="0.42">
                <text:p>0.42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Row 21</text:p>
              </table:table-cell>
              <table:table-cell office:value-type="float" office:value="20090120">
                <text:p>20090120</text:p>
              </table:table-cell>
              <table:table-cell office:value-type="float" office:value="2.86">
                <text:p>2.8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Row 22</text:p>
              </table:table-cell>
              <table:table-cell office:value-type="float" office:value="20090121">
                <text:p>20090121</text:p>
              </table:table-cell>
              <table:table-cell office:value-type="float" office:value="1.73">
                <text:p>1.73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Row 23</text:p>
              </table:table-cell>
              <table:table-cell office:value-type="float" office:value="20090122">
                <text:p>20090122</text:p>
              </table:table-cell>
              <table:table-cell office:value-type="float" office:value="-16.23">
                <text:p>-16.23</text:p>
              </table:table-cell>
              <table:table-cell office:value-type="float" office:value="-8.86">
                <text:p>-8.86</text:p>
              </table:table-cell>
            </table:table-row>
            <table:table-row>
              <table:table-cell office:value-type="string">
                <text:p>Row 24</text:p>
              </table:table-cell>
              <table:table-cell office:value-type="float" office:value="20090123">
                <text:p>20090123</text:p>
              </table:table-cell>
              <table:table-cell office:value-type="float" office:value="15.53">
                <text:p>15.53</text:p>
              </table:table-cell>
              <table:table-cell office:value-type="float" office:value="18.23">
                <text:p>18.23</text:p>
              </table:table-cell>
            </table:table-row>
            <table:table-row>
              <table:table-cell office:value-type="string">
                <text:p>Row 25</text:p>
              </table:table-cell>
              <table:table-cell office:value-type="float" office:value="20090124">
                <text:p>200901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</text:p>
              </table:table-cell>
              <table:table-cell office:value-type="float" office:value="20090125">
                <text:p>200901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</text:p>
              </table:table-cell>
              <table:table-cell office:value-type="float" office:value="20090126">
                <text:p>20090126</text:p>
              </table:table-cell>
              <table:table-cell office:value-type="float" office:value="18.63">
                <text:p>18.63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Row 28</text:p>
              </table:table-cell>
              <table:table-cell office:value-type="float" office:value="20090127">
                <text:p>20090127</text:p>
              </table:table-cell>
              <table:table-cell office:value-type="float" office:value="5.81">
                <text:p>5.81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Row 29</text:p>
              </table:table-cell>
              <table:table-cell office:value-type="float" office:value="20090128">
                <text:p>20090128</text:p>
              </table:table-cell>
              <table:table-cell office:value-type="float" office:value="4.69">
                <text:p>4.6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30</text:p>
              </table:table-cell>
              <table:table-cell office:value-type="float" office:value="20090129">
                <text:p>20090129</text:p>
              </table:table-cell>
              <table:table-cell office:value-type="float" office:value="22.24">
                <text:p>22.24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Row 31</text:p>
              </table:table-cell>
              <table:table-cell office:value-type="float" office:value="20090130">
                <text:p>20090130</text:p>
              </table:table-cell>
              <table:table-cell office:value-type="float" office:value="20">
                <text:p>20</text:p>
              </table:table-cell>
              <table:table-cell office:value-type="float" office:value="20.23">
                <text:p>20.23</text:p>
              </table:table-cell>
            </table:table-row>
            <table:table-row>
              <table:table-cell office:value-type="string">
                <text:p>Row 32</text:p>
              </table:table-cell>
              <table:table-cell office:value-type="float" office:value="20090131">
                <text:p>200901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3</text:p>
              </table:table-cell>
              <table:table-cell office:value-type="float" office:value="20090201">
                <text:p>200902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4</text:p>
              </table:table-cell>
              <table:table-cell office:value-type="float" office:value="20090202">
                <text:p>20090202</text:p>
              </table:table-cell>
              <table:table-cell office:value-type="float" office:value="73.15">
                <text:p>73.15</text:p>
              </table:table-cell>
              <table:table-cell office:value-type="float" office:value="71.91">
                <text:p>71.91</text:p>
              </table:table-cell>
            </table:table-row>
            <table:table-row>
              <table:table-cell office:value-type="string">
                <text:p>Row 35</text:p>
              </table:table-cell>
              <table:table-cell office:value-type="float" office:value="20090203">
                <text:p>20090203</text:p>
              </table:table-cell>
              <table:table-cell office:value-type="float" office:value="68.23">
                <text:p>68.23</text:p>
              </table:table-cell>
              <table:table-cell office:value-type="float" office:value="65.38">
                <text:p>65.38</text:p>
              </table:table-cell>
            </table:table-row>
            <table:table-row>
              <table:table-cell office:value-type="string">
                <text:p>Row 36</text:p>
              </table:table-cell>
              <table:table-cell office:value-type="float" office:value="20090204">
                <text:p>20090204</text:p>
              </table:table-cell>
              <table:table-cell office:value-type="float" office:value="67.67">
                <text:p>67.67</text:p>
              </table:table-cell>
              <table:table-cell office:value-type="float" office:value="61.37">
                <text:p>61.37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20090205">
                <text:p>20090205</text:p>
              </table:table-cell>
              <table:table-cell office:value-type="float" office:value="52.63">
                <text:p>52.63</text:p>
              </table:table-cell>
              <table:table-cell office:value-type="float" office:value="46.32">
                <text:p>46.32</text:p>
              </table:table-cell>
            </table:table-row>
            <table:table-row>
              <table:table-cell office:value-type="string">
                <text:p>Row 38</text:p>
              </table:table-cell>
              <table:table-cell office:value-type="float" office:value="20090206">
                <text:p>20090206</text:p>
              </table:table-cell>
              <table:table-cell office:value-type="float" office:value="35.35">
                <text:p>35.35</text:p>
              </table:table-cell>
              <table:table-cell office:value-type="float" office:value="32.27">
                <text:p>32.27</text:p>
              </table:table-cell>
            </table:table-row>
            <table:table-row>
              <table:table-cell office:value-type="string">
                <text:p>Row 39</text:p>
              </table:table-cell>
              <table:table-cell office:value-type="float" office:value="20090207">
                <text:p>200902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0</text:p>
              </table:table-cell>
              <table:table-cell office:value-type="float" office:value="20090208">
                <text:p>200902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1</text:p>
              </table:table-cell>
              <table:table-cell office:value-type="float" office:value="20090209">
                <text:p>20090209</text:p>
              </table:table-cell>
              <table:table-cell office:value-type="float" office:value="24.2">
                <text:p>24.2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Row 42</text:p>
              </table:table-cell>
              <table:table-cell office:value-type="float" office:value="20090210">
                <text:p>20090210</text:p>
              </table:table-cell>
              <table:table-cell office:value-type="float" office:value="22.53">
                <text:p>22.53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Row 43</text:p>
              </table:table-cell>
              <table:table-cell office:value-type="float" office:value="20090211">
                <text:p>20090211</text:p>
              </table:table-cell>
              <table:table-cell office:value-type="float" office:value="26.43">
                <text:p>26.43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Row 44</text:p>
              </table:table-cell>
              <table:table-cell office:value-type="float" office:value="20090212">
                <text:p>20090212</text:p>
              </table:table-cell>
              <table:table-cell office:value-type="float" office:value="19.74">
                <text:p>19.74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Row 45</text:p>
              </table:table-cell>
              <table:table-cell office:value-type="float" office:value="20090213">
                <text:p>20090213</text:p>
              </table:table-cell>
              <table:table-cell office:value-type="float" office:value="31.45">
                <text:p>31.45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Row 46</text:p>
              </table:table-cell>
              <table:table-cell office:value-type="float" office:value="20090214">
                <text:p>200902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7</text:p>
              </table:table-cell>
              <table:table-cell office:value-type="float" office:value="20090215">
                <text:p>200902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8</text:p>
              </table:table-cell>
              <table:table-cell office:value-type="float" office:value="20090216">
                <text:p>200902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49</text:p>
              </table:table-cell>
              <table:table-cell office:value-type="float" office:value="20090217">
                <text:p>20090217</text:p>
              </table:table-cell>
              <table:table-cell office:value-type="float" office:value="1.73">
                <text:p>1.73</text:p>
              </table:table-cell>
              <table:table-cell office:value-type="float" office:value="5.69">
                <text:p>5.69</text:p>
              </table:table-cell>
            </table:table-row>
            <table:table-row>
              <table:table-cell office:value-type="string">
                <text:p>Row 50</text:p>
              </table:table-cell>
              <table:table-cell office:value-type="float" office:value="20090218">
                <text:p>20090218</text:p>
              </table:table-cell>
              <table:table-cell office:value-type="float" office:value="2.86">
                <text:p>2.86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Row 51</text:p>
              </table:table-cell>
              <table:table-cell office:value-type="float" office:value="20090219">
                <text:p>20090219</text:p>
              </table:table-cell>
              <table:table-cell office:value-type="float" office:value="-7.25">
                <text:p>-7.25</text:p>
              </table:table-cell>
              <table:table-cell office:value-type="float" office:value="-1.68">
                <text:p>-1.68</text:p>
              </table:table-cell>
            </table:table-row>
            <table:table-row>
              <table:table-cell office:value-type="string">
                <text:p>Row 52</text:p>
              </table:table-cell>
              <table:table-cell office:value-type="float" office:value="20090220">
                <text:p>20090220</text:p>
              </table:table-cell>
              <table:table-cell office:value-type="float" office:value="-33.64">
                <text:p>-33.64</text:p>
              </table:table-cell>
              <table:table-cell office:value-type="float" office:value="-24.92">
                <text:p>-24.92</text:p>
              </table:table-cell>
            </table:table-row>
            <table:table-row>
              <table:table-cell office:value-type="string">
                <text:p>Row 53</text:p>
              </table:table-cell>
              <table:table-cell office:value-type="float" office:value="20090221">
                <text:p>200902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4</text:p>
              </table:table-cell>
              <table:table-cell office:value-type="float" office:value="20090222">
                <text:p>200902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55</text:p>
              </table:table-cell>
              <table:table-cell office:value-type="float" office:value="20090223">
                <text:p>20090223</text:p>
              </table:table-cell>
              <table:table-cell office:value-type="float" office:value="9.6">
                <text:p>9.6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20090224">
                <text:p>20090224</text:p>
              </table:table-cell>
              <table:table-cell office:value-type="float" office:value="5.46">
                <text:p>5.46</text:p>
              </table:table-cell>
              <table:table-cell office:value-type="float" office:value="6.69">
                <text:p>6.69</text:p>
              </table:table-cell>
            </table:table-row>
            <table:table-row>
              <table:table-cell office:value-type="string">
                <text:p>Row 57</text:p>
              </table:table-cell>
              <table:table-cell office:value-type="float" office:value="20090225">
                <text:p>20090225</text:p>
              </table:table-cell>
              <table:table-cell office:value-type="float" office:value="31.75">
                <text:p>31.75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string">
                <text:p>Row 58</text:p>
              </table:table-cell>
              <table:table-cell office:value-type="float" office:value="20090226">
                <text:p>20090226</text:p>
              </table:table-cell>
              <table:table-cell office:value-type="float" office:value="1.#NAN">
                <text:p>1.#NAN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Row 59</text:p>
              </table:table-cell>
              <table:table-cell office:value-type="float" office:value="20090227">
                <text:p>20090227</text:p>
              </table:table-cell>
              <table:table-cell office:value-type="float" office:value="1.#NAN">
                <text:p>1.#NAN</text:p>
              </table:table-cell>
              <table:table-cell office:value-type="float" office:value="30.27">
                <text:p>30.27</text:p>
              </table:table-cell>
            </table:table-row>
            <table:table-row>
              <table:table-cell office:value-type="string">
                <text:p>Row 60</text:p>
              </table:table-cell>
              <table:table-cell office:value-type="float" office:value="20090228">
                <text:p>200902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1</text:p>
              </table:table-cell>
              <table:table-cell office:value-type="float" office:value="20090301">
                <text:p>200903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2</text:p>
              </table:table-cell>
              <table:table-cell office:value-type="float" office:value="20090302">
                <text:p>20090302</text:p>
              </table:table-cell>
              <table:table-cell office:value-type="float" office:value="1.#NAN">
                <text:p>1.#NAN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Row 63</text:p>
              </table:table-cell>
              <table:table-cell office:value-type="float" office:value="20090303">
                <text:p>20090303</text:p>
              </table:table-cell>
              <table:table-cell office:value-type="float" office:value="70.46">
                <text:p>70.46</text:p>
              </table:table-cell>
              <table:table-cell office:value-type="float" office:value="68.9">
                <text:p>68.9</text:p>
              </table:table-cell>
            </table:table-row>
            <table:table-row>
              <table:table-cell office:value-type="string">
                <text:p>Row 64</text:p>
              </table:table-cell>
              <table:table-cell office:value-type="float" office:value="20090304">
                <text:p>20090304</text:p>
              </table:table-cell>
              <table:table-cell office:value-type="float" office:value="33.12">
                <text:p>33.12</text:p>
              </table:table-cell>
              <table:table-cell office:value-type="float" office:value="32.78">
                <text:p>32.78</text:p>
              </table:table-cell>
            </table:table-row>
            <table:table-row>
              <table:table-cell office:value-type="string">
                <text:p>Row 65</text:p>
              </table:table-cell>
              <table:table-cell office:value-type="float" office:value="20090305">
                <text:p>20090305</text:p>
              </table:table-cell>
              <table:table-cell office:value-type="float" office:value="21.41">
                <text:p>21.41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Row 66</text:p>
              </table:table-cell>
              <table:table-cell office:value-type="float" office:value="20090306">
                <text:p>20090306</text:p>
              </table:table-cell>
              <table:table-cell office:value-type="float" office:value="0.79">
                <text:p>0.79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Row 67</text:p>
              </table:table-cell>
              <table:table-cell office:value-type="float" office:value="20090307">
                <text:p>200903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8</text:p>
              </table:table-cell>
              <table:table-cell office:value-type="float" office:value="20090308">
                <text:p>200903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69</text:p>
              </table:table-cell>
              <table:table-cell office:value-type="float" office:value="20090309">
                <text:p>20090309</text:p>
              </table:table-cell>
              <table:table-cell office:value-type="float" office:value="-30.42">
                <text:p>-30.42</text:p>
              </table:table-cell>
              <table:table-cell office:value-type="float" office:value="-20.4">
                <text:p>-20.4</text:p>
              </table:table-cell>
            </table:table-row>
            <table:table-row>
              <table:table-cell office:value-type="string">
                <text:p>Row 70</text:p>
              </table:table-cell>
              <table:table-cell office:value-type="float" office:value="20090310">
                <text:p>20090310</text:p>
              </table:table-cell>
              <table:table-cell office:value-type="float" office:value="-3.11">
                <text:p>-3.11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string">
                <text:p>Row 71</text:p>
              </table:table-cell>
              <table:table-cell office:value-type="float" office:value="20090311">
                <text:p>20090311</text:p>
              </table:table-cell>
              <table:table-cell office:value-type="float" office:value="32.56">
                <text:p>32.56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Row 72</text:p>
              </table:table-cell>
              <table:table-cell office:value-type="float" office:value="20090312">
                <text:p>20090312</text:p>
              </table:table-cell>
              <table:table-cell office:value-type="float" office:value="45.38">
                <text:p>45.38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Row 73</text:p>
              </table:table-cell>
              <table:table-cell office:value-type="float" office:value="20090313">
                <text:p>20090313</text:p>
              </table:table-cell>
              <table:table-cell office:value-type="float" office:value="35.91">
                <text:p>35.91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Row 74</text:p>
              </table:table-cell>
              <table:table-cell office:value-type="float" office:value="20090314">
                <text:p>200903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20090315">
                <text:p>200903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6</text:p>
              </table:table-cell>
              <table:table-cell office:value-type="float" office:value="20090316">
                <text:p>20090316</text:p>
              </table:table-cell>
              <table:table-cell office:value-type="float" office:value="25.87">
                <text:p>25.87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Row 77</text:p>
              </table:table-cell>
              <table:table-cell office:value-type="float" office:value="20090317">
                <text:p>20090317</text:p>
              </table:table-cell>
              <table:table-cell office:value-type="float" office:value="4.69">
                <text:p>4.69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Row 78</text:p>
              </table:table-cell>
              <table:table-cell office:value-type="float" office:value="20090318">
                <text:p>200903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79</text:p>
              </table:table-cell>
              <table:table-cell office:value-type="float" office:value="20090319">
                <text:p>20090319</text:p>
              </table:table-cell>
              <table:table-cell office:value-type="float" office:value="25.88">
                <text:p>25.88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Row 80</text:p>
              </table:table-cell>
              <table:table-cell office:value-type="float" office:value="20090320">
                <text:p>20090320</text:p>
              </table:table-cell>
              <table:table-cell office:value-type="float" office:value="8.47">
                <text:p>8.47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Row 81</text:p>
              </table:table-cell>
              <table:table-cell office:value-type="float" office:value="20090321">
                <text:p>200903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2</text:p>
              </table:table-cell>
              <table:table-cell office:value-type="float" office:value="20090322">
                <text:p>200903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3</text:p>
              </table:table-cell>
              <table:table-cell office:value-type="float" office:value="20090323">
                <text:p>20090323</text:p>
              </table:table-cell>
              <table:table-cell office:value-type="float" office:value="-8.22">
                <text:p>-8.22</text:p>
              </table:table-cell>
              <table:table-cell office:value-type="float" office:value="-6.86">
                <text:p>-6.86</text:p>
              </table:table-cell>
            </table:table-row>
            <table:table-row>
              <table:table-cell office:value-type="string">
                <text:p>Row 84</text:p>
              </table:table-cell>
              <table:table-cell office:value-type="float" office:value="20090324">
                <text:p>20090324</text:p>
              </table:table-cell>
              <table:table-cell office:value-type="float" office:value="7.7">
                <text:p>7.7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Row 85</text:p>
              </table:table-cell>
              <table:table-cell office:value-type="float" office:value="20090325">
                <text:p>20090325</text:p>
              </table:table-cell>
              <table:table-cell office:value-type="float" office:value="44.06">
                <text:p>44.06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Row 86</text:p>
              </table:table-cell>
              <table:table-cell office:value-type="float" office:value="20090326">
                <text:p>20090326</text:p>
              </table:table-cell>
              <table:table-cell office:value-type="float" office:value="31.19">
                <text:p>31.19</text:p>
              </table:table-cell>
              <table:table-cell office:value-type="float" office:value="36.29">
                <text:p>36.29</text:p>
              </table:table-cell>
            </table:table-row>
            <table:table-row>
              <table:table-cell office:value-type="string">
                <text:p>Row 87</text:p>
              </table:table-cell>
              <table:table-cell office:value-type="float" office:value="20090327">
                <text:p>20090327</text:p>
              </table:table-cell>
              <table:table-cell office:value-type="float" office:value="19.44">
                <text:p>19.44</text:p>
              </table:table-cell>
              <table:table-cell office:value-type="float" office:value="23.24">
                <text:p>23.24</text:p>
              </table:table-cell>
            </table:table-row>
            <table:table-row>
              <table:table-cell office:value-type="string">
                <text:p>Row 88</text:p>
              </table:table-cell>
              <table:table-cell office:value-type="float" office:value="20090328">
                <text:p>200903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89</text:p>
              </table:table-cell>
              <table:table-cell office:value-type="float" office:value="20090329">
                <text:p>200903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0</text:p>
              </table:table-cell>
              <table:table-cell office:value-type="float" office:value="20090330">
                <text:p>20090330</text:p>
              </table:table-cell>
              <table:table-cell office:value-type="float" office:value="-21.29">
                <text:p>-21.29</text:p>
              </table:table-cell>
              <table:table-cell office:value-type="float" office:value="-16.89">
                <text:p>-16.89</text:p>
              </table:table-cell>
            </table:table-row>
            <table:table-row>
              <table:table-cell office:value-type="string">
                <text:p>Row 91</text:p>
              </table:table-cell>
              <table:table-cell office:value-type="float" office:value="20090331">
                <text:p>20090331</text:p>
              </table:table-cell>
              <table:table-cell office:value-type="float" office:value="20">
                <text:p>20</text:p>
              </table:table-cell>
              <table:table-cell office:value-type="float" office:value="19.73">
                <text:p>19.73</text:p>
              </table:table-cell>
            </table:table-row>
            <table:table-row>
              <table:table-cell office:value-type="string">
                <text:p>Row 92</text:p>
              </table:table-cell>
              <table:table-cell office:value-type="float" office:value="20090401">
                <text:p>20090401</text:p>
              </table:table-cell>
              <table:table-cell office:value-type="float" office:value="31.75">
                <text:p>31.75</text:p>
              </table:table-cell>
              <table:table-cell office:value-type="float" office:value="31.27">
                <text:p>31.27</text:p>
              </table:table-cell>
            </table:table-row>
            <table:table-row>
              <table:table-cell office:value-type="string">
                <text:p>Row 93</text:p>
              </table:table-cell>
              <table:table-cell office:value-type="float" office:value="20090402">
                <text:p>200904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20090403">
                <text:p>20090403</text:p>
              </table:table-cell>
              <table:table-cell office:value-type="float" office:value="4.9">
                <text:p>4.9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Row 95</text:p>
              </table:table-cell>
              <table:table-cell office:value-type="float" office:value="20090404">
                <text:p>200904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6</text:p>
              </table:table-cell>
              <table:table-cell office:value-type="float" office:value="20090405">
                <text:p>200904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97</text:p>
              </table:table-cell>
              <table:table-cell office:value-type="float" office:value="20090406">
                <text:p>20090406</text:p>
              </table:table-cell>
              <table:table-cell office:value-type="float" office:value="0.42">
                <text:p>0.42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Row 98</text:p>
              </table:table-cell>
              <table:table-cell office:value-type="float" office:value="20090407">
                <text:p>20090407</text:p>
              </table:table-cell>
              <table:table-cell office:value-type="float" office:value="9.37">
                <text:p>9.37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Row 99</text:p>
              </table:table-cell>
              <table:table-cell office:value-type="float" office:value="20090408">
                <text:p>20090408</text:p>
              </table:table-cell>
              <table:table-cell office:value-type="float" office:value="14.97">
                <text:p>14.97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Row 100</text:p>
              </table:table-cell>
              <table:table-cell office:value-type="float" office:value="20090409">
                <text:p>20090409</text:p>
              </table:table-cell>
              <table:table-cell office:value-type="float" office:value="-0.14">
                <text:p>-0.14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Row 101</text:p>
              </table:table-cell>
              <table:table-cell office:value-type="float" office:value="20090410">
                <text:p>20090410</text:p>
              </table:table-cell>
              <table:table-cell office:value-type="float" office:value="4.9">
                <text:p>4.9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Row 102</text:p>
              </table:table-cell>
              <table:table-cell office:value-type="float" office:value="20090411">
                <text:p>200904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3</text:p>
              </table:table-cell>
              <table:table-cell office:value-type="float" office:value="20090412">
                <text:p>200904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04</text:p>
              </table:table-cell>
              <table:table-cell office:value-type="float" office:value="20090413">
                <text:p>20090413</text:p>
              </table:table-cell>
              <table:table-cell office:value-type="float" office:value="21.95">
                <text:p>21.95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Row 105</text:p>
              </table:table-cell>
              <table:table-cell office:value-type="float" office:value="20090414">
                <text:p>20090414</text:p>
              </table:table-cell>
              <table:table-cell office:value-type="float" office:value="-0.7">
                <text:p>-0.7</text:p>
              </table:table-cell>
              <table:table-cell office:value-type="float" office:value="-3.69">
                <text:p>-3.69</text:p>
              </table:table-cell>
            </table:table-row>
            <table:table-row>
              <table:table-cell office:value-type="string">
                <text:p>Row 106</text:p>
              </table:table-cell>
              <table:table-cell office:value-type="float" office:value="20090415">
                <text:p>20090415</text:p>
              </table:table-cell>
              <table:table-cell office:value-type="float" office:value="-16.92">
                <text:p>-16.92</text:p>
              </table:table-cell>
              <table:table-cell office:value-type="float" office:value="-16.28">
                <text:p>-16.28</text:p>
              </table:table-cell>
            </table:table-row>
            <table:table-row>
              <table:table-cell office:value-type="string">
                <text:p>Row 107</text:p>
              </table:table-cell>
              <table:table-cell office:value-type="float" office:value="20090416">
                <text:p>20090416</text:p>
              </table:table-cell>
              <table:table-cell office:value-type="float" office:value="25.04">
                <text:p>25.04</text:p>
              </table:table-cell>
              <table:table-cell office:value-type="float" office:value="23.99">
                <text:p>23.99</text:p>
              </table:table-cell>
            </table:table-row>
            <table:table-row>
              <table:table-cell office:value-type="string">
                <text:p>Row 108</text:p>
              </table:table-cell>
              <table:table-cell office:value-type="float" office:value="20090417">
                <text:p>20090417</text:p>
              </table:table-cell>
              <table:table-cell office:value-type="float" office:value="52.45">
                <text:p>52.45</text:p>
              </table:table-cell>
              <table:table-cell office:value-type="float" office:value="49.16">
                <text:p>49.16</text:p>
              </table:table-cell>
            </table:table-row>
            <table:table-row>
              <table:table-cell office:value-type="string">
                <text:p>Row 109</text:p>
              </table:table-cell>
              <table:table-cell office:value-type="float" office:value="20090418">
                <text:p>200904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0</text:p>
              </table:table-cell>
              <table:table-cell office:value-type="float" office:value="20090419">
                <text:p>200904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1</text:p>
              </table:table-cell>
              <table:table-cell office:value-type="float" office:value="20090420">
                <text:p>20090420</text:p>
              </table:table-cell>
              <table:table-cell office:value-type="float" office:value="64.89">
                <text:p>64.89</text:p>
              </table:table-cell>
              <table:table-cell office:value-type="float" office:value="65.77">
                <text:p>65.77</text:p>
              </table:table-cell>
            </table:table-row>
            <table:table-row>
              <table:table-cell office:value-type="string">
                <text:p>Row 112</text:p>
              </table:table-cell>
              <table:table-cell office:value-type="float" office:value="20090421">
                <text:p>20090421</text:p>
              </table:table-cell>
              <table:table-cell office:value-type="float" office:value="44.06">
                <text:p>44.06</text:p>
              </table:table-cell>
              <table:table-cell office:value-type="float" office:value="46.14">
                <text:p>46.14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20090422">
                <text:p>20090422</text:p>
              </table:table-cell>
              <table:table-cell office:value-type="float" office:value="47.97">
                <text:p>47.97</text:p>
              </table:table-cell>
              <table:table-cell office:value-type="float" office:value="49.66">
                <text:p>49.66</text:p>
              </table:table-cell>
            </table:table-row>
            <table:table-row>
              <table:table-cell office:value-type="string">
                <text:p>Row 114</text:p>
              </table:table-cell>
              <table:table-cell office:value-type="float" office:value="20090423">
                <text:p>20090423</text:p>
              </table:table-cell>
              <table:table-cell office:value-type="float" office:value="35.11">
                <text:p>35.11</text:p>
              </table:table-cell>
              <table:table-cell office:value-type="float" office:value="41.11">
                <text:p>41.11</text:p>
              </table:table-cell>
            </table:table-row>
            <table:table-row>
              <table:table-cell office:value-type="string">
                <text:p>Row 115</text:p>
              </table:table-cell>
              <table:table-cell office:value-type="float" office:value="20090424">
                <text:p>20090424</text:p>
              </table:table-cell>
              <table:table-cell office:value-type="float" office:value="26.16">
                <text:p>26.16</text:p>
              </table:table-cell>
              <table:table-cell office:value-type="float" office:value="32.55">
                <text:p>32.55</text:p>
              </table:table-cell>
            </table:table-row>
            <table:table-row>
              <table:table-cell office:value-type="string">
                <text:p>Row 116</text:p>
              </table:table-cell>
              <table:table-cell office:value-type="float" office:value="20090425">
                <text:p>200904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7</text:p>
              </table:table-cell>
              <table:table-cell office:value-type="float" office:value="20090426">
                <text:p>200904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18</text:p>
              </table:table-cell>
              <table:table-cell office:value-type="float" office:value="20090427">
                <text:p>20090427</text:p>
              </table:table-cell>
              <table:table-cell office:value-type="float" office:value="1.91">
                <text:p>1.91</text:p>
              </table:table-cell>
              <table:table-cell office:value-type="float" office:value="6.38">
                <text:p>6.38</text:p>
              </table:table-cell>
            </table:table-row>
            <table:table-row>
              <table:table-cell office:value-type="string">
                <text:p>Row 119</text:p>
              </table:table-cell>
              <table:table-cell office:value-type="float" office:value="20090428">
                <text:p>20090428</text:p>
              </table:table-cell>
              <table:table-cell office:value-type="float" office:value="-3.11">
                <text:p>-3.11</text:p>
              </table:table-cell>
              <table:table-cell office:value-type="float" office:value="-1.17">
                <text:p>-1.17</text:p>
              </table:table-cell>
            </table:table-row>
            <table:table-row>
              <table:table-cell office:value-type="string">
                <text:p>Row 120</text:p>
              </table:table-cell>
              <table:table-cell office:value-type="float" office:value="20090429">
                <text:p>20090429</text:p>
              </table:table-cell>
              <table:table-cell office:value-type="float" office:value="39.81">
                <text:p>39.81</text:p>
              </table:table-cell>
              <table:table-cell office:value-type="float" office:value="38.89">
                <text:p>38.89</text:p>
              </table:table-cell>
            </table:table-row>
            <table:table-row>
              <table:table-cell office:value-type="string">
                <text:p>Row 121</text:p>
              </table:table-cell>
              <table:table-cell office:value-type="float" office:value="20090430">
                <text:p>20090430</text:p>
              </table:table-cell>
              <table:table-cell office:value-type="float" office:value="37.9">
                <text:p>37.9</text:p>
              </table:table-cell>
              <table:table-cell office:value-type="float" office:value="37.88">
                <text:p>37.88</text:p>
              </table:table-cell>
            </table:table-row>
            <table:table-row>
              <table:table-cell office:value-type="string">
                <text:p>Row 122</text:p>
              </table:table-cell>
              <table:table-cell office:value-type="float" office:value="20090501">
                <text:p>20090501</text:p>
              </table:table-cell>
              <table:table-cell office:value-type="float" office:value="31.19">
                <text:p>31.19</text:p>
              </table:table-cell>
              <table:table-cell office:value-type="float" office:value="30.3">
                <text:p>30.3</text:p>
              </table:table-cell>
            </table:table-row>
            <table:table-row>
              <table:table-cell office:value-type="string">
                <text:p>Row 123</text:p>
              </table:table-cell>
              <table:table-cell office:value-type="float" office:value="20090502">
                <text:p>200905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4</text:p>
              </table:table-cell>
              <table:table-cell office:value-type="float" office:value="20090503">
                <text:p>200905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25</text:p>
              </table:table-cell>
              <table:table-cell office:value-type="float" office:value="20090504">
                <text:p>20090504</text:p>
              </table:table-cell>
              <table:table-cell office:value-type="float" office:value="21.68">
                <text:p>21.68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>
                <text:p>Row 126</text:p>
              </table:table-cell>
              <table:table-cell office:value-type="float" office:value="20090505">
                <text:p>20090505</text:p>
              </table:table-cell>
              <table:table-cell office:value-type="float" office:value="42.04">
                <text:p>42.04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Row 127</text:p>
              </table:table-cell>
              <table:table-cell office:value-type="float" office:value="20090506">
                <text:p>20090506</text:p>
              </table:table-cell>
              <table:table-cell office:value-type="float" office:value="19.19">
                <text:p>19.19</text:p>
              </table:table-cell>
              <table:table-cell office:value-type="float" office:value="21.74">
                <text:p>21.74</text:p>
              </table:table-cell>
            </table:table-row>
            <table:table-row>
              <table:table-cell office:value-type="string">
                <text:p>Row 128</text:p>
              </table:table-cell>
              <table:table-cell office:value-type="float" office:value="20090507">
                <text:p>20090507</text:p>
              </table:table-cell>
              <table:table-cell office:value-type="float" office:value="16.96">
                <text:p>16.96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Row 129</text:p>
              </table:table-cell>
              <table:table-cell office:value-type="float" office:value="20090508">
                <text:p>20090508</text:p>
              </table:table-cell>
              <table:table-cell office:value-type="float" office:value="46.5">
                <text:p>46.5</text:p>
              </table:table-cell>
              <table:table-cell office:value-type="float" office:value="45.82">
                <text:p>45.82</text:p>
              </table:table-cell>
            </table:table-row>
            <table:table-row>
              <table:table-cell office:value-type="string">
                <text:p>Row 130</text:p>
              </table:table-cell>
              <table:table-cell office:value-type="float" office:value="20090509">
                <text:p>200905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1</text:p>
              </table:table-cell>
              <table:table-cell office:value-type="float" office:value="20090510">
                <text:p>200905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20090511">
                <text:p>20090511</text:p>
              </table:table-cell>
              <table:table-cell office:value-type="float" office:value="35.91">
                <text:p>35.91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string">
                <text:p>Row 133</text:p>
              </table:table-cell>
              <table:table-cell office:value-type="float" office:value="20090512">
                <text:p>20090512</text:p>
              </table:table-cell>
              <table:table-cell office:value-type="float" office:value="20">
                <text:p>20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Row 134</text:p>
              </table:table-cell>
              <table:table-cell office:value-type="float" office:value="20090513">
                <text:p>20090513</text:p>
              </table:table-cell>
              <table:table-cell office:value-type="float" office:value="10.16">
                <text:p>10.1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Row 135</text:p>
              </table:table-cell>
              <table:table-cell office:value-type="float" office:value="20090514">
                <text:p>20090514</text:p>
              </table:table-cell>
              <table:table-cell office:value-type="float" office:value="48.71">
                <text:p>48.71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Row 136</text:p>
              </table:table-cell>
              <table:table-cell office:value-type="float" office:value="20090515">
                <text:p>20090515</text:p>
              </table:table-cell>
              <table:table-cell office:value-type="float" office:value="14.33">
                <text:p>14.33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Row 137</text:p>
              </table:table-cell>
              <table:table-cell office:value-type="float" office:value="20090516">
                <text:p>200905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8</text:p>
              </table:table-cell>
              <table:table-cell office:value-type="float" office:value="20090517">
                <text:p>200905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39</text:p>
              </table:table-cell>
              <table:table-cell office:value-type="float" office:value="20090518">
                <text:p>20090518</text:p>
              </table:table-cell>
              <table:table-cell office:value-type="float" office:value="-0.51">
                <text:p>-0.51</text:p>
              </table:table-cell>
              <table:table-cell office:value-type="float" office:value="1.67">
                <text:p>1.67</text:p>
              </table:table-cell>
            </table:table-row>
            <table:table-row>
              <table:table-cell office:value-type="string">
                <text:p>Row 140</text:p>
              </table:table-cell>
              <table:table-cell office:value-type="float" office:value="20090519">
                <text:p>20090519</text:p>
              </table:table-cell>
              <table:table-cell office:value-type="float" office:value="11.28">
                <text:p>11.28</text:p>
              </table:table-cell>
              <table:table-cell office:value-type="float" office:value="12.21">
                <text:p>12.21</text:p>
              </table:table-cell>
            </table:table-row>
            <table:table-row>
              <table:table-cell office:value-type="string">
                <text:p>Row 141</text:p>
              </table:table-cell>
              <table:table-cell office:value-type="float" office:value="20090520">
                <text:p>20090520</text:p>
              </table:table-cell>
              <table:table-cell office:value-type="float" office:value="-0.51">
                <text:p>-0.51</text:p>
              </table:table-cell>
              <table:table-cell office:value-type="float" office:value="2.68">
                <text:p>2.68</text:p>
              </table:table-cell>
            </table:table-row>
            <table:table-row>
              <table:table-cell office:value-type="string">
                <text:p>Row 142</text:p>
              </table:table-cell>
              <table:table-cell office:value-type="float" office:value="20090521">
                <text:p>20090521</text:p>
              </table:table-cell>
              <table:table-cell office:value-type="float" office:value="7.14">
                <text:p>7.14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Row 143</text:p>
              </table:table-cell>
              <table:table-cell office:value-type="float" office:value="20090522">
                <text:p>20090522</text:p>
              </table:table-cell>
              <table:table-cell office:value-type="float" office:value="-0.14">
                <text:p>-0.14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Row 144</text:p>
              </table:table-cell>
              <table:table-cell office:value-type="float" office:value="20090523">
                <text:p>200905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5</text:p>
              </table:table-cell>
              <table:table-cell office:value-type="float" office:value="20090524">
                <text:p>200905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46</text:p>
              </table:table-cell>
              <table:table-cell office:value-type="float" office:value="20090525">
                <text:p>20090525</text:p>
              </table:table-cell>
              <table:table-cell office:value-type="float" office:value="28.1">
                <text:p>28.1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Row 147</text:p>
              </table:table-cell>
              <table:table-cell office:value-type="float" office:value="20090526">
                <text:p>20090526</text:p>
              </table:table-cell>
              <table:table-cell office:value-type="float" office:value="29.77">
                <text:p>29.77</text:p>
              </table:table-cell>
              <table:table-cell office:value-type="float" office:value="33.28">
                <text:p>33.28</text:p>
              </table:table-cell>
            </table:table-row>
            <table:table-row>
              <table:table-cell office:value-type="string">
                <text:p>Row 148</text:p>
              </table:table-cell>
              <table:table-cell office:value-type="float" office:value="20090527">
                <text:p>20090527</text:p>
              </table:table-cell>
              <table:table-cell office:value-type="float" office:value="8.81">
                <text:p>8.81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Row 149</text:p>
              </table:table-cell>
              <table:table-cell office:value-type="float" office:value="20090528">
                <text:p>20090528</text:p>
              </table:table-cell>
              <table:table-cell office:value-type="float" office:value="30.63">
                <text:p>30.63</text:p>
              </table:table-cell>
              <table:table-cell office:value-type="float" office:value="35.79">
                <text:p>35.79</text:p>
              </table:table-cell>
            </table:table-row>
            <table:table-row>
              <table:table-cell office:value-type="string">
                <text:p>Row 150</text:p>
              </table:table-cell>
              <table:table-cell office:value-type="float" office:value="20090529">
                <text:p>20090529</text:p>
              </table:table-cell>
              <table:table-cell office:value-type="float" office:value="36.23">
                <text:p>36.23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20090530">
                <text:p>200905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2</text:p>
              </table:table-cell>
              <table:table-cell office:value-type="float" office:value="20090531">
                <text:p>200905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3</text:p>
              </table:table-cell>
              <table:table-cell office:value-type="float" office:value="20090601">
                <text:p>20090601</text:p>
              </table:table-cell>
              <table:table-cell office:value-type="float" office:value="43.07">
                <text:p>43.07</text:p>
              </table:table-cell>
              <table:table-cell office:value-type="float" office:value="44.31">
                <text:p>44.31</text:p>
              </table:table-cell>
            </table:table-row>
            <table:table-row>
              <table:table-cell office:value-type="string">
                <text:p>Row 154</text:p>
              </table:table-cell>
              <table:table-cell office:value-type="float" office:value="20090602">
                <text:p>20090602</text:p>
              </table:table-cell>
              <table:table-cell office:value-type="float" office:value="40.48">
                <text:p>40.48</text:p>
              </table:table-cell>
              <table:table-cell office:value-type="float" office:value="36.29">
                <text:p>36.29</text:p>
              </table:table-cell>
            </table:table-row>
            <table:table-row>
              <table:table-cell office:value-type="string">
                <text:p>Row 155</text:p>
              </table:table-cell>
              <table:table-cell office:value-type="float" office:value="20090603">
                <text:p>20090603</text:p>
              </table:table-cell>
              <table:table-cell office:value-type="float" office:value="46.66">
                <text:p>46.66</text:p>
              </table:table-cell>
              <table:table-cell office:value-type="float" office:value="46.82">
                <text:p>46.82</text:p>
              </table:table-cell>
            </table:table-row>
            <table:table-row>
              <table:table-cell office:value-type="string">
                <text:p>Row 156</text:p>
              </table:table-cell>
              <table:table-cell office:value-type="float" office:value="20090604">
                <text:p>20090604</text:p>
              </table:table-cell>
              <table:table-cell office:value-type="float" office:value="53.57">
                <text:p>53.57</text:p>
              </table:table-cell>
              <table:table-cell office:value-type="float" office:value="48.83">
                <text:p>48.83</text:p>
              </table:table-cell>
            </table:table-row>
            <table:table-row>
              <table:table-cell office:value-type="string">
                <text:p>Row 157</text:p>
              </table:table-cell>
              <table:table-cell office:value-type="float" office:value="20090605">
                <text:p>20090605</text:p>
              </table:table-cell>
              <table:table-cell office:value-type="float" office:value="41.48">
                <text:p>41.48</text:p>
              </table:table-cell>
              <table:table-cell office:value-type="float" office:value="36.79">
                <text:p>36.79</text:p>
              </table:table-cell>
            </table:table-row>
            <table:table-row>
              <table:table-cell office:value-type="string">
                <text:p>Row 158</text:p>
              </table:table-cell>
              <table:table-cell office:value-type="float" office:value="20090606">
                <text:p>200906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59</text:p>
              </table:table-cell>
              <table:table-cell office:value-type="float" office:value="20090607">
                <text:p>200906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0</text:p>
              </table:table-cell>
              <table:table-cell office:value-type="float" office:value="20090608">
                <text:p>20090608</text:p>
              </table:table-cell>
              <table:table-cell office:value-type="float" office:value="37.02">
                <text:p>37.02</text:p>
              </table:table-cell>
              <table:table-cell office:value-type="float" office:value="31.27">
                <text:p>31.27</text:p>
              </table:table-cell>
            </table:table-row>
            <table:table-row>
              <table:table-cell office:value-type="string">
                <text:p>Row 161</text:p>
              </table:table-cell>
              <table:table-cell office:value-type="float" office:value="20090609">
                <text:p>20090609</text:p>
              </table:table-cell>
              <table:table-cell office:value-type="float" office:value="35.35">
                <text:p>35.35</text:p>
              </table:table-cell>
              <table:table-cell office:value-type="float" office:value="31.27">
                <text:p>31.27</text:p>
              </table:table-cell>
            </table:table-row>
            <table:table-row>
              <table:table-cell office:value-type="string">
                <text:p>Row 162</text:p>
              </table:table-cell>
              <table:table-cell office:value-type="float" office:value="20090610">
                <text:p>20090610</text:p>
              </table:table-cell>
              <table:table-cell office:value-type="float" office:value="34.79">
                <text:p>34.79</text:p>
              </table:table-cell>
              <table:table-cell office:value-type="float" office:value="34.78">
                <text:p>34.78</text:p>
              </table:table-cell>
            </table:table-row>
            <table:table-row>
              <table:table-cell office:value-type="string">
                <text:p>Row 163</text:p>
              </table:table-cell>
              <table:table-cell office:value-type="float" office:value="20090611">
                <text:p>20090611</text:p>
              </table:table-cell>
              <table:table-cell office:value-type="float" office:value="30.89">
                <text:p>30.89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string">
                <text:p>Row 164</text:p>
              </table:table-cell>
              <table:table-cell office:value-type="float" office:value="20090612">
                <text:p>20090612</text:p>
              </table:table-cell>
              <table:table-cell office:value-type="float" office:value="50.95">
                <text:p>50.95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Row 165</text:p>
              </table:table-cell>
              <table:table-cell office:value-type="float" office:value="20090613">
                <text:p>200906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6</text:p>
              </table:table-cell>
              <table:table-cell office:value-type="float" office:value="20090614">
                <text:p>200906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67</text:p>
              </table:table-cell>
              <table:table-cell office:value-type="float" office:value="20090615">
                <text:p>20090615</text:p>
              </table:table-cell>
              <table:table-cell office:value-type="float" office:value="25.04">
                <text:p>25.04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Row 168</text:p>
              </table:table-cell>
              <table:table-cell office:value-type="float" office:value="20090616">
                <text:p>20090616</text:p>
              </table:table-cell>
              <table:table-cell office:value-type="float" office:value="11.05">
                <text:p>11.05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Row 169</text:p>
              </table:table-cell>
              <table:table-cell office:value-type="float" office:value="20090617">
                <text:p>20090617</text:p>
              </table:table-cell>
              <table:table-cell office:value-type="float" office:value="9.37">
                <text:p>9.37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20090618">
                <text:p>20090618</text:p>
              </table:table-cell>
              <table:table-cell office:value-type="float" office:value="9.93">
                <text:p>9.93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Row 171</text:p>
              </table:table-cell>
              <table:table-cell office:value-type="float" office:value="20090619">
                <text:p>20090619</text:p>
              </table:table-cell>
              <table:table-cell office:value-type="float" office:value="0.42">
                <text:p>0.42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Row 172</text:p>
              </table:table-cell>
              <table:table-cell office:value-type="float" office:value="20090620">
                <text:p>200906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3</text:p>
              </table:table-cell>
              <table:table-cell office:value-type="float" office:value="20090621">
                <text:p>200906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74</text:p>
              </table:table-cell>
              <table:table-cell office:value-type="float" office:value="20090622">
                <text:p>20090622</text:p>
              </table:table-cell>
              <table:table-cell office:value-type="float" office:value="-13.99">
                <text:p>-13.99</text:p>
              </table:table-cell>
              <table:table-cell office:value-type="float" office:value="-14.38">
                <text:p>-14.38</text:p>
              </table:table-cell>
            </table:table-row>
            <table:table-row>
              <table:table-cell office:value-type="string">
                <text:p>Row 175</text:p>
              </table:table-cell>
              <table:table-cell office:value-type="float" office:value="20090623">
                <text:p>20090623</text:p>
              </table:table-cell>
              <table:table-cell office:value-type="float" office:value="-9.34">
                <text:p>-9.34</text:p>
              </table:table-cell>
              <table:table-cell office:value-type="float" office:value="-8.36">
                <text:p>-8.36</text:p>
              </table:table-cell>
            </table:table-row>
            <table:table-row>
              <table:table-cell office:value-type="string">
                <text:p>Row 176</text:p>
              </table:table-cell>
              <table:table-cell office:value-type="float" office:value="20090624">
                <text:p>20090624</text:p>
              </table:table-cell>
              <table:table-cell office:value-type="float" office:value="26.16">
                <text:p>26.16</text:p>
              </table:table-cell>
              <table:table-cell office:value-type="float" office:value="22.24">
                <text:p>22.24</text:p>
              </table:table-cell>
            </table:table-row>
            <table:table-row>
              <table:table-cell office:value-type="string">
                <text:p>Row 177</text:p>
              </table:table-cell>
              <table:table-cell office:value-type="float" office:value="20090625">
                <text:p>20090625</text:p>
              </table:table-cell>
              <table:table-cell office:value-type="float" office:value="49.27">
                <text:p>49.27</text:p>
              </table:table-cell>
              <table:table-cell office:value-type="float" office:value="47.83">
                <text:p>47.83</text:p>
              </table:table-cell>
            </table:table-row>
            <table:table-row>
              <table:table-cell office:value-type="string">
                <text:p>Row 178</text:p>
              </table:table-cell>
              <table:table-cell office:value-type="float" office:value="20090626">
                <text:p>20090626</text:p>
              </table:table-cell>
              <table:table-cell office:value-type="float" office:value="45.53">
                <text:p>45.53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Row 179</text:p>
              </table:table-cell>
              <table:table-cell office:value-type="float" office:value="20090627">
                <text:p>200906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0</text:p>
              </table:table-cell>
              <table:table-cell office:value-type="float" office:value="20090628">
                <text:p>200906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1</text:p>
              </table:table-cell>
              <table:table-cell office:value-type="float" office:value="20090629">
                <text:p>20090629</text:p>
              </table:table-cell>
              <table:table-cell office:value-type="float" office:value="19.44">
                <text:p>19.44</text:p>
              </table:table-cell>
              <table:table-cell office:value-type="float" office:value="21.24">
                <text:p>21.24</text:p>
              </table:table-cell>
            </table:table-row>
            <table:table-row>
              <table:table-cell office:value-type="string">
                <text:p>Row 182</text:p>
              </table:table-cell>
              <table:table-cell office:value-type="float" office:value="20090630">
                <text:p>20090630</text:p>
              </table:table-cell>
              <table:table-cell office:value-type="float" office:value="33.99">
                <text:p>33.99</text:p>
              </table:table-cell>
              <table:table-cell office:value-type="float" office:value="30.77">
                <text:p>30.77</text:p>
              </table:table-cell>
            </table:table-row>
            <table:table-row>
              <table:table-cell office:value-type="string">
                <text:p>Row 183</text:p>
              </table:table-cell>
              <table:table-cell office:value-type="float" office:value="20090701">
                <text:p>20090701</text:p>
              </table:table-cell>
              <table:table-cell office:value-type="float" office:value="21.39">
                <text:p>21.39</text:p>
              </table:table-cell>
              <table:table-cell office:value-type="float" office:value="19.23">
                <text:p>19.23</text:p>
              </table:table-cell>
            </table:table-row>
            <table:table-row>
              <table:table-cell office:value-type="string">
                <text:p>Row 184</text:p>
              </table:table-cell>
              <table:table-cell office:value-type="float" office:value="20090702">
                <text:p>20090702</text:p>
              </table:table-cell>
              <table:table-cell office:value-type="float" office:value="15.77">
                <text:p>15.77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Row 185</text:p>
              </table:table-cell>
              <table:table-cell office:value-type="float" office:value="20090703">
                <text:p>20090703</text:p>
              </table:table-cell>
              <table:table-cell office:value-type="float" office:value="7.7">
                <text:p>7.7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Row 186</text:p>
              </table:table-cell>
              <table:table-cell office:value-type="float" office:value="20090704">
                <text:p>200907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7</text:p>
              </table:table-cell>
              <table:table-cell office:value-type="float" office:value="20090705">
                <text:p>200907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8</text:p>
              </table:table-cell>
              <table:table-cell office:value-type="float" office:value="20090706">
                <text:p>20090706</text:p>
              </table:table-cell>
              <table:table-cell office:value-type="float" office:value="39.58">
                <text:p>39.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20090707">
                <text:p>20090707</text:p>
              </table:table-cell>
              <table:table-cell office:value-type="float" office:value="31.45">
                <text:p>31.4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0</text:p>
              </table:table-cell>
              <table:table-cell office:value-type="float" office:value="20090708">
                <text:p>20090708</text:p>
              </table:table-cell>
              <table:table-cell office:value-type="float" office:value="33.68">
                <text:p>33.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1</text:p>
              </table:table-cell>
              <table:table-cell office:value-type="float" office:value="20090709">
                <text:p>20090709</text:p>
              </table:table-cell>
              <table:table-cell office:value-type="float" office:value="25.87">
                <text:p>25.8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2</text:p>
              </table:table-cell>
              <table:table-cell office:value-type="float" office:value="20090710">
                <text:p>20090710</text:p>
              </table:table-cell>
              <table:table-cell office:value-type="float" office:value="24.76">
                <text:p>24.76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Row 193</text:p>
              </table:table-cell>
              <table:table-cell office:value-type="float" office:value="20090711">
                <text:p>200907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4</text:p>
              </table:table-cell>
              <table:table-cell office:value-type="float" office:value="20090712">
                <text:p>200907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195</text:p>
              </table:table-cell>
              <table:table-cell office:value-type="float" office:value="20090713">
                <text:p>20090713</text:p>
              </table:table-cell>
              <table:table-cell office:value-type="float" office:value="35.99">
                <text:p>35.99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string">
                <text:p>Row 196</text:p>
              </table:table-cell>
              <table:table-cell office:value-type="float" office:value="20090714">
                <text:p>20090714</text:p>
              </table:table-cell>
              <table:table-cell office:value-type="float" office:value="46.09">
                <text:p>46.09</text:p>
              </table:table-cell>
              <table:table-cell office:value-type="float" office:value="42.31">
                <text:p>42.31</text:p>
              </table:table-cell>
            </table:table-row>
            <table:table-row>
              <table:table-cell office:value-type="string">
                <text:p>Row 197</text:p>
              </table:table-cell>
              <table:table-cell office:value-type="float" office:value="20090715">
                <text:p>20090715</text:p>
              </table:table-cell>
              <table:table-cell office:value-type="float" office:value="42.59">
                <text:p>42.59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Row 198</text:p>
              </table:table-cell>
              <table:table-cell office:value-type="float" office:value="20090716">
                <text:p>20090716</text:p>
              </table:table-cell>
              <table:table-cell office:value-type="float" office:value="38.69">
                <text:p>38.69</text:p>
              </table:table-cell>
              <table:table-cell office:value-type="float" office:value="35.28">
                <text:p>35.28</text:p>
              </table:table-cell>
            </table:table-row>
            <table:table-row>
              <table:table-cell office:value-type="string">
                <text:p>Row 199</text:p>
              </table:table-cell>
              <table:table-cell office:value-type="float" office:value="20090717">
                <text:p>20090717</text:p>
              </table:table-cell>
              <table:table-cell office:value-type="float" office:value="26.43">
                <text:p>26.43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Row 200</text:p>
              </table:table-cell>
              <table:table-cell office:value-type="float" office:value="20090718">
                <text:p>200907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1</text:p>
              </table:table-cell>
              <table:table-cell office:value-type="float" office:value="20090719">
                <text:p>200907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2</text:p>
              </table:table-cell>
              <table:table-cell office:value-type="float" office:value="20090720">
                <text:p>20090720</text:p>
              </table:table-cell>
              <table:table-cell office:value-type="float" office:value="32.87">
                <text:p>32.87</text:p>
              </table:table-cell>
              <table:table-cell office:value-type="float" office:value="36.29">
                <text:p>36.29</text:p>
              </table:table-cell>
            </table:table-row>
            <table:table-row>
              <table:table-cell office:value-type="string">
                <text:p>Row 203</text:p>
              </table:table-cell>
              <table:table-cell office:value-type="float" office:value="20090721">
                <text:p>20090721</text:p>
              </table:table-cell>
              <table:table-cell office:value-type="float" office:value="47.97">
                <text:p>47.97</text:p>
              </table:table-cell>
              <table:table-cell office:value-type="float" office:value="49.83">
                <text:p>49.83</text:p>
              </table:table-cell>
            </table:table-row>
            <table:table-row>
              <table:table-cell office:value-type="string">
                <text:p>Row 204</text:p>
              </table:table-cell>
              <table:table-cell office:value-type="float" office:value="20090722">
                <text:p>20090722</text:p>
              </table:table-cell>
              <table:table-cell office:value-type="float" office:value="53.01">
                <text:p>53.01</text:p>
              </table:table-cell>
              <table:table-cell office:value-type="float" office:value="54.85">
                <text:p>54.85</text:p>
              </table:table-cell>
            </table:table-row>
            <table:table-row>
              <table:table-cell office:value-type="string">
                <text:p>Row 205</text:p>
              </table:table-cell>
              <table:table-cell office:value-type="float" office:value="20090723">
                <text:p>20090723</text:p>
              </table:table-cell>
              <table:table-cell office:value-type="float" office:value="56.37">
                <text:p>56.37</text:p>
              </table:table-cell>
              <table:table-cell office:value-type="float" office:value="52.18">
                <text:p>52.18</text:p>
              </table:table-cell>
            </table:table-row>
            <table:table-row>
              <table:table-cell office:value-type="string">
                <text:p>Row 206</text:p>
              </table:table-cell>
              <table:table-cell office:value-type="float" office:value="20090724">
                <text:p>20090724</text:p>
              </table:table-cell>
              <table:table-cell office:value-type="float" office:value="47.97">
                <text:p>47.97</text:p>
              </table:table-cell>
              <table:table-cell office:value-type="float" office:value="42.11">
                <text:p>42.11</text:p>
              </table:table-cell>
            </table:table-row>
            <table:table-row>
              <table:table-cell office:value-type="string">
                <text:p>Row 207</text:p>
              </table:table-cell>
              <table:table-cell office:value-type="float" office:value="20090725">
                <text:p>200907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20090726">
                <text:p>200907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09</text:p>
              </table:table-cell>
              <table:table-cell office:value-type="float" office:value="20090727">
                <text:p>20090727</text:p>
              </table:table-cell>
              <table:table-cell office:value-type="float" office:value="25.04">
                <text:p>25.04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string">
                <text:p>Row 210</text:p>
              </table:table-cell>
              <table:table-cell office:value-type="float" office:value="20090728">
                <text:p>20090728</text:p>
              </table:table-cell>
              <table:table-cell office:value-type="float" office:value="28.39">
                <text:p>28.39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string">
                <text:p>Row 211</text:p>
              </table:table-cell>
              <table:table-cell office:value-type="float" office:value="20090729">
                <text:p>20090729</text:p>
              </table:table-cell>
              <table:table-cell office:value-type="float" office:value="27.55">
                <text:p>27.55</text:p>
              </table:table-cell>
              <table:table-cell office:value-type="float" office:value="31.77">
                <text:p>31.77</text:p>
              </table:table-cell>
            </table:table-row>
            <table:table-row>
              <table:table-cell office:value-type="string">
                <text:p>Row 212</text:p>
              </table:table-cell>
              <table:table-cell office:value-type="float" office:value="20090730">
                <text:p>20090730</text:p>
              </table:table-cell>
              <table:table-cell office:value-type="float" office:value="21.41">
                <text:p>21.41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Row 213</text:p>
              </table:table-cell>
              <table:table-cell office:value-type="float" office:value="20090731">
                <text:p>20090731</text:p>
              </table:table-cell>
              <table:table-cell office:value-type="float" office:value="10.27">
                <text:p>10.27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Row 214</text:p>
              </table:table-cell>
              <table:table-cell office:value-type="float" office:value="20090801">
                <text:p>200908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5</text:p>
              </table:table-cell>
              <table:table-cell office:value-type="float" office:value="20090802">
                <text:p>2009080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16</text:p>
              </table:table-cell>
              <table:table-cell office:value-type="float" office:value="20090803">
                <text:p>20090803</text:p>
              </table:table-cell>
              <table:table-cell office:value-type="float" office:value="15.84">
                <text:p>15.84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Row 217</text:p>
              </table:table-cell>
              <table:table-cell office:value-type="float" office:value="20090804">
                <text:p>20090804</text:p>
              </table:table-cell>
              <table:table-cell office:value-type="float" office:value="18.07">
                <text:p>18.07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Row 218</text:p>
              </table:table-cell>
              <table:table-cell office:value-type="float" office:value="20090805">
                <text:p>20090805</text:p>
              </table:table-cell>
              <table:table-cell office:value-type="float" office:value="14.97">
                <text:p>14.9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Row 219</text:p>
              </table:table-cell>
              <table:table-cell office:value-type="float" office:value="20090806">
                <text:p>20090806</text:p>
              </table:table-cell>
              <table:table-cell office:value-type="float" office:value="18.58">
                <text:p>18.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0</text:p>
              </table:table-cell>
              <table:table-cell office:value-type="float" office:value="20090807">
                <text:p>20090807</text:p>
              </table:table-cell>
              <table:table-cell office:value-type="float" office:value="19.4">
                <text:p>19.4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Row 221</text:p>
              </table:table-cell>
              <table:table-cell office:value-type="float" office:value="20090808">
                <text:p>200908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2</text:p>
              </table:table-cell>
              <table:table-cell office:value-type="float" office:value="20090809">
                <text:p>2009080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3</text:p>
              </table:table-cell>
              <table:table-cell office:value-type="float" office:value="20090810">
                <text:p>20090810</text:p>
              </table:table-cell>
              <table:table-cell office:value-type="float" office:value="26.73">
                <text:p>26.73</text:p>
              </table:table-cell>
              <table:table-cell office:value-type="float" office:value="27.01">
                <text:p>27.01</text:p>
              </table:table-cell>
            </table:table-row>
            <table:table-row>
              <table:table-cell office:value-type="string">
                <text:p>Row 224</text:p>
              </table:table-cell>
              <table:table-cell office:value-type="float" office:value="20090811">
                <text:p>20090811</text:p>
              </table:table-cell>
              <table:table-cell office:value-type="float" office:value="20.83">
                <text:p>20.83</text:p>
              </table:table-cell>
              <table:table-cell office:value-type="float" office:value="22.74">
                <text:p>22.74</text:p>
              </table:table-cell>
            </table:table-row>
            <table:table-row>
              <table:table-cell office:value-type="string">
                <text:p>Row 225</text:p>
              </table:table-cell>
              <table:table-cell office:value-type="float" office:value="20090812">
                <text:p>20090812</text:p>
              </table:table-cell>
              <table:table-cell office:value-type="float" office:value="24.2">
                <text:p>24.2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Row 226</text:p>
              </table:table-cell>
              <table:table-cell office:value-type="float" office:value="20090813">
                <text:p>20090813</text:p>
              </table:table-cell>
              <table:table-cell office:value-type="float" office:value="24.48">
                <text:p>24.48</text:p>
              </table:table-cell>
              <table:table-cell office:value-type="float" office:value="28.76">
                <text:p>28.76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20090814">
                <text:p>20090814</text:p>
              </table:table-cell>
              <table:table-cell office:value-type="float" office:value="22.8">
                <text:p>22.8</text:p>
              </table:table-cell>
              <table:table-cell office:value-type="float" office:value="26.25">
                <text:p>26.25</text:p>
              </table:table-cell>
            </table:table-row>
            <table:table-row>
              <table:table-cell office:value-type="string">
                <text:p>Row 228</text:p>
              </table:table-cell>
              <table:table-cell office:value-type="float" office:value="20090815">
                <text:p>200908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29</text:p>
              </table:table-cell>
              <table:table-cell office:value-type="float" office:value="20090816">
                <text:p>200908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0</text:p>
              </table:table-cell>
              <table:table-cell office:value-type="float" office:value="20090817">
                <text:p>20090817</text:p>
              </table:table-cell>
              <table:table-cell office:value-type="float" office:value="0.24">
                <text:p>0.24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Row 231</text:p>
              </table:table-cell>
              <table:table-cell office:value-type="float" office:value="20090818">
                <text:p>20090818</text:p>
              </table:table-cell>
              <table:table-cell office:value-type="float" office:value="9.71">
                <text:p>9.71</text:p>
              </table:table-cell>
              <table:table-cell office:value-type="float" office:value="14.72">
                <text:p>14.72</text:p>
              </table:table-cell>
            </table:table-row>
            <table:table-row>
              <table:table-cell office:value-type="string">
                <text:p>Row 232</text:p>
              </table:table-cell>
              <table:table-cell office:value-type="float" office:value="20090819">
                <text:p>20090819</text:p>
              </table:table-cell>
              <table:table-cell office:value-type="float" office:value="12.5">
                <text:p>12.5</text:p>
              </table:table-cell>
              <table:table-cell office:value-type="float" office:value="13.21">
                <text:p>13.21</text:p>
              </table:table-cell>
            </table:table-row>
            <table:table-row>
              <table:table-cell office:value-type="string">
                <text:p>Row 233</text:p>
              </table:table-cell>
              <table:table-cell office:value-type="float" office:value="20090820">
                <text:p>20090820</text:p>
              </table:table-cell>
              <table:table-cell office:value-type="float" office:value="47.61">
                <text:p>47.61</text:p>
              </table:table-cell>
              <table:table-cell office:value-type="float" office:value="44.82">
                <text:p>44.82</text:p>
              </table:table-cell>
            </table:table-row>
            <table:table-row>
              <table:table-cell office:value-type="string">
                <text:p>Row 234</text:p>
              </table:table-cell>
              <table:table-cell office:value-type="float" office:value="20090821">
                <text:p>20090821</text:p>
              </table:table-cell>
              <table:table-cell office:value-type="float" office:value="49.84">
                <text:p>49.84</text:p>
              </table:table-cell>
              <table:table-cell office:value-type="float" office:value="46.82">
                <text:p>46.82</text:p>
              </table:table-cell>
            </table:table-row>
            <table:table-row>
              <table:table-cell office:value-type="string">
                <text:p>Row 235</text:p>
              </table:table-cell>
              <table:table-cell office:value-type="float" office:value="20090822">
                <text:p>200908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6</text:p>
              </table:table-cell>
              <table:table-cell office:value-type="float" office:value="20090823">
                <text:p>2009082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37</text:p>
              </table:table-cell>
              <table:table-cell office:value-type="float" office:value="20090824">
                <text:p>20090824</text:p>
              </table:table-cell>
              <table:table-cell office:value-type="float" office:value="49.84">
                <text:p>49.84</text:p>
              </table:table-cell>
              <table:table-cell office:value-type="float" office:value="46.82">
                <text:p>46.82</text:p>
              </table:table-cell>
            </table:table-row>
            <table:table-row>
              <table:table-cell office:value-type="string">
                <text:p>Row 238</text:p>
              </table:table-cell>
              <table:table-cell office:value-type="float" office:value="20090825">
                <text:p>20090825</text:p>
              </table:table-cell>
              <table:table-cell office:value-type="float" office:value="69.35">
                <text:p>69.35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Row 239</text:p>
              </table:table-cell>
              <table:table-cell office:value-type="float" office:value="20090826">
                <text:p>20090826</text:p>
              </table:table-cell>
              <table:table-cell office:value-type="float" office:value="43.71">
                <text:p>43.71</text:p>
              </table:table-cell>
              <table:table-cell office:value-type="float" office:value="39.3">
                <text:p>39.3</text:p>
              </table:table-cell>
            </table:table-row>
            <table:table-row>
              <table:table-cell office:value-type="string">
                <text:p>Row 240</text:p>
              </table:table-cell>
              <table:table-cell office:value-type="float" office:value="20090827">
                <text:p>20090827</text:p>
              </table:table-cell>
              <table:table-cell office:value-type="float" office:value="47.05">
                <text:p>47.05</text:p>
              </table:table-cell>
              <table:table-cell office:value-type="float" office:value="44.82">
                <text:p>44.82</text:p>
              </table:table-cell>
            </table:table-row>
            <table:table-row>
              <table:table-cell office:value-type="string">
                <text:p>Row 241</text:p>
              </table:table-cell>
              <table:table-cell office:value-type="float" office:value="20090828">
                <text:p>20090828</text:p>
              </table:table-cell>
              <table:table-cell office:value-type="float" office:value="-1.44">
                <text:p>-1.44</text:p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string">
                <text:p>Row 242</text:p>
              </table:table-cell>
              <table:table-cell office:value-type="float" office:value="20090829">
                <text:p>200908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3</text:p>
              </table:table-cell>
              <table:table-cell office:value-type="float" office:value="20090830">
                <text:p>200908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44</text:p>
              </table:table-cell>
              <table:table-cell office:value-type="float" office:value="20090831">
                <text:p>20090831</text:p>
              </table:table-cell>
              <table:table-cell office:value-type="float" office:value="11.38">
                <text:p>11.38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Row 245</text:p>
              </table:table-cell>
              <table:table-cell office:value-type="float" office:value="20090901">
                <text:p>20090901</text:p>
              </table:table-cell>
              <table:table-cell office:value-type="float" office:value="-0.7">
                <text:p>-0.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Row 246</text:p>
              </table:table-cell>
              <table:table-cell office:value-type="float" office:value="20090902">
                <text:p>20090902</text:p>
              </table:table-cell>
              <table:table-cell office:value-type="float" office:value="2.66">
                <text:p>2.66</text:p>
              </table:table-cell>
              <table:table-cell office:value-type="float" office:value="3.18">
                <text:p>3.18</text:p>
              </table:table-cell>
            </table:table-row>
            <table:table-row>
              <table:table-cell office:value-type="string">
                <text:p>Row 247</text:p>
              </table:table-cell>
              <table:table-cell office:value-type="float" office:value="20090903">
                <text:p>20090903</text:p>
              </table:table-cell>
              <table:table-cell office:value-type="float" office:value="3.98">
                <text:p>3.98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Row 248</text:p>
              </table:table-cell>
              <table:table-cell office:value-type="float" office:value="20090904">
                <text:p>20090904</text:p>
              </table:table-cell>
              <table:table-cell office:value-type="float" office:value="1.17">
                <text:p>1.17</text:p>
              </table:table-cell>
              <table:table-cell office:value-type="float" office:value="6.19">
                <text:p>6.19</text:p>
              </table:table-cell>
            </table:table-row>
            <table:table-row>
              <table:table-cell office:value-type="string">
                <text:p>Row 249</text:p>
              </table:table-cell>
              <table:table-cell office:value-type="float" office:value="20090905">
                <text:p>200909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0</text:p>
              </table:table-cell>
              <table:table-cell office:value-type="float" office:value="20090906">
                <text:p>200909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1</text:p>
              </table:table-cell>
              <table:table-cell office:value-type="float" office:value="20090907">
                <text:p>20090907</text:p>
              </table:table-cell>
              <table:table-cell office:value-type="float" office:value="-7.25">
                <text:p>-7.25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Row 252</text:p>
              </table:table-cell>
              <table:table-cell office:value-type="float" office:value="20090908">
                <text:p>20090908</text:p>
              </table:table-cell>
              <table:table-cell office:value-type="float" office:value="7.14">
                <text:p>7.14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Row 253</text:p>
              </table:table-cell>
              <table:table-cell office:value-type="float" office:value="20090909">
                <text:p>20090909</text:p>
              </table:table-cell>
              <table:table-cell office:value-type="float" office:value="12.4">
                <text:p>12.4</text:p>
              </table:table-cell>
              <table:table-cell office:value-type="float" office:value="16.22">
                <text:p>16.22</text:p>
              </table:table-cell>
            </table:table-row>
            <table:table-row>
              <table:table-cell office:value-type="string">
                <text:p>Row 254</text:p>
              </table:table-cell>
              <table:table-cell office:value-type="float" office:value="20090910">
                <text:p>20090910</text:p>
              </table:table-cell>
              <table:table-cell office:value-type="float" office:value="11.61">
                <text:p>11.61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string">
                <text:p>Row 255</text:p>
              </table:table-cell>
              <table:table-cell office:value-type="float" office:value="20090911">
                <text:p>20090911</text:p>
              </table:table-cell>
              <table:table-cell office:value-type="float" office:value="14.65">
                <text:p>14.65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Row 256</text:p>
              </table:table-cell>
              <table:table-cell office:value-type="float" office:value="20090912">
                <text:p>200909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7</text:p>
              </table:table-cell>
              <table:table-cell office:value-type="float" office:value="20090913">
                <text:p>200909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58</text:p>
              </table:table-cell>
              <table:table-cell office:value-type="float" office:value="20090914">
                <text:p>20090914</text:p>
              </table:table-cell>
              <table:table-cell office:value-type="float" office:value="10.49">
                <text:p>10.49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Row 259</text:p>
              </table:table-cell>
              <table:table-cell office:value-type="float" office:value="20090915">
                <text:p>20090915</text:p>
              </table:table-cell>
              <table:table-cell office:value-type="float" office:value="-7.41">
                <text:p>-7.41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Row 260</text:p>
              </table:table-cell>
              <table:table-cell office:value-type="float" office:value="20090916">
                <text:p>20090916</text:p>
              </table:table-cell>
              <table:table-cell office:value-type="float" office:value="-1.44">
                <text:p>-1.44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Row 261</text:p>
              </table:table-cell>
              <table:table-cell office:value-type="float" office:value="20090917">
                <text:p>20090917</text:p>
              </table:table-cell>
              <table:table-cell office:value-type="float" office:value="-5.9">
                <text:p>-5.9</text:p>
              </table:table-cell>
              <table:table-cell office:value-type="float" office:value="-2.84">
                <text:p>-2.84</text:p>
              </table:table-cell>
            </table:table-row>
            <table:table-row>
              <table:table-cell office:value-type="string">
                <text:p>Row 262</text:p>
              </table:table-cell>
              <table:table-cell office:value-type="float" office:value="20090918">
                <text:p>20090918</text:p>
              </table:table-cell>
              <table:table-cell office:value-type="float" office:value="-1.99">
                <text:p>-1.9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string">
                <text:p>Row 263</text:p>
              </table:table-cell>
              <table:table-cell office:value-type="float" office:value="20090919">
                <text:p>200909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4</text:p>
              </table:table-cell>
              <table:table-cell office:value-type="float" office:value="20090920">
                <text:p>200909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65</text:p>
              </table:table-cell>
              <table:table-cell office:value-type="float" office:value="20090921">
                <text:p>20090921</text:p>
              </table:table-cell>
              <table:table-cell office:value-type="float" office:value="7.7">
                <text:p>7.7</text:p>
              </table:table-cell>
              <table:table-cell office:value-type="float" office:value="2.17">
                <text:p>2.17</text:p>
              </table:table-cell>
            </table:table-row>
            <table:table-row>
              <table:table-cell office:value-type="string">
                <text:p>Row 266</text:p>
              </table:table-cell>
              <table:table-cell office:value-type="float" office:value="20090922">
                <text:p>20090922</text:p>
              </table:table-cell>
              <table:table-cell office:value-type="float" office:value="24.48">
                <text:p>24.48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Row 267</text:p>
              </table:table-cell>
              <table:table-cell office:value-type="float" office:value="20090923">
                <text:p>20090923</text:p>
              </table:table-cell>
              <table:table-cell office:value-type="float" office:value="17.76">
                <text:p>17.76</text:p>
              </table:table-cell>
              <table:table-cell office:value-type="float" office:value="14.21">
                <text:p>14.21</text:p>
              </table:table-cell>
            </table:table-row>
            <table:table-row>
              <table:table-cell office:value-type="string">
                <text:p>Row 268</text:p>
              </table:table-cell>
              <table:table-cell office:value-type="float" office:value="20090924">
                <text:p>20090924</text:p>
              </table:table-cell>
              <table:table-cell office:value-type="float" office:value="2.66">
                <text:p>2.66</text:p>
              </table:table-cell>
              <table:table-cell office:value-type="float" office:value="-2.34">
                <text:p>-2.34</text:p>
              </table:table-cell>
            </table:table-row>
            <table:table-row>
              <table:table-cell office:value-type="string">
                <text:p>Row 269</text:p>
              </table:table-cell>
              <table:table-cell office:value-type="float" office:value="20090925">
                <text:p>20090925</text:p>
              </table:table-cell>
              <table:table-cell office:value-type="float" office:value="20.86">
                <text:p>20.86</text:p>
              </table:table-cell>
              <table:table-cell office:value-type="float" office:value="15.72">
                <text:p>15.72</text:p>
              </table:table-cell>
            </table:table-row>
            <table:table-row>
              <table:table-cell office:value-type="string">
                <text:p>Row 270</text:p>
              </table:table-cell>
              <table:table-cell office:value-type="float" office:value="20090926">
                <text:p>200909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1</text:p>
              </table:table-cell>
              <table:table-cell office:value-type="float" office:value="20090927">
                <text:p>200909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2</text:p>
              </table:table-cell>
              <table:table-cell office:value-type="float" office:value="20090928">
                <text:p>20090928</text:p>
              </table:table-cell>
              <table:table-cell office:value-type="float" office:value="23.36">
                <text:p>23.36</text:p>
              </table:table-cell>
              <table:table-cell office:value-type="float" office:value="27.26">
                <text:p>27.26</text:p>
              </table:table-cell>
            </table:table-row>
            <table:table-row>
              <table:table-cell office:value-type="string">
                <text:p>Row 273</text:p>
              </table:table-cell>
              <table:table-cell office:value-type="float" office:value="20090929">
                <text:p>20090929</text:p>
              </table:table-cell>
              <table:table-cell office:value-type="float" office:value="20.56">
                <text:p>20.56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Row 274</text:p>
              </table:table-cell>
              <table:table-cell office:value-type="float" office:value="20090930">
                <text:p>20090930</text:p>
              </table:table-cell>
              <table:table-cell office:value-type="float" office:value="50.21">
                <text:p>50.21</text:p>
              </table:table-cell>
              <table:table-cell office:value-type="float" office:value="52.34">
                <text:p>52.34</text:p>
              </table:table-cell>
            </table:table-row>
            <table:table-row>
              <table:table-cell office:value-type="string">
                <text:p>Row 275</text:p>
              </table:table-cell>
              <table:table-cell office:value-type="float" office:value="20091001">
                <text:p>20091001</text:p>
              </table:table-cell>
              <table:table-cell office:value-type="float" office:value="60.28">
                <text:p>60.28</text:p>
              </table:table-cell>
              <table:table-cell office:value-type="float" office:value="55.85">
                <text:p>55.85</text:p>
              </table:table-cell>
            </table:table-row>
            <table:table-row>
              <table:table-cell office:value-type="string">
                <text:p>Row 276</text:p>
              </table:table-cell>
              <table:table-cell office:value-type="float" office:value="20091002">
                <text:p>20091002</text:p>
              </table:table-cell>
              <table:table-cell office:value-type="float" office:value="56.92">
                <text:p>56.92</text:p>
              </table:table-cell>
              <table:table-cell office:value-type="float" office:value="53.34">
                <text:p>53.34</text:p>
              </table:table-cell>
            </table:table-row>
            <table:table-row>
              <table:table-cell office:value-type="string">
                <text:p>Row 277</text:p>
              </table:table-cell>
              <table:table-cell office:value-type="float" office:value="20091003">
                <text:p>2009100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8</text:p>
              </table:table-cell>
              <table:table-cell office:value-type="float" office:value="20091004">
                <text:p>2009100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79</text:p>
              </table:table-cell>
              <table:table-cell office:value-type="float" office:value="20091005">
                <text:p>20091005</text:p>
              </table:table-cell>
              <table:table-cell office:value-type="float" office:value="48.53">
                <text:p>48.53</text:p>
              </table:table-cell>
              <table:table-cell office:value-type="float" office:value="46.82">
                <text:p>46.82</text:p>
              </table:table-cell>
            </table:table-row>
            <table:table-row>
              <table:table-cell office:value-type="string">
                <text:p>Row 280</text:p>
              </table:table-cell>
              <table:table-cell office:value-type="float" office:value="20091006">
                <text:p>20091006</text:p>
              </table:table-cell>
              <table:table-cell office:value-type="float" office:value="34.55">
                <text:p>34.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1</text:p>
              </table:table-cell>
              <table:table-cell office:value-type="float" office:value="20091007">
                <text:p>20091007</text:p>
              </table:table-cell>
              <table:table-cell office:value-type="float" office:value="29.85">
                <text:p>29.85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string">
                <text:p>Row 282</text:p>
              </table:table-cell>
              <table:table-cell office:value-type="float" office:value="20091008">
                <text:p>20091008</text:p>
              </table:table-cell>
              <table:table-cell office:value-type="float" office:value="61.11">
                <text:p>61.11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Row 283</text:p>
              </table:table-cell>
              <table:table-cell office:value-type="float" office:value="20091009">
                <text:p>20091009</text:p>
              </table:table-cell>
              <table:table-cell office:value-type="float" office:value="44.2">
                <text:p>44.2</text:p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string">
                <text:p>Row 284</text:p>
              </table:table-cell>
              <table:table-cell office:value-type="float" office:value="20091010">
                <text:p>200910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5</text:p>
              </table:table-cell>
              <table:table-cell office:value-type="float" office:value="20091011">
                <text:p>2009101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86</text:p>
              </table:table-cell>
              <table:table-cell office:value-type="float" office:value="20091012">
                <text:p>20091012</text:p>
              </table:table-cell>
              <table:table-cell office:value-type="float" office:value="-10.06">
                <text:p>-10.06</text:p>
              </table:table-cell>
              <table:table-cell office:value-type="float" office:value="-13.38">
                <text:p>-13.38</text:p>
              </table:table-cell>
            </table:table-row>
            <table:table-row>
              <table:table-cell office:value-type="string">
                <text:p>Row 287</text:p>
              </table:table-cell>
              <table:table-cell office:value-type="float" office:value="20091013">
                <text:p>20091013</text:p>
              </table:table-cell>
              <table:table-cell office:value-type="float" office:value="25.88">
                <text:p>25.88</text:p>
              </table:table-cell>
              <table:table-cell office:value-type="float" office:value="21.74">
                <text:p>21.74</text:p>
              </table:table-cell>
            </table:table-row>
            <table:table-row>
              <table:table-cell office:value-type="string">
                <text:p>Row 288</text:p>
              </table:table-cell>
              <table:table-cell office:value-type="float" office:value="20091014">
                <text:p>20091014</text:p>
              </table:table-cell>
              <table:table-cell office:value-type="float" office:value="41.82">
                <text:p>41.82</text:p>
              </table:table-cell>
              <table:table-cell office:value-type="float" office:value="33.28">
                <text:p>33.28</text:p>
              </table:table-cell>
            </table:table-row>
            <table:table-row>
              <table:table-cell office:value-type="string">
                <text:p>Row 289</text:p>
              </table:table-cell>
              <table:table-cell office:value-type="float" office:value="20091015">
                <text:p>20091015</text:p>
              </table:table-cell>
              <table:table-cell office:value-type="float" office:value="31.75">
                <text:p>31.75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Row 290</text:p>
              </table:table-cell>
              <table:table-cell office:value-type="float" office:value="20091016">
                <text:p>20091016</text:p>
              </table:table-cell>
              <table:table-cell office:value-type="float" office:value="31.75">
                <text:p>31.75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Row 291</text:p>
              </table:table-cell>
              <table:table-cell office:value-type="float" office:value="20091017">
                <text:p>200910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2</text:p>
              </table:table-cell>
              <table:table-cell office:value-type="float" office:value="20091018">
                <text:p>200910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3</text:p>
              </table:table-cell>
              <table:table-cell office:value-type="float" office:value="20091019">
                <text:p>20091019</text:p>
              </table:table-cell>
              <table:table-cell office:value-type="float" office:value="-31.46">
                <text:p>-31.46</text:p>
              </table:table-cell>
              <table:table-cell office:value-type="float" office:value="-29.93">
                <text:p>-29.93</text:p>
              </table:table-cell>
            </table:table-row>
            <table:table-row>
              <table:table-cell office:value-type="string">
                <text:p>Row 294</text:p>
              </table:table-cell>
              <table:table-cell office:value-type="float" office:value="20091020">
                <text:p>20091020</text:p>
              </table:table-cell>
              <table:table-cell office:value-type="float" office:value="-20.28">
                <text:p>-20.28</text:p>
              </table:table-cell>
              <table:table-cell office:value-type="float" office:value="-18.9">
                <text:p>-18.9</text:p>
              </table:table-cell>
            </table:table-row>
            <table:table-row>
              <table:table-cell office:value-type="string">
                <text:p>Row 295</text:p>
              </table:table-cell>
              <table:table-cell office:value-type="float" office:value="20091021">
                <text:p>20091021</text:p>
              </table:table-cell>
              <table:table-cell office:value-type="float" office:value="-24.19">
                <text:p>-24.19</text:p>
              </table:table-cell>
              <table:table-cell office:value-type="float" office:value="-18.9">
                <text:p>-18.9</text:p>
              </table:table-cell>
            </table:table-row>
            <table:table-row>
              <table:table-cell office:value-type="string">
                <text:p>Row 296</text:p>
              </table:table-cell>
              <table:table-cell office:value-type="float" office:value="20091022">
                <text:p>20091022</text:p>
              </table:table-cell>
              <table:table-cell office:value-type="float" office:value="-26.43">
                <text:p>-26.43</text:p>
              </table:table-cell>
              <table:table-cell office:value-type="float" office:value="-23.91">
                <text:p>-23.91</text:p>
              </table:table-cell>
            </table:table-row>
            <table:table-row>
              <table:table-cell office:value-type="string">
                <text:p>Row 297</text:p>
              </table:table-cell>
              <table:table-cell office:value-type="float" office:value="20091023">
                <text:p>20091023</text:p>
              </table:table-cell>
              <table:table-cell office:value-type="float" office:value="4.9">
                <text:p>4.9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Row 298</text:p>
              </table:table-cell>
              <table:table-cell office:value-type="float" office:value="20091024">
                <text:p>2009102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299</text:p>
              </table:table-cell>
              <table:table-cell office:value-type="float" office:value="20091025">
                <text:p>2009102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0</text:p>
              </table:table-cell>
              <table:table-cell office:value-type="float" office:value="20091026">
                <text:p>20091026</text:p>
              </table:table-cell>
              <table:table-cell office:value-type="float" office:value="29.25">
                <text:p>29.2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Row 301</text:p>
              </table:table-cell>
              <table:table-cell office:value-type="float" office:value="20091027">
                <text:p>20091027</text:p>
              </table:table-cell>
              <table:table-cell office:value-type="float" office:value="-1.07">
                <text:p>-1.07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Row 302</text:p>
              </table:table-cell>
              <table:table-cell office:value-type="float" office:value="20091028">
                <text:p>20091028</text:p>
              </table:table-cell>
              <table:table-cell office:value-type="float" office:value="31.49">
                <text:p>31.49</text:p>
              </table:table-cell>
              <table:table-cell office:value-type="float" office:value="27.76">
                <text:p>27.76</text:p>
              </table:table-cell>
            </table:table-row>
            <table:table-row>
              <table:table-cell office:value-type="string">
                <text:p>Row 303</text:p>
              </table:table-cell>
              <table:table-cell office:value-type="float" office:value="20091029">
                <text:p>20091029</text:p>
              </table:table-cell>
              <table:table-cell office:value-type="float" office:value="45.53">
                <text:p>45.53</text:p>
              </table:table-cell>
              <table:table-cell office:value-type="float" office:value="38.29">
                <text:p>38.29</text:p>
              </table:table-cell>
            </table:table-row>
            <table:table-row>
              <table:table-cell office:value-type="string">
                <text:p>Row 304</text:p>
              </table:table-cell>
              <table:table-cell office:value-type="float" office:value="20091030">
                <text:p>20091030</text:p>
              </table:table-cell>
              <table:table-cell office:value-type="float" office:value="70.35">
                <text:p>70.35</text:p>
              </table:table-cell>
              <table:table-cell office:value-type="float" office:value="61.87">
                <text:p>61.87</text:p>
              </table:table-cell>
            </table:table-row>
            <table:table-row>
              <table:table-cell office:value-type="string">
                <text:p>Row 305</text:p>
              </table:table-cell>
              <table:table-cell office:value-type="float" office:value="20091031">
                <text:p>2009103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6</text:p>
              </table:table-cell>
              <table:table-cell office:value-type="float" office:value="20091101">
                <text:p>2009110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07</text:p>
              </table:table-cell>
              <table:table-cell office:value-type="float" office:value="20091102">
                <text:p>20091102</text:p>
              </table:table-cell>
              <table:table-cell office:value-type="float" office:value="64.76">
                <text:p>64.76</text:p>
              </table:table-cell>
              <table:table-cell office:value-type="float" office:value="53.85">
                <text:p>53.85</text:p>
              </table:table-cell>
            </table:table-row>
            <table:table-row>
              <table:table-cell office:value-type="string">
                <text:p>Row 308</text:p>
              </table:table-cell>
              <table:table-cell office:value-type="float" office:value="20091103">
                <text:p>20091103</text:p>
              </table:table-cell>
              <table:table-cell office:value-type="float" office:value="37.11">
                <text:p>37.11</text:p>
              </table:table-cell>
              <table:table-cell office:value-type="float" office:value="32.27">
                <text:p>32.27</text:p>
              </table:table-cell>
            </table:table-row>
            <table:table-row>
              <table:table-cell office:value-type="string">
                <text:p>Row 309</text:p>
              </table:table-cell>
              <table:table-cell office:value-type="float" office:value="20091104">
                <text:p>20091104</text:p>
              </table:table-cell>
              <table:table-cell office:value-type="float" office:value="55.64">
                <text:p>55.64</text:p>
              </table:table-cell>
              <table:table-cell office:value-type="float" office:value="53.34">
                <text:p>53.34</text:p>
              </table:table-cell>
            </table:table-row>
            <table:table-row>
              <table:table-cell office:value-type="string">
                <text:p>Row 310</text:p>
              </table:table-cell>
              <table:table-cell office:value-type="float" office:value="20091105">
                <text:p>20091105</text:p>
              </table:table-cell>
              <table:table-cell office:value-type="float" office:value="61.11">
                <text:p>61.11</text:p>
              </table:table-cell>
              <table:table-cell office:value-type="float" office:value="58.36">
                <text:p>58.36</text:p>
              </table:table-cell>
            </table:table-row>
            <table:table-row>
              <table:table-cell office:value-type="string">
                <text:p>Row 311</text:p>
              </table:table-cell>
              <table:table-cell office:value-type="float" office:value="20091106">
                <text:p>20091106</text:p>
              </table:table-cell>
              <table:table-cell office:value-type="float" office:value="57.32">
                <text:p>57.32</text:p>
              </table:table-cell>
              <table:table-cell office:value-type="float" office:value="56.35">
                <text:p>56.35</text:p>
              </table:table-cell>
            </table:table-row>
            <table:table-row>
              <table:table-cell office:value-type="string">
                <text:p>Row 312</text:p>
              </table:table-cell>
              <table:table-cell office:value-type="float" office:value="20091107">
                <text:p>2009110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13</text:p>
              </table:table-cell>
              <table:table-cell office:value-type="float" office:value="20091108">
                <text:p>2009110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14</text:p>
              </table:table-cell>
              <table:table-cell office:value-type="float" office:value="20091109">
                <text:p>20091109</text:p>
              </table:table-cell>
              <table:table-cell office:value-type="float" office:value="27.56">
                <text:p>27.56</text:p>
              </table:table-cell>
              <table:table-cell office:value-type="float" office:value="30.27">
                <text:p>30.27</text:p>
              </table:table-cell>
            </table:table-row>
            <table:table-row>
              <table:table-cell office:value-type="string">
                <text:p>Row 315</text:p>
              </table:table-cell>
              <table:table-cell office:value-type="float" office:value="20091110">
                <text:p>20091110</text:p>
              </table:table-cell>
              <table:table-cell office:value-type="float" office:value="23.92">
                <text:p>23.92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string">
                <text:p>Row 316</text:p>
              </table:table-cell>
              <table:table-cell office:value-type="float" office:value="20091111">
                <text:p>20091111</text:p>
              </table:table-cell>
              <table:table-cell office:value-type="float" office:value="40.14">
                <text:p>40.14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Row 317</text:p>
              </table:table-cell>
              <table:table-cell office:value-type="float" office:value="20091112">
                <text:p>20091112</text:p>
              </table:table-cell>
              <table:table-cell office:value-type="float" office:value="51.89">
                <text:p>51.89</text:p>
              </table:table-cell>
              <table:table-cell office:value-type="float" office:value="54.35">
                <text:p>54.35</text:p>
              </table:table-cell>
            </table:table-row>
            <table:table-row>
              <table:table-cell office:value-type="string">
                <text:p>Row 318</text:p>
              </table:table-cell>
              <table:table-cell office:value-type="float" office:value="20091113">
                <text:p>20091113</text:p>
              </table:table-cell>
              <table:table-cell office:value-type="float" office:value="50.21">
                <text:p>50.21</text:p>
              </table:table-cell>
              <table:table-cell office:value-type="float" office:value="53.85">
                <text:p>53.85</text:p>
              </table:table-cell>
            </table:table-row>
            <table:table-row>
              <table:table-cell office:value-type="string">
                <text:p>Row 319</text:p>
              </table:table-cell>
              <table:table-cell office:value-type="float" office:value="20091114">
                <text:p>200911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20</text:p>
              </table:table-cell>
              <table:table-cell office:value-type="float" office:value="20091115">
                <text:p>200911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21</text:p>
              </table:table-cell>
              <table:table-cell office:value-type="float" office:value="20091116">
                <text:p>20091116</text:p>
              </table:table-cell>
              <table:table-cell office:value-type="float" office:value="35.75">
                <text:p>35.75</text:p>
              </table:table-cell>
              <table:table-cell office:value-type="float" office:value="30.77">
                <text:p>30.77</text:p>
              </table:table-cell>
            </table:table-row>
            <table:table-row>
              <table:table-cell office:value-type="string">
                <text:p>Row 322</text:p>
              </table:table-cell>
              <table:table-cell office:value-type="float" office:value="20091117">
                <text:p>20091117</text:p>
              </table:table-cell>
              <table:table-cell office:value-type="float" office:value="16.58">
                <text:p>16.58</text:p>
              </table:table-cell>
              <table:table-cell office:value-type="float" office:value="18.18">
                <text:p>18.18</text:p>
              </table:table-cell>
            </table:table-row>
            <table:table-row>
              <table:table-cell office:value-type="string">
                <text:p>Row 323</text:p>
              </table:table-cell>
              <table:table-cell office:value-type="float" office:value="20091118">
                <text:p>20091118</text:p>
              </table:table-cell>
              <table:table-cell office:value-type="float" office:value="20.53">
                <text:p>20.53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string">
                <text:p>Row 324</text:p>
              </table:table-cell>
              <table:table-cell office:value-type="float" office:value="20091119">
                <text:p>200911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25</text:p>
              </table:table-cell>
              <table:table-cell office:value-type="float" office:value="20091120">
                <text:p>20091120</text:p>
              </table:table-cell>
              <table:table-cell office:value-type="float" office:value="4.75">
                <text:p>4.75</text:p>
              </table:table-cell>
              <table:table-cell office:value-type="float" office:value="7.77">
                <text:p>7.77</text:p>
              </table:table-cell>
            </table:table-row>
            <table:table-row>
              <table:table-cell office:value-type="string">
                <text:p>Row 326</text:p>
              </table:table-cell>
              <table:table-cell office:value-type="float" office:value="20091121">
                <text:p>2009112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27</text:p>
              </table:table-cell>
              <table:table-cell office:value-type="float" office:value="20091122">
                <text:p>2009112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28</text:p>
              </table:table-cell>
              <table:table-cell office:value-type="float" office:value="20091123">
                <text:p>20091123</text:p>
              </table:table-cell>
              <table:table-cell office:value-type="float" office:value="-10.47">
                <text:p>-10.47</text:p>
              </table:table-cell>
              <table:table-cell office:value-type="float" office:value="-6.21">
                <text:p>-6.21</text:p>
              </table:table-cell>
            </table:table-row>
            <table:table-row>
              <table:table-cell office:value-type="string">
                <text:p>Row 329</text:p>
              </table:table-cell>
              <table:table-cell office:value-type="float" office:value="20091124">
                <text:p>20091124</text:p>
              </table:table-cell>
              <table:table-cell office:value-type="float" office:value="3.98">
                <text:p>3.98</text:p>
              </table:table-cell>
              <table:table-cell office:value-type="float" office:value="5.18">
                <text:p>5.18</text:p>
              </table:table-cell>
            </table:table-row>
            <table:table-row>
              <table:table-cell office:value-type="string">
                <text:p>Row 330</text:p>
              </table:table-cell>
              <table:table-cell office:value-type="float" office:value="20091125">
                <text:p>20091125</text:p>
              </table:table-cell>
              <table:table-cell office:value-type="float" office:value="30.37">
                <text:p>30.37</text:p>
              </table:table-cell>
              <table:table-cell office:value-type="float" office:value="31.27">
                <text:p>31.27</text:p>
              </table:table-cell>
            </table:table-row>
            <table:table-row>
              <table:table-cell office:value-type="string">
                <text:p>Row 331</text:p>
              </table:table-cell>
              <table:table-cell office:value-type="float" office:value="20091126">
                <text:p>20091126</text:p>
              </table:table-cell>
              <table:table-cell office:value-type="float" office:value="51.15">
                <text:p>51.15</text:p>
              </table:table-cell>
              <table:table-cell office:value-type="float" office:value="51.34">
                <text:p>51.34</text:p>
              </table:table-cell>
            </table:table-row>
            <table:table-row>
              <table:table-cell office:value-type="string">
                <text:p>Row 332</text:p>
              </table:table-cell>
              <table:table-cell office:value-type="float" office:value="20091127">
                <text:p>20091127</text:p>
              </table:table-cell>
              <table:table-cell office:value-type="float" office:value="42.38">
                <text:p>42.38</text:p>
              </table:table-cell>
              <table:table-cell office:value-type="float" office:value="44.31">
                <text:p>44.31</text:p>
              </table:table-cell>
            </table:table-row>
            <table:table-row>
              <table:table-cell office:value-type="string">
                <text:p>Row 333</text:p>
              </table:table-cell>
              <table:table-cell office:value-type="float" office:value="20091128">
                <text:p>2009112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34</text:p>
              </table:table-cell>
              <table:table-cell office:value-type="float" office:value="20091129">
                <text:p>2009112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35</text:p>
              </table:table-cell>
              <table:table-cell office:value-type="float" office:value="20091130">
                <text:p>20091130</text:p>
              </table:table-cell>
              <table:table-cell office:value-type="float" office:value="52.63">
                <text:p>52.63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string">
                <text:p>Row 336</text:p>
              </table:table-cell>
              <table:table-cell office:value-type="float" office:value="20091201">
                <text:p>20091201</text:p>
              </table:table-cell>
              <table:table-cell office:value-type="float" office:value="55.97">
                <text:p>55.97</text:p>
              </table:table-cell>
              <table:table-cell office:value-type="float" office:value="55.35">
                <text:p>55.35</text:p>
              </table:table-cell>
            </table:table-row>
            <table:table-row>
              <table:table-cell office:value-type="string">
                <text:p>Row 337</text:p>
              </table:table-cell>
              <table:table-cell office:value-type="float" office:value="20091202">
                <text:p>20091202</text:p>
              </table:table-cell>
              <table:table-cell office:value-type="float" office:value="26.43">
                <text:p>26.43</text:p>
              </table:table-cell>
              <table:table-cell office:value-type="float" office:value="28.26">
                <text:p>28.26</text:p>
              </table:table-cell>
            </table:table-row>
            <table:table-row>
              <table:table-cell office:value-type="string">
                <text:p>Row 338</text:p>
              </table:table-cell>
              <table:table-cell office:value-type="float" office:value="20091203">
                <text:p>20091203</text:p>
              </table:table-cell>
              <table:table-cell office:value-type="float" office:value="25.04">
                <text:p>25.04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string">
                <text:p>Row 339</text:p>
              </table:table-cell>
              <table:table-cell office:value-type="float" office:value="20091204">
                <text:p>20091204</text:p>
              </table:table-cell>
              <table:table-cell office:value-type="float" office:value="29.25">
                <text:p>29.25</text:p>
              </table:table-cell>
              <table:table-cell office:value-type="float" office:value="29.26">
                <text:p>29.26</text:p>
              </table:table-cell>
            </table:table-row>
            <table:table-row>
              <table:table-cell office:value-type="string">
                <text:p>Row 340</text:p>
              </table:table-cell>
              <table:table-cell office:value-type="float" office:value="20091205">
                <text:p>2009120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41</text:p>
              </table:table-cell>
              <table:table-cell office:value-type="float" office:value="20091206">
                <text:p>2009120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42</text:p>
              </table:table-cell>
              <table:table-cell office:value-type="float" office:value="20091207">
                <text:p>20091207</text:p>
              </table:table-cell>
              <table:table-cell office:value-type="float" office:value="4.18">
                <text:p>4.18</text:p>
              </table:table-cell>
              <table:table-cell office:value-type="float" office:value="7.19">
                <text:p>7.19</text:p>
              </table:table-cell>
            </table:table-row>
            <table:table-row>
              <table:table-cell office:value-type="string">
                <text:p>Row 343</text:p>
              </table:table-cell>
              <table:table-cell office:value-type="float" office:value="20091208">
                <text:p>20091208</text:p>
              </table:table-cell>
              <table:table-cell office:value-type="float" office:value="18.27">
                <text:p>18.27</text:p>
              </table:table-cell>
              <table:table-cell office:value-type="float" office:value="20.74">
                <text:p>20.74</text:p>
              </table:table-cell>
            </table:table-row>
            <table:table-row>
              <table:table-cell office:value-type="string">
                <text:p>Row 344</text:p>
              </table:table-cell>
              <table:table-cell office:value-type="float" office:value="20091209">
                <text:p>20091209</text:p>
              </table:table-cell>
              <table:table-cell office:value-type="float" office:value="21.36">
                <text:p>21.36</text:p>
              </table:table-cell>
              <table:table-cell office:value-type="float" office:value="24.25">
                <text:p>24.25</text:p>
              </table:table-cell>
            </table:table-row>
            <table:table-row>
              <table:table-cell office:value-type="string">
                <text:p>Row 345</text:p>
              </table:table-cell>
              <table:table-cell office:value-type="float" office:value="20091210">
                <text:p>20091210</text:p>
              </table:table-cell>
              <table:table-cell office:value-type="float" office:value="55.25">
                <text:p>55.25</text:p>
              </table:table-cell>
              <table:table-cell office:value-type="float" office:value="52.84">
                <text:p>52.84</text:p>
              </table:table-cell>
            </table:table-row>
            <table:table-row>
              <table:table-cell office:value-type="string">
                <text:p>Row 346</text:p>
              </table:table-cell>
              <table:table-cell office:value-type="float" office:value="20091211">
                <text:p>20091211</text:p>
              </table:table-cell>
              <table:table-cell office:value-type="float" office:value="53.01">
                <text:p>53.01</text:p>
              </table:table-cell>
              <table:table-cell office:value-type="float" office:value="47.83">
                <text:p>47.83</text:p>
              </table:table-cell>
            </table:table-row>
            <table:table-row>
              <table:table-cell office:value-type="string">
                <text:p>Row 347</text:p>
              </table:table-cell>
              <table:table-cell office:value-type="float" office:value="20091212">
                <text:p>200912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48</text:p>
              </table:table-cell>
              <table:table-cell office:value-type="float" office:value="20091213">
                <text:p>200912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49</text:p>
              </table:table-cell>
              <table:table-cell office:value-type="float" office:value="20091214">
                <text:p>20091214</text:p>
              </table:table-cell>
              <table:table-cell office:value-type="float" office:value="1.73">
                <text:p>1.73</text:p>
              </table:table-cell>
              <table:table-cell office:value-type="float" office:value="-3.34">
                <text:p>-3.34</text:p>
              </table:table-cell>
            </table:table-row>
            <table:table-row>
              <table:table-cell office:value-type="string">
                <text:p>Row 350</text:p>
              </table:table-cell>
              <table:table-cell office:value-type="float" office:value="20091215">
                <text:p>20091215</text:p>
              </table:table-cell>
              <table:table-cell office:value-type="float" office:value="-5.57">
                <text:p>-5.57</text:p>
              </table:table-cell>
              <table:table-cell office:value-type="float" office:value="-6.86">
                <text:p>-6.86</text:p>
              </table:table-cell>
            </table:table-row>
            <table:table-row>
              <table:table-cell office:value-type="string">
                <text:p>Row 351</text:p>
              </table:table-cell>
              <table:table-cell office:value-type="float" office:value="20091216">
                <text:p>20091216</text:p>
              </table:table-cell>
              <table:table-cell office:value-type="float" office:value="-9.5">
                <text:p>-9.5</text:p>
              </table:table-cell>
              <table:table-cell office:value-type="float" office:value="-1.34">
                <text:p>-1.34</text:p>
              </table:table-cell>
            </table:table-row>
            <table:table-row>
              <table:table-cell office:value-type="string">
                <text:p>Row 352</text:p>
              </table:table-cell>
              <table:table-cell office:value-type="float" office:value="20091217">
                <text:p>20091217</text:p>
              </table:table-cell>
              <table:table-cell office:value-type="float" office:value="-23.53">
                <text:p>-23.53</text:p>
              </table:table-cell>
              <table:table-cell office:value-type="float" office:value="-13.88">
                <text:p>-13.88</text:p>
              </table:table-cell>
            </table:table-row>
            <table:table-row>
              <table:table-cell office:value-type="string">
                <text:p>Row 353</text:p>
              </table:table-cell>
              <table:table-cell office:value-type="float" office:value="20091218">
                <text:p>20091218</text:p>
              </table:table-cell>
              <table:table-cell office:value-type="float" office:value="12.17">
                <text:p>12.17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Row 354</text:p>
              </table:table-cell>
              <table:table-cell office:value-type="float" office:value="20091219">
                <text:p>200912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55</text:p>
              </table:table-cell>
              <table:table-cell office:value-type="float" office:value="20091220">
                <text:p>2009122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56</text:p>
              </table:table-cell>
              <table:table-cell office:value-type="float" office:value="20091221">
                <text:p>20091221</text:p>
              </table:table-cell>
              <table:table-cell office:value-type="float" office:value="6.37">
                <text:p>6.37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string">
                <text:p>Row 357</text:p>
              </table:table-cell>
              <table:table-cell office:value-type="float" office:value="20091222">
                <text:p>20091222</text:p>
              </table:table-cell>
              <table:table-cell office:value-type="float" office:value="30.89">
                <text:p>30.89</text:p>
              </table:table-cell>
              <table:table-cell office:value-type="float" office:value="25.25">
                <text:p>25.25</text:p>
              </table:table-cell>
            </table:table-row>
            <table:table-row>
              <table:table-cell office:value-type="string">
                <text:p>Row 358</text:p>
              </table:table-cell>
              <table:table-cell office:value-type="float" office:value="20091223">
                <text:p>20091223</text:p>
              </table:table-cell>
              <table:table-cell office:value-type="float" office:value="71.58">
                <text:p>71.58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Row 359</text:p>
              </table:table-cell>
              <table:table-cell office:value-type="float" office:value="20091224">
                <text:p>20091224</text:p>
              </table:table-cell>
              <table:table-cell office:value-type="float" office:value="1.#NAN">
                <text:p>1.#NAN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string">
                <text:p>Row 360</text:p>
              </table:table-cell>
              <table:table-cell office:value-type="float" office:value="20091225">
                <text:p>20091225</text:p>
              </table:table-cell>
              <table:table-cell office:value-type="float" office:value="1.#NAN">
                <text:p>1.#NAN</text:p>
              </table:table-cell>
              <table:table-cell office:value-type="float" office:value="57.36">
                <text:p>57.36</text:p>
              </table:table-cell>
            </table:table-row>
            <table:table-row>
              <table:table-cell office:value-type="string">
                <text:p>Row 361</text:p>
              </table:table-cell>
              <table:table-cell office:value-type="float" office:value="20091226">
                <text:p>2009122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62</text:p>
              </table:table-cell>
              <table:table-cell office:value-type="float" office:value="20091227">
                <text:p>2009122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Row 363</text:p>
              </table:table-cell>
              <table:table-cell office:value-type="float" office:value="20091228">
                <text:p>20091228</text:p>
              </table:table-cell>
              <table:table-cell office:value-type="float" office:value="1.#NAN">
                <text:p>1.#NAN</text:p>
              </table:table-cell>
              <table:table-cell office:value-type="float" office:value="50.84">
                <text:p>50.84</text:p>
              </table:table-cell>
            </table:table-row>
            <table:table-row>
              <table:table-cell office:value-type="string">
                <text:p>Row 364</text:p>
              </table:table-cell>
              <table:table-cell office:value-type="float" office:value="20091229">
                <text:p>20091229</text:p>
              </table:table-cell>
              <table:table-cell office:value-type="float" office:value="1.#NAN">
                <text:p>1.#NAN</text:p>
              </table:table-cell>
              <table:table-cell office:value-type="float" office:value="47.32">
                <text:p>47.32</text:p>
              </table:table-cell>
            </table:table-row>
            <table:table-row>
              <table:table-cell office:value-type="string">
                <text:p>Row 365</text:p>
              </table:table-cell>
              <table:table-cell office:value-type="float" office:value="20091230">
                <text:p>20091230</text:p>
              </table:table-cell>
              <table:table-cell office:value-type="float" office:value="1.#NAN">
                <text:p>1.#NAN</text:p>
              </table:table-cell>
              <table:table-cell office:value-type="float" office:value="49.33">
                <text:p>49.33</text:p>
              </table:table-cell>
            </table:table-row>
            <table:table-row>
              <table:table-cell office:value-type="string">
                <text:p>Row 366</text:p>
              </table:table-cell>
              <table:table-cell office:value-type="float" office:value="20091231">
                <text:p>20091231</text:p>
              </table:table-cell>
              <table:table-cell office:value-type="float" office:value="1.#NAN">
                <text:p>1.#NAN</text:p>
              </table:table-cell>
              <table:table-cell office:value-type="float" office:value="45.32">
                <text:p>45.3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